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">
        <style:list-level-properties text:space-before="0.75in" text:min-label-width="0.25in"/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6.6979in" style:use-optimal-column-width="false"/>
    </style:style>
    <style:style style:name="Table1" style:family="table" style:master-page-name="MP0">
      <style:table-properties style:width="6.6979in" fo:margin-left="0.0381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5" style:parent-style-name="Standard" style:family="paragraph">
      <style:paragraph-properties fo:break-before="page" fo:text-align="center" fo:margin-top="0.0784in" fo:margin-bottom="0.0784in"/>
      <style:text-properties style:font-name="Arial" style:font-name-complex="Arial" fo:font-weight="bold" style:font-weight-asian="bold" fo:font-size="11pt" style:font-size-asian="11pt" fo:language="pl" fo:country="PL"/>
    </style:style>
    <style:style style:name="P6" style:parent-style-name="Standard" style:family="paragraph">
      <style:paragraph-properties fo:text-align="center" fo:margin-top="0.0784in" fo:margin-bottom="0.0784in"/>
      <style:text-properties style:font-name="Arial" style:font-name-complex="Arial" fo:font-weight="bold" style:font-weight-asian="bold" fo:font-size="11pt" style:font-size-asian="11pt" fo:language="pl" fo:country="PL"/>
    </style:style>
    <style:style style:name="P7" style:parent-style-name="Normalny" style:family="paragraph">
      <style:text-properties style:font-name-complex="Mangal" text:display="none" fo:font-size="11pt" style:font-size-asian="11pt"/>
    </style:style>
    <style:style style:name="TableColumn9" style:family="table-column">
      <style:table-column-properties style:column-width="6.6979in" style:use-optimal-column-width="false"/>
    </style:style>
    <style:style style:name="Table8" style:family="table">
      <style:table-properties style:width="6.6979in" fo:margin-left="0.0381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34in solid #000000" fo:padding-top="0.0381in" fo:padding-left="0.0381in" fo:padding-bottom="0.0381in" fo:padding-right="0.0381in"/>
    </style:style>
    <style:style style:name="P12" style:parent-style-name="Standard" style:family="paragraph">
      <style:paragraph-properties fo:text-align="center" fo:margin-top="0.0784in" fo:margin-bottom="0.0784in"/>
      <style:text-properties style:font-name="Arial" style:font-name-complex="Arial" fo:font-size="14pt" style:font-size-asian="14pt" style:font-size-complex="16pt"/>
    </style:style>
    <style:style style:name="P13" style:parent-style-name="Normalny" style:family="paragraph">
      <style:text-properties style:font-name-complex="Mangal" text:display="none" fo:font-size="11pt" style:font-size-asian="11pt"/>
    </style:style>
    <style:style style:name="TableColumn15" style:family="table-column">
      <style:table-column-properties style:column-width="3.3472in" style:use-optimal-column-width="false"/>
    </style:style>
    <style:style style:name="TableColumn16" style:family="table-column">
      <style:table-column-properties style:column-width="3.3506in" style:use-optimal-column-width="false"/>
    </style:style>
    <style:style style:name="Table14" style:family="table">
      <style:table-properties style:width="6.6979in" fo:margin-left="0.0381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 fo:margin-top="0.0395in" fo:margin-bottom="0.0395in"/>
      <style:text-properties fo:font-weight="bold" style:font-weight-asian="bold" style:font-weight-complex="bold" style:font-size-complex="14pt"/>
    </style:style>
    <style:style style:name="TableCell20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 fo:margin-top="0.0395in" fo:margin-bottom="0.0395in"/>
    </style:style>
    <style:style style:name="T22" style:parent-style-name="Domyślnaczcionkaakapitu" style:family="text">
      <style:text-properties fo:font-size="11pt" style:font-size-asian="11pt"/>
    </style:style>
    <style:style style:name="T23" style:parent-style-name="Domyślnaczcionkaakapitu" style:family="text">
      <style:text-properties fo:font-weight="bold" style:font-weight-asian="bold" style:font-weight-complex="bold" fo:font-size="11pt" style:font-size-asian="11pt"/>
    </style:style>
    <style:style style:name="P24" style:parent-style-name="TableContents" style:family="paragraph">
      <style:paragraph-properties fo:text-align="center" fo:margin-top="0.0395in" fo:margin-bottom="0.0395in"/>
    </style:style>
    <style:style style:name="T25" style:parent-style-name="Domyślnaczcionkaakapitu" style:family="text">
      <style:text-properties fo:font-size="11pt" style:font-size-asian="11pt"/>
    </style:style>
    <style:style style:name="T26" style:parent-style-name="Domyślnaczcionkaakapitu" style:family="text">
      <style:text-properties fo:font-weight="bold" style:font-weight-asian="bold" style:font-weight-complex="bold" fo:font-size="11pt" style:font-size-asian="11pt"/>
    </style:style>
    <style:style style:name="P27" style:parent-style-name="Normalny" style:family="paragraph">
      <style:text-properties style:font-name-complex="Mangal" text:display="none" fo:font-size="11pt" style:font-size-asian="11pt"/>
    </style:style>
    <style:style style:name="TableColumn29" style:family="table-column">
      <style:table-column-properties style:column-width="3.3472in" style:use-optimal-column-width="false"/>
    </style:style>
    <style:style style:name="TableColumn30" style:family="table-column">
      <style:table-column-properties style:column-width="3.3506in" style:use-optimal-column-width="false"/>
    </style:style>
    <style:style style:name="Table28" style:family="table">
      <style:table-properties style:width="6.6979in" fo:margin-left="0.0381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34in solid #000000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 fo:margin-top="0.0395in" fo:margin-bottom="0.0395in">
        <style:tab-stops>
          <style:tab-stop style:type="right" style:position="2.1562in"/>
        </style:tab-stops>
      </style:paragraph-properties>
    </style:style>
    <style:style style:name="T34" style:parent-style-name="Domyślnaczcionkaakapitu" style:family="text">
      <style:text-properties fo:font-size="9pt" style:font-size-asian="9pt" style:font-size-complex="10pt"/>
    </style:style>
    <style:style style:name="T35" style:parent-style-name="Domyślnaczcionkaakapitu" style:family="text">
      <style:text-properties fo:font-weight="bold" style:font-weight-asian="bold" style:font-weight-complex="bold" fo:font-size="9pt" style:font-size-asian="9pt" style:font-size-complex="10pt"/>
    </style:style>
    <style:style style:name="TableCell36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 fo:margin-top="0.0395in" fo:margin-bottom="0.0395in"/>
    </style:style>
    <style:style style:name="T38" style:parent-style-name="Domyślnaczcionkaakapitu" style:family="text">
      <style:text-properties fo:font-size="9pt" style:font-size-asian="9pt" style:font-size-complex="10pt"/>
    </style:style>
    <style:style style:name="T39" style:parent-style-name="Domyślnaczcionkaakapitu" style:family="text">
      <style:text-properties fo:font-weight="bold" style:font-weight-asian="bold" style:font-weight-complex="bold" fo:font-size="9pt" style:font-size-asian="9pt" style:font-size-complex="10pt"/>
    </style:style>
    <style:style style:name="P40" style:parent-style-name="Standard" style:family="paragraph">
      <style:text-properties fo:font-size="11pt" style:font-size-asian="11pt"/>
    </style:style>
    <style:style style:name="P41" style:parent-style-name="Standard" style:family="paragraph">
      <style:paragraph-properties fo:text-align="center"/>
      <style:text-properties fo:font-weight="bold" style:font-weight-asian="bold" fo:font-size="13pt" style:font-size-asian="13pt"/>
    </style:style>
    <style:style style:name="P42" style:parent-style-name="Standard" style:family="paragraph">
      <style:text-properties fo:font-size="11pt" style:font-size-asian="11pt"/>
    </style:style>
    <style:style style:name="P43" style:parent-style-name="Standard" style:family="paragraph">
      <style:text-properties fo:font-size="11pt" style:font-size-asian="11pt" fo:language="pl" fo:country="PL"/>
    </style:style>
    <style:style style:name="P44" style:parent-style-name="Standard" style:family="paragraph">
      <style:text-properties fo:font-size="11pt" style:font-size-asian="11pt" fo:language="pl" fo:country="PL"/>
    </style:style>
    <style:style style:name="P45" style:parent-style-name="Standard" style:family="paragraph">
      <style:text-properties fo:font-size="11pt" style:font-size-asian="11pt" fo:language="pl" fo:country="PL"/>
    </style:style>
    <style:style style:name="P46" style:parent-style-name="Standard" style:family="paragraph">
      <style:text-properties fo:font-size="11pt" style:font-size-asian="11pt" fo:language="pl" fo:country="PL"/>
    </style:style>
    <style:style style:name="P47" style:parent-style-name="Standard" style:family="paragraph">
      <style:text-properties fo:font-size="11pt" style:font-size-asian="11pt" fo:language="pl" fo:country="PL"/>
    </style:style>
    <style:style style:name="P48" style:parent-style-name="Standard" style:family="paragraph">
      <style:text-properties fo:font-size="11pt" style:font-size-asian="11pt" fo:language="pl" fo:country="PL"/>
    </style:style>
    <style:style style:name="P49" style:parent-style-name="Standard" style:family="paragraph">
      <style:text-properties fo:font-size="11pt" style:font-size-asian="11pt" fo:language="pl" fo:country="PL"/>
    </style:style>
    <style:style style:name="P50" style:parent-style-name="Standard" style:family="paragraph">
      <style:text-properties fo:font-size="11pt" style:font-size-asian="11pt" fo:language="pl" fo:country="PL"/>
    </style:style>
    <style:style style:name="P51" style:parent-style-name="Standard" style:family="paragraph">
      <style:text-properties fo:font-size="11pt" style:font-size-asian="11pt" fo:language="pl" fo:country="PL"/>
    </style:style>
    <style:style style:name="P52" style:parent-style-name="Standard" style:family="paragraph">
      <style:text-properties fo:font-size="11pt" style:font-size-asian="11pt" fo:language="pl" fo:country="PL"/>
    </style:style>
    <style:style style:name="P53" style:parent-style-name="Standard" style:family="paragraph">
      <style:text-properties fo:font-size="11pt" style:font-size-asian="11pt" fo:language="pl" fo:country="PL"/>
    </style:style>
    <style:style style:name="P54" style:parent-style-name="Standard" style:family="paragraph">
      <style:text-properties fo:font-size="11pt" style:font-size-asian="11pt" fo:language="pl" fo:country="PL"/>
    </style:style>
    <style:style style:name="P55" style:parent-style-name="Standard" style:family="paragraph">
      <style:text-properties fo:font-size="11pt" style:font-size-asian="11pt" fo:language="pl" fo:country="PL"/>
    </style:style>
    <style:style style:name="P56" style:parent-style-name="Standard" style:family="paragraph">
      <style:text-properties fo:font-size="11pt" style:font-size-asian="11pt" fo:language="pl" fo:country="PL"/>
    </style:style>
    <style:style style:name="P57" style:parent-style-name="Standard" style:family="paragraph">
      <style:text-properties fo:font-size="11pt" style:font-size-asian="11pt" fo:language="pl" fo:country="PL"/>
    </style:style>
    <style:style style:name="P58" style:parent-style-name="Standard" style:family="paragraph">
      <style:text-properties fo:font-size="11pt" style:font-size-asian="11pt" fo:language="pl" fo:country="PL"/>
    </style:style>
    <style:style style:name="P59" style:parent-style-name="Standard" style:family="paragraph">
      <style:text-properties fo:font-size="11pt" style:font-size-asian="11pt" fo:language="pl" fo:country="PL"/>
    </style:style>
    <style:style style:name="P60" style:parent-style-name="Standard" style:family="paragraph">
      <style:text-properties fo:font-size="11pt" style:font-size-asian="11pt" fo:language="pl" fo:country="PL"/>
    </style:style>
    <style:style style:name="P61" style:parent-style-name="Standard" style:family="paragraph">
      <style:text-properties fo:font-size="11pt" style:font-size-asian="11pt" fo:language="pl" fo:country="PL"/>
    </style:style>
    <style:style style:name="P62" style:parent-style-name="Standard" style:family="paragraph">
      <style:text-properties fo:font-size="11pt" style:font-size-asian="11pt" fo:language="pl" fo:country="PL"/>
    </style:style>
    <style:style style:name="P63" style:parent-style-name="Standard" style:family="paragraph">
      <style:text-properties fo:font-size="11pt" style:font-size-asian="11pt" fo:language="pl" fo:country="PL"/>
    </style:style>
    <style:style style:name="P64" style:parent-style-name="Standard" style:family="paragraph">
      <style:text-properties fo:font-size="11pt" style:font-size-asian="11pt" fo:language="pl" fo:country="PL"/>
    </style:style>
    <style:style style:name="P65" style:parent-style-name="Standard" style:family="paragraph">
      <style:text-properties fo:font-size="11pt" style:font-size-asian="11pt" fo:language="pl" fo:country="PL"/>
    </style:style>
    <style:style style:name="P66" style:parent-style-name="Standard" style:family="paragraph">
      <style:text-properties fo:font-size="11pt" style:font-size-asian="11pt" fo:language="pl" fo:country="PL"/>
    </style:style>
    <style:style style:name="P67" style:parent-style-name="Standard" style:family="paragraph">
      <style:text-properties fo:font-size="11pt" style:font-size-asian="11pt" fo:language="pl" fo:country="PL"/>
    </style:style>
    <style:style style:name="P68" style:parent-style-name="Standard" style:family="paragraph">
      <style:text-properties fo:font-size="11pt" style:font-size-asian="11pt" fo:language="pl" fo:country="PL"/>
    </style:style>
    <style:style style:name="P69" style:parent-style-name="Standard" style:family="paragraph">
      <style:text-properties fo:font-size="11pt" style:font-size-asian="11pt" fo:language="pl" fo:country="PL"/>
    </style:style>
    <style:style style:name="P70" style:parent-style-name="Standard" style:family="paragraph">
      <style:text-properties fo:font-size="11pt" style:font-size-asian="11pt" fo:language="pl" fo:country="PL"/>
    </style:style>
    <style:style style:name="P71" style:parent-style-name="Standard" style:family="paragraph">
      <style:text-properties fo:font-size="11pt" style:font-size-asian="11pt" fo:language="pl" fo:country="PL"/>
    </style:style>
    <style:style style:name="P72" style:parent-style-name="Standard" style:family="paragraph">
      <style:text-properties fo:font-size="11pt" style:font-size-asian="11pt" fo:language="pl" fo:country="PL"/>
    </style:style>
    <style:style style:name="P73" style:parent-style-name="Standard" style:family="paragraph">
      <style:text-properties fo:font-size="11pt" style:font-size-asian="11pt" fo:language="pl" fo:country="PL"/>
    </style:style>
    <style:style style:name="P74" style:parent-style-name="Standard" style:family="paragraph">
      <style:text-properties fo:font-size="11pt" style:font-size-asian="11pt" fo:language="pl" fo:country="PL"/>
    </style:style>
    <style:style style:name="P75" style:parent-style-name="Standard" style:family="paragraph">
      <style:text-properties fo:font-size="11pt" style:font-size-asian="11pt" fo:language="pl" fo:country="PL"/>
    </style:style>
    <style:style style:name="P76" style:parent-style-name="Standard" style:family="paragraph">
      <style:text-properties fo:font-size="11pt" style:font-size-asian="11pt" fo:language="pl" fo:country="PL"/>
    </style:style>
    <style:style style:name="P77" style:parent-style-name="Standard" style:family="paragraph">
      <style:text-properties fo:font-size="11pt" style:font-size-asian="11pt" fo:language="pl" fo:country="PL"/>
    </style:style>
    <style:style style:name="P78" style:parent-style-name="Standard" style:family="paragraph">
      <style:text-properties fo:font-size="11pt" style:font-size-asian="11pt" fo:language="pl" fo:country="PL"/>
    </style:style>
    <style:style style:name="P79" style:parent-style-name="Standard" style:family="paragraph">
      <style:text-properties fo:font-size="11pt" style:font-size-asian="11pt" fo:language="pl" fo:country="PL"/>
    </style:style>
    <style:style style:name="P80" style:parent-style-name="Standard" style:family="paragraph">
      <style:text-properties fo:font-size="11pt" style:font-size-asian="11pt" fo:language="pl" fo:country="PL"/>
    </style:style>
    <style:style style:name="P81" style:parent-style-name="Standard" style:family="paragraph">
      <style:text-properties fo:font-size="11pt" style:font-size-asian="11pt" fo:language="pl" fo:country="PL"/>
    </style:style>
    <style:style style:name="P82" style:parent-style-name="Standard" style:family="paragraph">
      <style:text-properties fo:font-size="11pt" style:font-size-asian="11pt" fo:language="pl" fo:country="PL"/>
    </style:style>
    <style:style style:name="P83" style:parent-style-name="Standard" style:family="paragraph">
      <style:text-properties fo:font-size="11pt" style:font-size-asian="11pt" fo:language="pl" fo:country="PL"/>
    </style:style>
    <style:style style:name="P84" style:parent-style-name="Standard" style:family="paragraph">
      <style:text-properties fo:font-size="11pt" style:font-size-asian="11pt" fo:language="pl" fo:country="PL"/>
    </style:style>
    <style:style style:name="P85" style:parent-style-name="Standard" style:family="paragraph">
      <style:text-properties fo:font-size="11pt" style:font-size-asian="11pt" fo:language="pl" fo:country="PL"/>
    </style:style>
    <style:style style:name="P86" style:parent-style-name="Standard" style:family="paragraph">
      <style:text-properties fo:font-size="11pt" style:font-size-asian="11pt" fo:language="pl" fo:country="PL"/>
    </style:style>
    <style:style style:name="P87" style:parent-style-name="Standard" style:family="paragraph">
      <style:text-properties fo:font-size="11pt" style:font-size-asian="11pt" fo:language="pl" fo:country="PL"/>
    </style:style>
    <style:style style:name="P88" style:parent-style-name="Standard" style:family="paragraph">
      <style:text-properties fo:font-size="11pt" style:font-size-asian="11pt" fo:language="pl" fo:country="PL"/>
    </style:style>
    <style:style style:name="P89" style:parent-style-name="Standard" style:family="paragraph">
      <style:text-properties fo:font-size="11pt" style:font-size-asian="11pt" fo:language="pl" fo:country="PL"/>
    </style:style>
    <style:style style:name="P90" style:parent-style-name="Standard" style:family="paragraph">
      <style:text-properties fo:font-size="11pt" style:font-size-asian="11pt" fo:language="pl" fo:country="PL"/>
    </style:style>
    <style:style style:name="P91" style:parent-style-name="Standard" style:family="paragraph">
      <style:text-properties fo:font-size="11pt" style:font-size-asian="11pt" fo:language="pl" fo:country="PL"/>
    </style:style>
    <style:style style:name="P92" style:parent-style-name="Standard" style:family="paragraph">
      <style:text-properties fo:font-size="11pt" style:font-size-asian="11pt" fo:language="pl" fo:country="PL"/>
    </style:style>
    <style:style style:name="P93" style:parent-style-name="Standard" style:family="paragraph">
      <style:text-properties fo:font-size="11pt" style:font-size-asian="11pt" fo:language="pl" fo:country="PL"/>
    </style:style>
    <style:style style:name="P94" style:parent-style-name="Standard" style:family="paragraph">
      <style:text-properties fo:font-size="11pt" style:font-size-asian="11pt" fo:language="pl" fo:country="PL"/>
    </style:style>
    <style:style style:name="P95" style:parent-style-name="Standard" style:family="paragraph">
      <style:text-properties fo:font-size="11pt" style:font-size-asian="11pt" fo:language="pl" fo:country="PL"/>
    </style:style>
    <style:style style:name="P96" style:parent-style-name="Standard" style:family="paragraph">
      <style:text-properties fo:font-size="11pt" style:font-size-asian="11pt" fo:language="pl" fo:country="PL"/>
    </style:style>
    <style:style style:name="P97" style:parent-style-name="Standard" style:family="paragraph">
      <style:text-properties fo:font-size="11pt" style:font-size-asian="11pt" fo:language="pl" fo:country="PL"/>
    </style:style>
    <style:style style:name="P98" style:parent-style-name="Standard" style:family="paragraph">
      <style:text-properties fo:font-size="11pt" style:font-size-asian="11pt" fo:language="pl" fo:country="PL"/>
    </style:style>
    <style:style style:name="P99" style:parent-style-name="Standard" style:family="paragraph">
      <style:text-properties fo:font-size="11pt" style:font-size-asian="11pt" fo:language="pl" fo:country="PL"/>
    </style:style>
    <style:style style:name="P100" style:parent-style-name="Standard" style:family="paragraph">
      <style:text-properties fo:font-size="11pt" style:font-size-asian="11pt" fo:language="pl" fo:country="PL"/>
    </style:style>
    <style:style style:name="P101" style:parent-style-name="Standard" style:family="paragraph">
      <style:text-properties fo:font-size="11pt" style:font-size-asian="11pt" fo:language="pl" fo:country="PL"/>
    </style:style>
    <style:style style:name="P102" style:parent-style-name="Standard" style:family="paragraph">
      <style:text-properties fo:font-size="11pt" style:font-size-asian="11pt" fo:language="pl" fo:country="PL"/>
    </style:style>
    <style:style style:name="P103" style:parent-style-name="Standard" style:family="paragraph">
      <style:text-properties fo:font-size="11pt" style:font-size-asian="11pt" fo:language="pl" fo:country="PL"/>
    </style:style>
    <style:style style:name="P104" style:parent-style-name="Standard" style:family="paragraph">
      <style:text-properties fo:font-size="11pt" style:font-size-asian="11pt" fo:language="pl" fo:country="PL"/>
    </style:style>
    <style:style style:name="P105" style:parent-style-name="Standard" style:family="paragraph">
      <style:text-properties fo:font-size="11pt" style:font-size-asian="11pt" fo:language="pl" fo:country="PL"/>
    </style:style>
    <style:style style:name="P106" style:parent-style-name="Standard" style:family="paragraph">
      <style:text-properties fo:font-size="11pt" style:font-size-asian="11pt" fo:language="pl" fo:country="PL"/>
    </style:style>
    <style:style style:name="P107" style:parent-style-name="Standard" style:family="paragraph">
      <style:text-properties fo:font-size="11pt" style:font-size-asian="11pt" fo:language="pl" fo:country="PL"/>
    </style:style>
    <style:style style:name="P108" style:parent-style-name="Standard" style:family="paragraph">
      <style:paragraph-properties fo:text-align="center"/>
      <style:text-properties fo:font-weight="bold" style:font-weight-asian="bold" fo:font-size="13pt" style:font-size-asian="13pt" fo:language="pl" fo:country="PL"/>
    </style:style>
    <style:style style:name="P109" style:parent-style-name="Standard" style:family="paragraph">
      <style:text-properties fo:font-size="11pt" style:font-size-asian="11pt" fo:language="pl" fo:country="PL"/>
    </style:style>
    <style:style style:name="P110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color="#000000" style:letter-kerning="false" fo:font-size="11pt" style:font-size-asian="11pt" style:font-size-complex="11pt" fo:language="pl" fo:country="PL" style:language-asian="pl" style:country-asian="PL" style:language-complex="ar" style:country-complex="SA" fo:hyphenate="true"/>
    </style:style>
    <style:style style:name="P111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 fo:hyphenate="true"/>
    </style:style>
    <style:style style:name="P112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 fo:hyphenate="true"/>
    </style:style>
    <style:style style:name="P113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 fo:hyphenate="true"/>
    </style:style>
    <style:style style:name="P114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 fo:hyphenate="true"/>
    </style:style>
    <style:style style:name="P115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fo:hyphenate="true"/>
    </style:style>
    <style:style style:name="T116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17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18" style:parent-style-name="Domyślnaczcionkaakapitu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P119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 fo:hyphenate="true"/>
    </style:style>
    <style:style style:name="P120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fo:hyphenate="true"/>
    </style:style>
    <style:style style:name="T121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22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23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24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P125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fo:hyphenate="true"/>
    </style:style>
    <style:style style:name="T126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27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28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29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P130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fo:hyphenate="true"/>
    </style:style>
    <style:style style:name="T131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32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33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34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P135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 fo:hyphenate="true"/>
    </style:style>
    <style:style style:name="P136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 fo:hyphenate="true"/>
    </style:style>
    <style:style style:name="P137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fo:hyphenate="true"/>
    </style:style>
    <style:style style:name="T138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39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40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41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42" style:parent-style-name="Domyślnaczcionkaakapitu" style:family="text">
      <style:text-properties style:font-name-asian="Times New Roman" style:font-name-complex="Times New Roman" fo:font-style="italic" style:font-style-asian="italic" style:font-style-complex="italic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43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P144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fo:hyphenate="true"/>
    </style:style>
    <style:style style:name="T145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46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47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48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49" style:parent-style-name="Domyślnaczcionkaakapitu" style:family="text">
      <style:text-properties style:font-name-asian="Times New Roman" style:font-name-complex="Times New Roman" fo:font-style="italic" style:font-style-asian="italic" style:font-style-complex="italic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50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P151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fo:hyphenate="true"/>
    </style:style>
    <style:style style:name="T152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53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54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55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56" style:parent-style-name="Domyślnaczcionkaakapitu" style:family="text">
      <style:text-properties style:font-name-asian="Times New Roman" style:font-name-complex="Times New Roman" fo:font-style="italic" style:font-style-asian="italic" style:font-style-complex="italic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57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P158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fo:hyphenate="true"/>
    </style:style>
    <style:style style:name="T159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60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61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62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63" style:parent-style-name="Domyślnaczcionkaakapitu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64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65" style:parent-style-name="Domyślnaczcionkaakapitu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66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67" style:parent-style-name="Domyślnaczcionkaakapitu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P168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fo:hyphenate="true"/>
    </style:style>
    <style:style style:name="T169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70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71" style:parent-style-name="Domyślnaczcionkaakapitu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72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73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74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P175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fo:hyphenate="true"/>
    </style:style>
    <style:style style:name="T176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77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78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79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80" style:parent-style-name="Domyślnaczcionkaakapitu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81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P182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fo:hyphenate="true"/>
    </style:style>
    <style:style style:name="T183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84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85" style:parent-style-name="Domyślnaczcionkaakapitu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86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87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88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P189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fo:hyphenate="true"/>
    </style:style>
    <style:style style:name="T190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91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92" style:parent-style-name="Domyślnaczcionkaakapitu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93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94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95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P196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fo:hyphenate="true"/>
    </style:style>
    <style:style style:name="T197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98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199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200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201" style:parent-style-name="Domyślnaczcionkaakapitu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202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P203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fo:hyphenate="true"/>
    </style:style>
    <style:style style:name="T204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205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206" style:parent-style-name="Domyślnaczcionkaakapitu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P207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 fo:hyphenate="true"/>
    </style:style>
    <style:style style:name="P208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 fo:hyphenate="true"/>
    </style:style>
    <style:style style:name="P209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 fo:hyphenate="true"/>
    </style:style>
    <style:style style:name="P210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fo:hyphenate="true"/>
    </style:style>
    <style:style style:name="T211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212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213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214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P215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 fo:hyphenate="true"/>
    </style:style>
    <style:style style:name="P216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 fo:hyphenate="true"/>
    </style:style>
    <style:style style:name="P217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fo:hyphenate="true"/>
    </style:style>
    <style:style style:name="T218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219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220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221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P222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fo:hyphenate="true"/>
    </style:style>
    <style:style style:name="T223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224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225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226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P227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fo:hyphenate="true"/>
    </style:style>
    <style:style style:name="T228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229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230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231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P232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fo:hyphenate="true"/>
    </style:style>
    <style:style style:name="T233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234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235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236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P237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fo:hyphenate="true"/>
    </style:style>
    <style:style style:name="T238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239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240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241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P242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fo:hyphenate="true"/>
    </style:style>
    <style:style style:name="T243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244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245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246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P247" style:parent-style-name="Normalny" style:family="paragraph">
      <style:paragraph-properties fo:widows="2" fo:orphans="2" style:vertical-align="auto">
        <style:tab-stops>
          <style:tab-stop style:type="left" style:position="2.4722in"/>
        </style:tab-stops>
      </style:paragraph-properties>
      <style:text-properties fo:hyphenate="true"/>
    </style:style>
    <style:style style:name="T248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249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250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T251" style:parent-style-name="Domyślnaczcionkaakapitu" style:family="text">
      <style:text-properties style:font-name-asian="Times New Roman" style:font-name-complex="Times New Roman" fo:color="#000000" style:letter-kerning="false" fo:font-size="11pt" style:font-size-asian="11pt" style:font-size-complex="11pt" fo:language="pl" fo:country="PL" style:language-asian="pl" style:country-asian="PL" style:language-complex="ar" style:country-complex="SA"/>
    </style:style>
    <style:style style:name="P252" style:parent-style-name="Standard" style:family="paragraph">
      <style:text-properties fo:font-size="11pt" style:font-size-asian="11pt" fo:language="pl" fo:country="PL"/>
    </style:style>
    <style:style style:name="P253" style:parent-style-name="Standard" style:family="paragraph">
      <style:text-properties fo:font-size="11pt" style:font-size-asian="11pt" fo:language="pl" fo:country="PL"/>
    </style:style>
    <style:style style:name="P254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 fo:language="pl" fo:country="PL"/>
    </style:style>
    <style:style style:name="P255" style:parent-style-name="Standard" style:list-style-name="LFO1" style:family="paragraph"/>
    <style:style style:name="T256" style:parent-style-name="Domyślnaczcionkaakapitu" style:family="text">
      <style:text-properties fo:font-weight="bold" style:font-weight-asian="bold" fo:font-size="11pt" style:font-size-asian="11pt" fo:language="pl" fo:country="PL"/>
    </style:style>
    <style:style style:name="T257" style:parent-style-name="Domyślnaczcionkaakapitu" style:family="text">
      <style:text-properties fo:font-weight="bold" style:font-weight-asian="bold" fo:font-size="11pt" style:font-size-asian="11pt" fo:language="pl" fo:country="PL"/>
    </style:style>
    <style:style style:name="T258" style:parent-style-name="Domyślnaczcionkaakapitu" style:family="text">
      <style:text-properties fo:font-weight="bold" style:font-weight-asian="bold" fo:font-style="italic" style:font-style-asian="italic" style:font-style-complex="italic" fo:font-size="11pt" style:font-size-asian="11pt" fo:language="pl" fo:country="PL"/>
    </style:style>
    <style:style style:name="P259" style:parent-style-name="Standard" style:list-style-name="LFO1" style:family="paragraph">
      <style:text-properties fo:font-weight="bold" style:font-weight-asian="bold" fo:font-size="11pt" style:font-size-asian="11pt" fo:language="pl" fo:country="PL"/>
    </style:style>
    <style:style style:name="P260" style:parent-style-name="Standard" style:list-style-name="LFO1" style:family="paragraph"/>
    <style:style style:name="T261" style:parent-style-name="Domyślnaczcionkaakapitu" style:family="text">
      <style:text-properties fo:font-weight="bold" style:font-weight-asian="bold" fo:font-size="11pt" style:font-size-asian="11pt" fo:language="pl" fo:country="PL"/>
    </style:style>
    <style:style style:name="T262" style:parent-style-name="Domyślnaczcionkaakapitu" style:family="text">
      <style:text-properties fo:font-weight="bold" style:font-weight-asian="bold" fo:font-size="11pt" style:font-size-asian="11pt" fo:language="pl" fo:country="PL"/>
    </style:style>
    <style:style style:name="T263" style:parent-style-name="Domyślnaczcionkaakapitu" style:family="text">
      <style:text-properties fo:font-weight="bold" style:font-weight-asian="bold" fo:font-style="italic" style:font-style-asian="italic" style:font-style-complex="italic" fo:font-size="11pt" style:font-size-asian="11pt" fo:language="pl" fo:country="PL"/>
    </style:style>
    <style:style style:name="P264" style:parent-style-name="Standard" style:family="paragraph">
      <style:text-properties fo:font-size="11pt" style:font-size-asian="11pt" fo:language="pl" fo:country="PL"/>
    </style:style>
    <style:style style:name="TableColumn266" style:family="table-column">
      <style:table-column-properties style:column-width="6.7902in"/>
    </style:style>
    <style:style style:name="Table265" style:family="table">
      <style:table-properties style:width="6.7902in" fo:margin-left="0in" table:align="center"/>
    </style:style>
    <style:style style:name="TableRow267" style:family="table-row">
      <style:table-row-properties style:min-row-height="1.4409in"/>
    </style:style>
    <style:style style:name="TableCell2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9" style:parent-style-name="Standard" style:family="paragraph">
      <style:text-properties fo:font-size="11pt" style:font-size-asian="11pt"/>
    </style:style>
    <style:style style:name="P270" style:parent-style-name="Standard" style:family="paragraph">
      <style:text-properties fo:font-size="11pt" style:font-size-asian="11pt"/>
    </style:style>
    <style:style style:name="P271" style:parent-style-name="Standard" style:family="paragraph">
      <style:text-properties fo:font-size="11pt" style:font-size-asian="11pt" fo:language="pl" fo:country="PL"/>
    </style:style>
    <style:style style:name="P272" style:parent-style-name="Standard" style:family="paragraph">
      <style:text-properties fo:font-size="11pt" style:font-size-asian="11pt" fo:language="pl" fo:country="PL"/>
    </style:style>
    <style:style style:name="T273" style:parent-style-name="Domyślnaczcionkaakapitu" style:family="text">
      <style:text-properties fo:font-size="11pt" style:font-size-asian="11pt" fo:language="pl" fo:country="PL"/>
    </style:style>
    <style:style style:name="T274" style:parent-style-name="Uwydatnienie" style:family="text">
      <style:text-properties fo:font-size="11pt" style:font-size-asian="11pt" fo:language="pl" fo:country="PL"/>
    </style:style>
    <style:style style:name="P275" style:parent-style-name="Standard" style:family="paragraph">
      <style:text-properties fo:font-size="11pt" style:font-size-asian="11pt" fo:language="pl" fo:country="PL"/>
    </style:style>
    <style:style style:name="P276" style:parent-style-name="Standard" style:family="paragraph">
      <style:text-properties fo:font-size="11pt" style:font-size-asian="11pt" fo:language="pl" fo:country="PL"/>
    </style:style>
    <style:style style:name="P277" style:parent-style-name="Standard" style:family="paragraph">
      <style:text-properties fo:font-size="11pt" style:font-size-asian="11pt" fo:language="pl" fo:country="PL"/>
    </style:style>
    <style:style style:name="P278" style:parent-style-name="Standard" style:family="paragraph">
      <style:text-properties fo:font-size="11pt" style:font-size-asian="11pt" fo:language="pl" fo:country="PL"/>
    </style:style>
    <style:style style:name="T279" style:parent-style-name="Domyślnaczcionkaakapitu" style:family="text">
      <style:text-properties fo:font-size="11pt" style:font-size-asian="11pt" fo:language="pl" fo:country="PL"/>
    </style:style>
    <style:style style:name="T280" style:parent-style-name="Uwydatnienie" style:family="text">
      <style:text-properties fo:font-size="11pt" style:font-size-asian="11pt" fo:language="pl" fo:country="PL"/>
    </style:style>
    <style:style style:name="P281" style:parent-style-name="Standard" style:family="paragraph">
      <style:text-properties fo:font-size="11pt" style:font-size-asian="11pt" fo:language="pl" fo:country="PL"/>
    </style:style>
    <style:style style:name="P282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83" style:parent-style-name="Standard" style:family="paragraph">
      <style:paragraph-properties fo:text-align="justify"/>
    </style:style>
    <style:style style:name="T284" style:parent-style-name="Domyślnaczcionkaakapitu" style:family="text">
      <style:text-properties fo:font-weight="bold" style:font-weight-asian="bold" fo:font-size="11pt" style:font-size-asian="11pt" fo:language="pl" fo:country="PL"/>
    </style:style>
    <style:style style:name="T285" style:parent-style-name="Domyślnaczcionkaakapitu" style:family="text">
      <style:text-properties fo:font-weight="bold" style:font-weight-asian="bold" fo:font-style="italic" style:font-style-asian="italic" style:font-style-complex="italic" fo:font-size="11pt" style:font-size-asian="11pt" fo:language="pl" fo:country="PL"/>
    </style:style>
    <style:style style:name="T286" style:parent-style-name="Domyślnaczcionkaakapitu" style:family="text">
      <style:text-properties fo:font-weight="bold" style:font-weight-asian="bold" fo:font-size="11pt" style:font-size-asian="11pt" fo:language="pl" fo:country="PL"/>
    </style:style>
    <style:style style:name="T287" style:parent-style-name="Domyślnaczcionkaakapitu" style:family="text">
      <style:text-properties fo:font-weight="bold" style:font-weight-asian="bold" fo:font-style="italic" style:font-style-asian="italic" style:font-style-complex="italic" fo:font-size="11pt" style:font-size-asian="11pt" fo:language="pl" fo:country="PL"/>
    </style:style>
    <style:style style:name="T288" style:parent-style-name="Domyślnaczcionkaakapitu" style:family="text">
      <style:text-properties fo:font-weight="bold" style:font-weight-asian="bold" fo:font-size="11pt" style:font-size-asian="11pt" fo:language="pl" fo:country="PL"/>
    </style:style>
    <style:style style:name="P289" style:parent-style-name="Standard" style:family="paragraph">
      <style:paragraph-properties fo:text-align="justify"/>
      <style:text-properties fo:font-weight="bold" style:font-weight-asian="bold" fo:font-size="11pt" style:font-size-asian="11pt" fo:language="pl" fo:country="PL"/>
    </style:style>
    <style:style style:name="TableColumn291" style:family="table-column">
      <style:table-column-properties style:column-width="6.7902in"/>
    </style:style>
    <style:style style:name="Table290" style:family="table">
      <style:table-properties style:width="6.7902in" fo:margin-left="0in" table:align="center"/>
    </style:style>
    <style:style style:name="TableRow292" style:family="table-row">
      <style:table-row-properties style:min-row-height="3.8229in"/>
    </style:style>
    <style:style style:name="TableCell2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4" style:parent-style-name="Standard" style:family="paragraph">
      <style:text-properties fo:font-size="11pt" style:font-size-asian="11pt"/>
    </style:style>
    <style:style style:name="P295" style:parent-style-name="Standard" style:family="paragraph">
      <style:text-properties fo:font-size="11pt" style:font-size-asian="11pt"/>
    </style:style>
    <style:style style:name="P296" style:parent-style-name="Standard" style:family="paragraph">
      <style:text-properties fo:font-size="11pt" style:font-size-asian="11pt"/>
    </style:style>
    <style:style style:name="P297" style:parent-style-name="Standard" style:family="paragraph">
      <style:text-properties fo:font-size="11pt" style:font-size-asian="11pt"/>
    </style:style>
    <style:style style:name="P298" style:parent-style-name="Standard" style:family="paragraph">
      <style:text-properties fo:font-size="11pt" style:font-size-asian="11pt"/>
    </style:style>
    <style:style style:name="P299" style:parent-style-name="Standard" style:family="paragraph">
      <style:text-properties fo:font-size="11pt" style:font-size-asian="11pt"/>
    </style:style>
    <style:style style:name="P300" style:parent-style-name="Standard" style:family="paragraph">
      <style:text-properties fo:font-size="11pt" style:font-size-asian="11pt"/>
    </style:style>
    <style:style style:name="P301" style:parent-style-name="Standard" style:family="paragraph">
      <style:text-properties fo:font-size="11pt" style:font-size-asian="11pt"/>
    </style:style>
    <style:style style:name="P302" style:parent-style-name="Standard" style:family="paragraph">
      <style:text-properties fo:font-size="11pt" style:font-size-asian="11pt" fo:language="pl" fo:country="PL"/>
    </style:style>
    <style:style style:name="P303" style:parent-style-name="Standard" style:family="paragraph">
      <style:text-properties fo:font-size="11pt" style:font-size-asian="11pt"/>
    </style:style>
    <style:style style:name="P304" style:parent-style-name="Standard" style:family="paragraph">
      <style:text-properties fo:font-size="11pt" style:font-size-asian="11pt"/>
    </style:style>
    <style:style style:name="P305" style:parent-style-name="Standard" style:family="paragraph">
      <style:text-properties fo:font-size="11pt" style:font-size-asian="11pt"/>
    </style:style>
    <style:style style:name="P306" style:parent-style-name="Standard" style:family="paragraph">
      <style:text-properties fo:font-size="11pt" style:font-size-asian="11pt"/>
    </style:style>
    <style:style style:name="P307" style:parent-style-name="Standard" style:family="paragraph">
      <style:text-properties fo:font-size="11pt" style:font-size-asian="11pt" fo:language="pl" fo:country="PL"/>
    </style:style>
    <style:style style:name="P308" style:parent-style-name="Standard" style:family="paragraph">
      <style:text-properties fo:font-size="11pt" style:font-size-asian="11pt" fo:language="pl" fo:country="PL"/>
    </style:style>
    <style:style style:name="P309" style:parent-style-name="Standard" style:family="paragraph">
      <style:text-properties fo:font-size="11pt" style:font-size-asian="11pt" fo:language="pl" fo:country="PL"/>
    </style:style>
    <style:style style:name="P310" style:parent-style-name="Standard" style:family="paragraph">
      <style:text-properties fo:font-size="11pt" style:font-size-asian="11pt"/>
    </style:style>
    <style:style style:name="P311" style:parent-style-name="Standard" style:family="paragraph">
      <style:text-properties fo:font-size="11pt" style:font-size-asian="11pt"/>
    </style:style>
    <style:style style:name="P312" style:parent-style-name="Standard" style:family="paragraph">
      <style:text-properties fo:font-size="11pt" style:font-size-asian="11pt"/>
    </style:style>
    <style:style style:name="P313" style:parent-style-name="Standard" style:family="paragraph">
      <style:text-properties fo:font-size="11pt" style:font-size-asian="11pt"/>
    </style:style>
    <style:style style:name="P314" style:parent-style-name="Standard" style:family="paragraph">
      <style:text-properties fo:font-size="11pt" style:font-size-asian="11pt"/>
    </style:style>
    <style:style style:name="P315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 fo:language="pl" fo:country="PL"/>
    </style:style>
    <style:style style:name="P316" style:parent-style-name="Standard" style:family="paragraph">
      <style:paragraph-properties fo:text-align="justify"/>
      <style:text-properties fo:font-weight="bold" style:font-weight-asian="bold" fo:font-size="11pt" style:font-size-asian="11pt" fo:language="pl" fo:country="PL"/>
    </style:style>
    <style:style style:name="P317" style:parent-style-name="Standard" style:family="paragraph">
      <style:paragraph-properties fo:text-align="justify"/>
      <style:text-properties fo:font-weight="bold" style:font-weight-asian="bold" fo:font-size="11pt" style:font-size-asian="11pt" fo:language="pl" fo:country="PL"/>
    </style:style>
    <style:style style:name="P318" style:parent-style-name="Standard" style:family="paragraph">
      <style:text-properties fo:font-size="11pt" style:font-size-asian="11pt" fo:language="pl" fo:country="PL"/>
    </style:style>
    <style:style style:name="TableColumn320" style:family="table-column">
      <style:table-column-properties style:column-width="7.3652in"/>
    </style:style>
    <style:style style:name="Table319" style:family="table">
      <style:table-properties style:width="7.3652in" fo:margin-left="0in" table:align="center"/>
    </style:style>
    <style:style style:name="TableRow321" style:family="table-row">
      <style:table-row-properties style:min-row-height="3.4493in"/>
    </style:style>
    <style:style style:name="TableCell3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3" style:parent-style-name="Standard" style:family="paragraph">
      <style:text-properties fo:font-size="11pt" style:font-size-asian="11pt" fo:language="pl" fo:country="PL"/>
    </style:style>
    <style:style style:name="P324" style:parent-style-name="Standard" style:family="paragraph">
      <style:text-properties fo:font-size="11pt" style:font-size-asian="11pt" fo:language="pl" fo:country="PL"/>
    </style:style>
    <style:style style:name="P325" style:parent-style-name="Standard" style:family="paragraph">
      <style:text-properties fo:font-size="11pt" style:font-size-asian="11pt" fo:language="pl" fo:country="PL"/>
    </style:style>
    <style:style style:name="P326" style:parent-style-name="Standard" style:family="paragraph">
      <style:text-properties fo:font-size="11pt" style:font-size-asian="11pt" fo:language="pl" fo:country="PL"/>
    </style:style>
    <style:style style:name="P327" style:parent-style-name="Standard" style:family="paragraph">
      <style:text-properties fo:font-size="11pt" style:font-size-asian="11pt" fo:language="pl" fo:country="PL"/>
    </style:style>
    <style:style style:name="P328" style:parent-style-name="Standard" style:family="paragraph">
      <style:text-properties fo:font-size="11pt" style:font-size-asian="11pt" fo:language="pl" fo:country="PL"/>
    </style:style>
    <style:style style:name="P329" style:parent-style-name="Standard" style:family="paragraph">
      <style:text-properties fo:font-size="11pt" style:font-size-asian="11pt" fo:language="pl" fo:country="PL"/>
    </style:style>
    <style:style style:name="P330" style:parent-style-name="Standard" style:family="paragraph">
      <style:text-properties fo:font-size="11pt" style:font-size-asian="11pt" fo:language="pl" fo:country="PL"/>
    </style:style>
    <style:style style:name="P331" style:parent-style-name="Standard" style:family="paragraph">
      <style:text-properties fo:font-size="11pt" style:font-size-asian="11pt" fo:language="pl" fo:country="PL"/>
    </style:style>
    <style:style style:name="P332" style:parent-style-name="Standard" style:family="paragraph">
      <style:text-properties fo:font-size="11pt" style:font-size-asian="11pt" fo:language="pl" fo:country="PL"/>
    </style:style>
    <style:style style:name="P333" style:parent-style-name="Standard" style:family="paragraph">
      <style:text-properties fo:font-size="11pt" style:font-size-asian="11pt" fo:language="pl" fo:country="PL"/>
    </style:style>
    <style:style style:name="P334" style:parent-style-name="Standard" style:family="paragraph">
      <style:text-properties fo:font-size="11pt" style:font-size-asian="11pt" fo:language="pl" fo:country="PL"/>
    </style:style>
    <style:style style:name="P335" style:parent-style-name="Standard" style:family="paragraph">
      <style:text-properties fo:font-size="11pt" style:font-size-asian="11pt" fo:language="pl" fo:country="PL"/>
    </style:style>
    <style:style style:name="P336" style:parent-style-name="Standard" style:family="paragraph">
      <style:text-properties fo:font-size="11pt" style:font-size-asian="11pt" fo:language="pl" fo:country="PL"/>
    </style:style>
    <style:style style:name="P337" style:parent-style-name="Standard" style:family="paragraph">
      <style:text-properties fo:font-size="11pt" style:font-size-asian="11pt" fo:language="pl" fo:country="PL"/>
    </style:style>
    <style:style style:name="P338" style:parent-style-name="Standard" style:family="paragraph">
      <style:text-properties fo:font-size="11pt" style:font-size-asian="11pt" fo:language="pl" fo:country="PL"/>
    </style:style>
    <style:style style:name="P339" style:parent-style-name="Standard" style:family="paragraph">
      <style:text-properties fo:font-size="11pt" style:font-size-asian="11pt" fo:language="pl" fo:country="PL"/>
    </style:style>
    <style:style style:name="P340" style:parent-style-name="Standard" style:family="paragraph">
      <style:text-properties fo:font-size="11pt" style:font-size-asian="11pt" fo:language="pl" fo:country="PL"/>
    </style:style>
    <style:style style:name="P341" style:parent-style-name="Standard" style:family="paragraph">
      <style:text-properties fo:font-size="11pt" style:font-size-asian="11pt" fo:language="pl" fo:country="PL"/>
    </style:style>
    <style:style style:name="P342" style:parent-style-name="Standard" style:family="paragraph">
      <style:paragraph-properties fo:text-align="justify"/>
      <style:text-properties fo:font-weight="bold" style:font-weight-asian="bold" style:text-underline-type="single" style:text-underline-style="solid" style:text-underline-width="auto" style:text-underline-mode="continuous" fo:language="pl" fo:country="PL"/>
    </style:style>
    <style:style style:name="P343" style:parent-style-name="Standard" style:family="paragraph">
      <style:paragraph-properties fo:text-align="justify"/>
      <style:text-properties fo:font-weight="bold" style:font-weight-asian="bold" fo:font-size="11pt" style:font-size-asian="11pt" fo:language="pl" fo:country="PL"/>
    </style:style>
    <style:style style:name="P344" style:parent-style-name="Standard" style:family="paragraph">
      <style:paragraph-properties fo:text-align="justify"/>
      <style:text-properties fo:font-weight="bold" style:font-weight-asian="bold" fo:font-size="11pt" style:font-size-asian="11pt" fo:language="pl" fo:country="PL"/>
    </style:style>
    <style:style style:name="P345" style:parent-style-name="Standard" style:family="paragraph">
      <style:paragraph-properties fo:text-align="justify"/>
      <style:text-properties fo:font-weight="bold" style:font-weight-asian="bold" fo:font-size="11pt" style:font-size-asian="11pt" fo:language="pl" fo:country="PL"/>
    </style:style>
    <style:style style:name="TableColumn347" style:family="table-column">
      <style:table-column-properties style:column-width="7.3652in"/>
    </style:style>
    <style:style style:name="Table346" style:family="table">
      <style:table-properties style:width="7.3652in" fo:margin-left="0in" table:align="left"/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fo:padding-top="0in" fo:padding-left="0.075in" fo:padding-bottom="0in" fo:padding-right="0.075in"/>
    </style:style>
    <style:style style:name="P350" style:parent-style-name="Normalny" style:family="paragraph">
      <style:paragraph-properties fo:text-align="center"/>
      <style:text-properties fo:font-style="italic" style:font-style-asian="italic"/>
    </style:style>
    <style:style style:name="TableRow351" style:family="table-row">
      <style:table-row-properties/>
    </style:style>
    <style:style style:name="TableCell352" style:family="table-cell">
      <style:table-cell-properties fo:border="0.0069in solid #000000" fo:padding-top="0in" fo:padding-left="0.075in" fo:padding-bottom="0in" fo:padding-right="0.075in"/>
    </style:style>
    <style:style style:name="P353" style:parent-style-name="Normalny" style:family="paragraph">
      <style:paragraph-properties fo:widows="2" fo:orphans="2" fo:line-height="115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54" style:parent-style-name="Domyślnaczcionkaakapitu" style:family="text">
      <style:text-properties style:font-name="Courier New" style:font-name-asian="Times New Roman" style:font-name-complex="Courier New" fo:font-style="italic" style:font-style-asian="italic" style:font-style-complex="italic" fo:color="#8F5902" style:letter-kerning="false" fo:font-size="9pt" style:font-size-asian="9pt" style:font-size-complex="9pt" style:language-asian="pl" style:country-asian="PL" style:language-complex="ar" style:country-complex="SA"/>
    </style:style>
    <style:style style:name="P355" style:parent-style-name="Normalny" style:family="paragraph">
      <style:paragraph-properties fo:widows="2" fo:orphans="2" fo:line-height="115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56" style:parent-style-name="Domyślnaczcionkaakapitu" style:family="text">
      <style:text-properties style:font-name="Courier New" style:font-name-asian="Times New Roman" style:font-name-complex="Courier New" fo:font-style="italic" style:font-style-asian="italic" style:font-style-complex="italic" fo:color="#8F5902" style:letter-kerning="false" fo:font-size="9pt" style:font-size-asian="9pt" style:font-size-complex="9pt" style:language-asian="pl" style:country-asian="PL" style:language-complex="ar" style:country-complex="SA"/>
    </style:style>
    <style:style style:name="P357" style:parent-style-name="Normalny" style:family="paragraph">
      <style:paragraph-properties fo:widows="2" fo:orphans="2" fo:line-height="115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style:language-asian="pl" style:country-asian="PL" style:language-complex="ar" style:country-complex="SA" fo:hyphenate="true"/>
    </style:style>
    <style:style style:name="P358" style:parent-style-name="Normalny" style:family="paragraph">
      <style:paragraph-properties fo:widows="2" fo:orphans="2" fo:line-height="115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59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204A87" style:letter-kerning="false" fo:font-size="9pt" style:font-size-asian="9pt" style:font-size-complex="9pt" style:language-asian="pl" style:country-asian="PL" style:language-complex="ar" style:country-complex="SA"/>
    </style:style>
    <style:style style:name="T360" style:parent-style-name="Domyślnaczcionkaakapitu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style:language-asian="pl" style:country-asian="PL" style:language-complex="ar" style:country-complex="SA"/>
    </style:style>
    <style:style style:name="T361" style:parent-style-name="Domyślnaczcionkaakapitu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style:language-asian="pl" style:country-asian="PL" style:language-complex="ar" style:country-complex="SA"/>
    </style:style>
    <style:style style:name="T362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9pt" style:font-size-asian="9pt" style:font-size-complex="9pt" style:language-asian="pl" style:country-asian="PL" style:language-complex="ar" style:country-complex="SA"/>
    </style:style>
    <style:style style:name="P363" style:parent-style-name="Normalny" style:family="paragraph">
      <style:paragraph-properties fo:widows="2" fo:orphans="2" fo:line-height="115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64" style:parent-style-name="Domyślnaczcionkaakapitu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style:language-asian="pl" style:country-asian="PL" style:language-complex="ar" style:country-complex="SA"/>
    </style:style>
    <style:style style:name="T365" style:parent-style-name="Domyślnaczcionkaakapitu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style:language-asian="pl" style:country-asian="PL" style:language-complex="ar" style:country-complex="SA"/>
    </style:style>
    <style:style style:name="T366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9pt" style:font-size-asian="9pt" style:font-size-complex="9pt" style:language-asian="pl" style:country-asian="PL" style:language-complex="ar" style:country-complex="SA"/>
    </style:style>
    <style:style style:name="T367" style:parent-style-name="Domyślnaczcionkaakapitu" style:family="text">
      <style:text-properties style:font-name="Courier New" style:font-name-asian="Times New Roman" style:font-name-complex="Courier New" fo:color="#4E9A06" style:letter-kerning="false" fo:font-size="9pt" style:font-size-asian="9pt" style:font-size-complex="9pt" style:language-asian="pl" style:country-asian="PL" style:language-complex="ar" style:country-complex="SA"/>
    </style:style>
    <style:style style:name="T368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9pt" style:font-size-asian="9pt" style:font-size-complex="9pt" style:language-asian="pl" style:country-asian="PL" style:language-complex="ar" style:country-complex="SA"/>
    </style:style>
    <style:style style:name="P369" style:parent-style-name="Normalny" style:family="paragraph">
      <style:paragraph-properties fo:widows="2" fo:orphans="2" fo:line-height="115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70" style:parent-style-name="Domyślnaczcionkaakapitu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style:language-asian="pl" style:country-asian="PL" style:language-complex="ar" style:country-complex="SA"/>
    </style:style>
    <style:style style:name="T371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204A87" style:letter-kerning="false" fo:font-size="9pt" style:font-size-asian="9pt" style:font-size-complex="9pt" fo:language="pl" fo:country="PL" style:language-asian="pl" style:country-asian="PL" style:language-complex="ar" style:country-complex="SA"/>
    </style:style>
    <style:style style:name="T372" style:parent-style-name="Domyślnaczcionkaakapitu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pl" fo:country="PL" style:language-asian="pl" style:country-asian="PL" style:language-complex="ar" style:country-complex="SA"/>
    </style:style>
    <style:style style:name="T373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0000CF" style:letter-kerning="false" fo:font-size="9pt" style:font-size-asian="9pt" style:font-size-complex="9pt" fo:language="pl" fo:country="PL" style:language-asian="pl" style:country-asian="PL" style:language-complex="ar" style:country-complex="SA"/>
    </style:style>
    <style:style style:name="T374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9pt" style:font-size-asian="9pt" style:font-size-complex="9pt" fo:language="pl" fo:country="PL" style:language-asian="pl" style:country-asian="PL" style:language-complex="ar" style:country-complex="SA"/>
    </style:style>
    <style:style style:name="P375" style:parent-style-name="Normalny" style:family="paragraph">
      <style:paragraph-properties fo:widows="2" fo:orphans="2" fo:line-height="115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76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9pt" style:font-size-asian="9pt" style:font-size-complex="9pt" fo:language="pl" fo:country="PL" style:language-asian="pl" style:country-asian="PL" style:language-complex="ar" style:country-complex="SA"/>
    </style:style>
    <style:style style:name="P377" style:parent-style-name="Standard" style:family="paragraph">
      <style:text-properties fo:font-size="11pt" style:font-size-asian="11pt" fo:language="pl" fo:country="PL"/>
    </style:style>
    <style:style style:name="TableColumn379" style:family="table-column">
      <style:table-column-properties style:column-width="7.3652in"/>
    </style:style>
    <style:style style:name="Table378" style:family="table">
      <style:table-properties style:width="7.3652in" fo:margin-left="0in" table:align="center"/>
    </style:style>
    <style:style style:name="TableRow380" style:family="table-row">
      <style:table-row-properties style:min-row-height="0.7236in"/>
    </style:style>
    <style:style style:name="TableCell381" style:family="table-cell">
      <style:table-cell-properties fo:border="0.0069in solid #000000" fo:padding-top="0in" fo:padding-left="0.075in" fo:padding-bottom="0in" fo:padding-right="0.075in"/>
    </style:style>
    <style:style style:name="P382" style:parent-style-name="Standard" style:family="paragraph">
      <style:text-properties fo:font-size="11pt" style:font-size-asian="11pt" fo:language="pl" fo:country="PL"/>
    </style:style>
    <style:style style:name="P383" style:parent-style-name="Standard" style:family="paragraph">
      <style:text-properties fo:font-size="11pt" style:font-size-asian="11pt" fo:language="pl" fo:country="PL"/>
    </style:style>
    <style:style style:name="P384" style:parent-style-name="Standard" style:family="paragraph">
      <style:text-properties fo:font-size="11pt" style:font-size-asian="11pt"/>
    </style:style>
    <style:style style:name="P385" style:parent-style-name="Standard" style:family="paragraph">
      <style:text-properties fo:font-size="11pt" style:font-size-asian="11pt"/>
    </style:style>
    <style:style style:name="P386" style:parent-style-name="Standard" style:family="paragraph">
      <style:text-properties fo:font-size="11pt" style:font-size-asian="11pt"/>
    </style:style>
    <style:style style:name="P387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 fo:language="pl" fo:country="PL"/>
    </style:style>
    <style:style style:name="P388" style:parent-style-name="Standard" style:family="paragraph">
      <style:paragraph-properties fo:text-align="justify"/>
      <style:text-properties fo:font-weight="bold" style:font-weight-asian="bold" fo:language="pl" fo:country="PL"/>
    </style:style>
    <style:style style:name="P389" style:parent-style-name="Standard" style:family="paragraph">
      <style:paragraph-properties fo:text-align="justify"/>
      <style:text-properties fo:font-weight="bold" style:font-weight-asian="bold" fo:language="pl" fo:country="PL"/>
    </style:style>
    <style:style style:name="TableColumn391" style:family="table-column">
      <style:table-column-properties style:column-width="7.3652in"/>
    </style:style>
    <style:style style:name="Table390" style:family="table">
      <style:table-properties style:width="7.3652in" fo:margin-left="0in" table:align="left"/>
    </style:style>
    <style:style style:name="TableRow392" style:family="table-row">
      <style:table-row-properties/>
    </style:style>
    <style:style style:name="TableCell393" style:family="table-cell">
      <style:table-cell-properties fo:border="0.0069in solid #000000" fo:padding-top="0in" fo:padding-left="0.075in" fo:padding-bottom="0in" fo:padding-right="0.075in"/>
    </style:style>
    <style:style style:name="P394" style:parent-style-name="Normalny" style:family="paragraph">
      <style:paragraph-properties fo:text-align="center"/>
      <style:text-properties fo:font-style="italic" style:font-style-asian="italic"/>
    </style:style>
    <style:style style:name="TableRow395" style:family="table-row">
      <style:table-row-properties/>
    </style:style>
    <style:style style:name="TableCell396" style:family="table-cell">
      <style:table-cell-properties fo:border="0.0069in solid #000000" fo:padding-top="0in" fo:padding-left="0.075in" fo:padding-bottom="0in" fo:padding-right="0.075in"/>
    </style:style>
    <style:style style:name="P397" style:parent-style-name="HTML-wstępniesformatowany" style:family="paragraph">
      <style:paragraph-properties style:vertical-align="baseline" fo:line-height="115%"/>
    </style:style>
    <style:style style:name="T398" style:parent-style-name="cp" style:family="text">
      <style:text-properties fo:font-style="italic" style:font-style-asian="italic" style:font-style-complex="italic" fo:color="#8F5902" fo:font-size="9pt" style:font-size-asian="9pt" style:font-size-complex="9pt" fo:language="en" fo:country="US"/>
    </style:style>
    <style:style style:name="P399" style:parent-style-name="HTML-wstępniesformatowany" style:family="paragraph">
      <style:paragraph-properties style:vertical-align="baseline" fo:line-height="115%"/>
    </style:style>
    <style:style style:name="T400" style:parent-style-name="cp" style:family="text">
      <style:text-properties fo:font-style="italic" style:font-style-asian="italic" style:font-style-complex="italic" fo:color="#8F5902" fo:font-size="9pt" style:font-size-asian="9pt" style:font-size-complex="9pt" fo:language="en" fo:country="US"/>
    </style:style>
    <style:style style:name="P401" style:parent-style-name="HTML-wstępniesformatowany" style:family="paragraph">
      <style:paragraph-properties style:vertical-align="baseline" fo:line-height="115%"/>
      <style:text-properties fo:color="#000000" fo:font-size="9pt" style:font-size-asian="9pt" style:font-size-complex="9pt" fo:language="en" fo:country="US"/>
    </style:style>
    <style:style style:name="P402" style:parent-style-name="HTML-wstępniesformatowany" style:family="paragraph">
      <style:paragraph-properties style:vertical-align="baseline" fo:line-height="115%"/>
    </style:style>
    <style:style style:name="T403" style:parent-style-name="kt" style:family="text">
      <style:text-properties fo:font-weight="bold" style:font-weight-asian="bold" style:font-weight-complex="bold" fo:color="#204A87" fo:font-size="9pt" style:font-size-asian="9pt" style:font-size-complex="9pt" fo:language="en" fo:country="US"/>
    </style:style>
    <style:style style:name="T404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405" style:parent-style-name="n" style:family="text">
      <style:text-properties fo:color="#000000" fo:font-size="9pt" style:font-size-asian="9pt" style:font-size-complex="9pt" fo:language="en" fo:country="US"/>
    </style:style>
    <style:style style:name="T406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T407" style:parent-style-name="kt" style:family="text">
      <style:text-properties fo:font-weight="bold" style:font-weight-asian="bold" style:font-weight-complex="bold" fo:color="#204A87" fo:font-size="9pt" style:font-size-asian="9pt" style:font-size-complex="9pt" fo:language="en" fo:country="US"/>
    </style:style>
    <style:style style:name="T408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409" style:parent-style-name="n" style:family="text">
      <style:text-properties fo:color="#000000" fo:font-size="9pt" style:font-size-asian="9pt" style:font-size-complex="9pt" fo:language="en" fo:country="US"/>
    </style:style>
    <style:style style:name="T410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T411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412" style:parent-style-name="kt" style:family="text">
      <style:text-properties fo:font-weight="bold" style:font-weight-asian="bold" style:font-weight-complex="bold" fo:color="#204A87" fo:font-size="9pt" style:font-size-asian="9pt" style:font-size-complex="9pt" fo:language="en" fo:country="US"/>
    </style:style>
    <style:style style:name="T413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414" style:parent-style-name="o" style:family="text">
      <style:text-properties fo:font-weight="bold" style:font-weight-asian="bold" style:font-weight-complex="bold" fo:color="#CE5C00" fo:font-size="9pt" style:font-size-asian="9pt" style:font-size-complex="9pt" fo:language="en" fo:country="US"/>
    </style:style>
    <style:style style:name="T415" style:parent-style-name="n" style:family="text">
      <style:text-properties fo:color="#000000" fo:font-size="9pt" style:font-size-asian="9pt" style:font-size-complex="9pt" fo:language="en" fo:country="US"/>
    </style:style>
    <style:style style:name="T416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P417" style:parent-style-name="HTML-wstępniesformatowany" style:family="paragraph">
      <style:paragraph-properties style:vertical-align="baseline" fo:line-height="115%"/>
    </style:style>
    <style:style style:name="T418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419" style:parent-style-name="kt" style:family="text">
      <style:text-properties fo:font-weight="bold" style:font-weight-asian="bold" style:font-weight-complex="bold" fo:color="#204A87" fo:font-size="9pt" style:font-size-asian="9pt" style:font-size-complex="9pt" fo:language="en" fo:country="US"/>
    </style:style>
    <style:style style:name="T420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421" style:parent-style-name="n" style:family="text">
      <style:text-properties fo:color="#000000" fo:font-size="9pt" style:font-size-asian="9pt" style:font-size-complex="9pt" fo:language="en" fo:country="US"/>
    </style:style>
    <style:style style:name="T422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P423" style:parent-style-name="HTML-wstępniesformatowany" style:family="paragraph">
      <style:paragraph-properties style:vertical-align="baseline" fo:line-height="115%"/>
    </style:style>
    <style:style style:name="T424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425" style:parent-style-name="k" style:family="text">
      <style:text-properties fo:font-weight="bold" style:font-weight-asian="bold" style:font-weight-complex="bold" fo:color="#204A87" fo:font-size="9pt" style:font-size-asian="9pt" style:font-size-complex="9pt" fo:language="en" fo:country="US"/>
    </style:style>
    <style:style style:name="T426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T427" style:parent-style-name="n" style:family="text">
      <style:text-properties fo:color="#000000" fo:font-size="9pt" style:font-size-asian="9pt" style:font-size-complex="9pt" fo:language="en" fo:country="US"/>
    </style:style>
    <style:style style:name="T428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429" style:parent-style-name="o" style:family="text">
      <style:text-properties fo:font-weight="bold" style:font-weight-asian="bold" style:font-weight-complex="bold" fo:color="#CE5C00" fo:font-size="9pt" style:font-size-asian="9pt" style:font-size-complex="9pt" fo:language="en" fo:country="US"/>
    </style:style>
    <style:style style:name="T430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431" style:parent-style-name="n" style:family="text">
      <style:text-properties fo:color="#000000" fo:font-size="9pt" style:font-size-asian="9pt" style:font-size-complex="9pt" fo:language="en" fo:country="US"/>
    </style:style>
    <style:style style:name="T432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433" style:parent-style-name="o" style:family="text">
      <style:text-properties fo:font-weight="bold" style:font-weight-asian="bold" style:font-weight-complex="bold" fo:color="#CE5C00" fo:font-size="9pt" style:font-size-asian="9pt" style:font-size-complex="9pt" fo:language="en" fo:country="US"/>
    </style:style>
    <style:style style:name="T434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435" style:parent-style-name="mi" style:family="text">
      <style:text-properties fo:font-weight="bold" style:font-weight-asian="bold" style:font-weight-complex="bold" fo:color="#0000CF" fo:font-size="9pt" style:font-size-asian="9pt" style:font-size-complex="9pt" fo:language="en" fo:country="US"/>
    </style:style>
    <style:style style:name="T436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T437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438" style:parent-style-name="n" style:family="text">
      <style:text-properties fo:color="#000000" fo:font-size="9pt" style:font-size-asian="9pt" style:font-size-complex="9pt" fo:language="en" fo:country="US"/>
    </style:style>
    <style:style style:name="T439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440" style:parent-style-name="o" style:family="text">
      <style:text-properties fo:font-weight="bold" style:font-weight-asian="bold" style:font-weight-complex="bold" fo:color="#CE5C00" fo:font-size="9pt" style:font-size-asian="9pt" style:font-size-complex="9pt" fo:language="en" fo:country="US"/>
    </style:style>
    <style:style style:name="T441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442" style:parent-style-name="mi" style:family="text">
      <style:text-properties fo:font-weight="bold" style:font-weight-asian="bold" style:font-weight-complex="bold" fo:color="#0000CF" fo:font-size="9pt" style:font-size-asian="9pt" style:font-size-complex="9pt" fo:language="en" fo:country="US"/>
    </style:style>
    <style:style style:name="T443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T444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445" style:parent-style-name="n" style:family="text">
      <style:text-properties fo:color="#000000" fo:font-size="9pt" style:font-size-asian="9pt" style:font-size-complex="9pt" fo:language="en" fo:country="US"/>
    </style:style>
    <style:style style:name="T446" style:parent-style-name="o" style:family="text">
      <style:text-properties fo:font-weight="bold" style:font-weight-asian="bold" style:font-weight-complex="bold" fo:color="#CE5C00" fo:font-size="9pt" style:font-size-asian="9pt" style:font-size-complex="9pt" fo:language="en" fo:country="US"/>
    </style:style>
    <style:style style:name="T447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P448" style:parent-style-name="HTML-wstępniesformatowany" style:family="paragraph">
      <style:paragraph-properties style:vertical-align="baseline" fo:line-height="115%"/>
    </style:style>
    <style:style style:name="T449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450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451" style:parent-style-name="n" style:family="text">
      <style:text-properties fo:color="#000000" fo:font-size="9pt" style:font-size-asian="9pt" style:font-size-complex="9pt" fo:language="en" fo:country="US"/>
    </style:style>
    <style:style style:name="T452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T453" style:parent-style-name="s" style:family="text">
      <style:text-properties fo:color="#4E9A06" fo:font-size="9pt" style:font-size-asian="9pt" style:font-size-complex="9pt" fo:language="en" fo:country="US"/>
    </style:style>
    <style:style style:name="T454" style:parent-style-name="se" style:family="text">
      <style:text-properties fo:color="#4E9A06" fo:font-size="9pt" style:font-size-asian="9pt" style:font-size-complex="9pt" fo:language="en" fo:country="US"/>
    </style:style>
    <style:style style:name="T455" style:parent-style-name="s" style:family="text">
      <style:text-properties fo:color="#4E9A06" fo:font-size="9pt" style:font-size-asian="9pt" style:font-size-complex="9pt" fo:language="en" fo:country="US"/>
    </style:style>
    <style:style style:name="T456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T457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458" style:parent-style-name="n" style:family="text">
      <style:text-properties fo:color="#000000" fo:font-size="9pt" style:font-size-asian="9pt" style:font-size-complex="9pt" fo:language="en" fo:country="US"/>
    </style:style>
    <style:style style:name="T459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T460" style:parent-style-name="n" style:family="text">
      <style:text-properties fo:color="#000000" fo:font-size="9pt" style:font-size-asian="9pt" style:font-size-complex="9pt" fo:language="en" fo:country="US"/>
    </style:style>
    <style:style style:name="T461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P462" style:parent-style-name="HTML-wstępniesformatowany" style:family="paragraph">
      <style:paragraph-properties style:vertical-align="baseline" fo:line-height="115%"/>
    </style:style>
    <style:style style:name="T463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464" style:parent-style-name="k" style:family="text">
      <style:text-properties fo:font-weight="bold" style:font-weight-asian="bold" style:font-weight-complex="bold" fo:color="#204A87" fo:font-size="9pt" style:font-size-asian="9pt" style:font-size-complex="9pt"/>
    </style:style>
    <style:style style:name="T465" style:parent-style-name="Domyślnaczcionkaakapitu" style:family="text">
      <style:text-properties fo:color="#000000" fo:font-size="9pt" style:font-size-asian="9pt" style:font-size-complex="9pt"/>
    </style:style>
    <style:style style:name="T466" style:parent-style-name="mi" style:family="text">
      <style:text-properties fo:font-weight="bold" style:font-weight-asian="bold" style:font-weight-complex="bold" fo:color="#0000CF" fo:font-size="9pt" style:font-size-asian="9pt" style:font-size-complex="9pt"/>
    </style:style>
    <style:style style:name="T467" style:parent-style-name="p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P468" style:parent-style-name="HTML-wstępniesformatowany" style:family="paragraph">
      <style:paragraph-properties style:vertical-align="baseline" fo:line-height="115%"/>
    </style:style>
    <style:style style:name="T469" style:parent-style-name="p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P470" style:parent-style-name="Standard" style:family="paragraph">
      <style:paragraph-properties fo:text-align="justify"/>
      <style:text-properties fo:font-weight="bold" style:font-weight-asian="bold" fo:language="pl" fo:country="PL"/>
    </style:style>
    <style:style style:name="TableColumn472" style:family="table-column">
      <style:table-column-properties style:column-width="7.3652in"/>
    </style:style>
    <style:style style:name="Table471" style:family="table">
      <style:table-properties style:width="7.3652in" fo:margin-left="0in" table:align="center"/>
    </style:style>
    <style:style style:name="TableRow473" style:family="table-row">
      <style:table-row-properties style:min-row-height="1.2715in"/>
    </style:style>
    <style:style style:name="TableCell4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5" style:parent-style-name="Standard" style:family="paragraph">
      <style:text-properties fo:font-size="11pt" style:font-size-asian="11pt" fo:language="pl" fo:country="PL"/>
    </style:style>
    <style:style style:name="P476" style:parent-style-name="Standard" style:family="paragraph">
      <style:text-properties fo:font-size="11pt" style:font-size-asian="11pt" fo:language="pl" fo:country="PL"/>
    </style:style>
    <style:style style:name="P477" style:parent-style-name="Standard" style:family="paragraph">
      <style:text-properties fo:font-size="11pt" style:font-size-asian="11pt" fo:language="pl" fo:country="PL"/>
    </style:style>
    <style:style style:name="P478" style:parent-style-name="Standard" style:family="paragraph">
      <style:text-properties fo:font-size="11pt" style:font-size-asian="11pt" fo:language="pl" fo:country="PL"/>
    </style:style>
    <style:style style:name="P479" style:parent-style-name="Standard" style:family="paragraph">
      <style:text-properties fo:font-size="11pt" style:font-size-asian="11pt" fo:language="pl" fo:country="PL"/>
    </style:style>
    <style:style style:name="P480" style:parent-style-name="Standard" style:family="paragraph">
      <style:text-properties fo:font-size="11pt" style:font-size-asian="11pt" fo:language="pl" fo:country="PL"/>
    </style:style>
    <style:style style:name="P481" style:parent-style-name="Standard" style:family="paragraph">
      <style:text-properties fo:font-size="11pt" style:font-size-asian="11pt" fo:language="pl" fo:country="PL"/>
    </style:style>
    <style:style style:name="P482" style:parent-style-name="Standard" style:family="paragraph">
      <style:text-properties fo:font-size="11pt" style:font-size-asian="11pt" fo:language="pl" fo:country="PL"/>
    </style:style>
    <style:style style:name="P483" style:parent-style-name="Standard" style:family="paragraph">
      <style:paragraph-properties fo:text-align="justify"/>
      <style:text-properties fo:font-weight="bold" style:font-weight-asian="bold" style:text-underline-type="single" style:text-underline-style="solid" style:text-underline-width="auto" style:text-underline-mode="continuous" fo:language="pl" fo:country="PL"/>
    </style:style>
    <style:style style:name="P484" style:parent-style-name="Standard" style:family="paragraph">
      <style:paragraph-properties fo:text-align="justify"/>
      <style:text-properties fo:font-weight="bold" style:font-weight-asian="bold" fo:font-size="11pt" style:font-size-asian="11pt" fo:language="pl" fo:country="PL"/>
    </style:style>
    <style:style style:name="P485" style:parent-style-name="Standard" style:family="paragraph">
      <style:paragraph-properties fo:text-align="justify"/>
      <style:text-properties fo:font-weight="bold" style:font-weight-asian="bold" fo:font-size="11pt" style:font-size-asian="11pt" fo:language="pl" fo:country="PL"/>
    </style:style>
    <style:style style:name="TableColumn487" style:family="table-column">
      <style:table-column-properties style:column-width="7.3652in"/>
    </style:style>
    <style:style style:name="Table486" style:family="table">
      <style:table-properties style:width="7.3652in" fo:margin-left="0in" table:align="left"/>
    </style:style>
    <style:style style:name="TableRow488" style:family="table-row">
      <style:table-row-properties/>
    </style:style>
    <style:style style:name="TableCell489" style:family="table-cell">
      <style:table-cell-properties fo:border="0.0069in solid #000000" fo:padding-top="0in" fo:padding-left="0.075in" fo:padding-bottom="0in" fo:padding-right="0.075in"/>
    </style:style>
    <style:style style:name="P490" style:parent-style-name="Normalny" style:family="paragraph">
      <style:paragraph-properties fo:text-align="center"/>
      <style:text-properties fo:font-style="italic" style:font-style-asian="italic"/>
    </style:style>
    <style:style style:name="TableRow491" style:family="table-row">
      <style:table-row-properties/>
    </style:style>
    <style:style style:name="TableCell492" style:family="table-cell">
      <style:table-cell-properties fo:border="0.0069in solid #000000" fo:padding-top="0in" fo:padding-left="0.075in" fo:padding-bottom="0in" fo:padding-right="0.075in"/>
    </style:style>
    <style:style style:name="P493" style:parent-style-name="HTML-wstępniesformatowany" style:family="paragraph">
      <style:paragraph-properties style:vertical-align="baseline" fo:line-height="115%"/>
    </style:style>
    <style:style style:name="T494" style:parent-style-name="cp" style:family="text">
      <style:text-properties fo:font-style="italic" style:font-style-asian="italic" style:font-style-complex="italic" fo:color="#8F5902" fo:font-size="9pt" style:font-size-asian="9pt" style:font-size-complex="9pt" fo:language="en" fo:country="US"/>
    </style:style>
    <style:style style:name="P495" style:parent-style-name="HTML-wstępniesformatowany" style:family="paragraph">
      <style:paragraph-properties style:vertical-align="baseline" fo:line-height="115%"/>
    </style:style>
    <style:style style:name="T496" style:parent-style-name="cp" style:family="text">
      <style:text-properties fo:font-style="italic" style:font-style-asian="italic" style:font-style-complex="italic" fo:color="#8F5902" fo:font-size="9pt" style:font-size-asian="9pt" style:font-size-complex="9pt" fo:language="en" fo:country="US"/>
    </style:style>
    <style:style style:name="P497" style:parent-style-name="HTML-wstępniesformatowany" style:family="paragraph">
      <style:paragraph-properties style:vertical-align="baseline" fo:line-height="115%"/>
      <style:text-properties fo:color="#000000" fo:font-size="9pt" style:font-size-asian="9pt" style:font-size-complex="9pt" fo:language="en" fo:country="US"/>
    </style:style>
    <style:style style:name="P498" style:parent-style-name="HTML-wstępniesformatowany" style:family="paragraph">
      <style:paragraph-properties style:vertical-align="baseline" fo:line-height="115%"/>
    </style:style>
    <style:style style:name="T499" style:parent-style-name="kt" style:family="text">
      <style:text-properties fo:font-weight="bold" style:font-weight-asian="bold" style:font-weight-complex="bold" fo:color="#204A87" fo:font-size="9pt" style:font-size-asian="9pt" style:font-size-complex="9pt" fo:language="en" fo:country="US"/>
    </style:style>
    <style:style style:name="T500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501" style:parent-style-name="n" style:family="text">
      <style:text-properties fo:color="#000000" fo:font-size="9pt" style:font-size-asian="9pt" style:font-size-complex="9pt" fo:language="en" fo:country="US"/>
    </style:style>
    <style:style style:name="T502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T503" style:parent-style-name="kt" style:family="text">
      <style:text-properties fo:font-weight="bold" style:font-weight-asian="bold" style:font-weight-complex="bold" fo:color="#204A87" fo:font-size="9pt" style:font-size-asian="9pt" style:font-size-complex="9pt" fo:language="en" fo:country="US"/>
    </style:style>
    <style:style style:name="T504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505" style:parent-style-name="n" style:family="text">
      <style:text-properties fo:color="#000000" fo:font-size="9pt" style:font-size-asian="9pt" style:font-size-complex="9pt" fo:language="en" fo:country="US"/>
    </style:style>
    <style:style style:name="T506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T507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508" style:parent-style-name="kt" style:family="text">
      <style:text-properties fo:font-weight="bold" style:font-weight-asian="bold" style:font-weight-complex="bold" fo:color="#204A87" fo:font-size="9pt" style:font-size-asian="9pt" style:font-size-complex="9pt" fo:language="en" fo:country="US"/>
    </style:style>
    <style:style style:name="T509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510" style:parent-style-name="o" style:family="text">
      <style:text-properties fo:font-weight="bold" style:font-weight-asian="bold" style:font-weight-complex="bold" fo:color="#CE5C00" fo:font-size="9pt" style:font-size-asian="9pt" style:font-size-complex="9pt" fo:language="en" fo:country="US"/>
    </style:style>
    <style:style style:name="T511" style:parent-style-name="n" style:family="text">
      <style:text-properties fo:color="#000000" fo:font-size="9pt" style:font-size-asian="9pt" style:font-size-complex="9pt" fo:language="en" fo:country="US"/>
    </style:style>
    <style:style style:name="T512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T513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514" style:parent-style-name="kt" style:family="text">
      <style:text-properties fo:font-weight="bold" style:font-weight-asian="bold" style:font-weight-complex="bold" fo:color="#204A87" fo:font-size="9pt" style:font-size-asian="9pt" style:font-size-complex="9pt" fo:language="en" fo:country="US"/>
    </style:style>
    <style:style style:name="T515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516" style:parent-style-name="o" style:family="text">
      <style:text-properties fo:font-weight="bold" style:font-weight-asian="bold" style:font-weight-complex="bold" fo:color="#CE5C00" fo:font-size="9pt" style:font-size-asian="9pt" style:font-size-complex="9pt" fo:language="en" fo:country="US"/>
    </style:style>
    <style:style style:name="T517" style:parent-style-name="n" style:family="text">
      <style:text-properties fo:color="#000000" fo:font-size="9pt" style:font-size-asian="9pt" style:font-size-complex="9pt" fo:language="en" fo:country="US"/>
    </style:style>
    <style:style style:name="T518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P519" style:parent-style-name="HTML-wstępniesformatowany" style:family="paragraph">
      <style:paragraph-properties style:vertical-align="baseline" fo:line-height="115%"/>
    </style:style>
    <style:style style:name="T520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521" style:parent-style-name="kt" style:family="text">
      <style:text-properties fo:font-weight="bold" style:font-weight-asian="bold" style:font-weight-complex="bold" fo:color="#204A87" fo:font-size="9pt" style:font-size-asian="9pt" style:font-size-complex="9pt" fo:language="en" fo:country="US"/>
    </style:style>
    <style:style style:name="T522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523" style:parent-style-name="n" style:family="text">
      <style:text-properties fo:color="#000000" fo:font-size="9pt" style:font-size-asian="9pt" style:font-size-complex="9pt" fo:language="en" fo:country="US"/>
    </style:style>
    <style:style style:name="T524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P525" style:parent-style-name="HTML-wstępniesformatowany" style:family="paragraph">
      <style:paragraph-properties style:vertical-align="baseline" fo:line-height="115%"/>
    </style:style>
    <style:style style:name="T526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527" style:parent-style-name="k" style:family="text">
      <style:text-properties fo:font-weight="bold" style:font-weight-asian="bold" style:font-weight-complex="bold" fo:color="#204A87" fo:font-size="9pt" style:font-size-asian="9pt" style:font-size-complex="9pt" fo:language="en" fo:country="US"/>
    </style:style>
    <style:style style:name="T528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T529" style:parent-style-name="n" style:family="text">
      <style:text-properties fo:color="#000000" fo:font-size="9pt" style:font-size-asian="9pt" style:font-size-complex="9pt" fo:language="en" fo:country="US"/>
    </style:style>
    <style:style style:name="T530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531" style:parent-style-name="o" style:family="text">
      <style:text-properties fo:font-weight="bold" style:font-weight-asian="bold" style:font-weight-complex="bold" fo:color="#CE5C00" fo:font-size="9pt" style:font-size-asian="9pt" style:font-size-complex="9pt" fo:language="en" fo:country="US"/>
    </style:style>
    <style:style style:name="T532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533" style:parent-style-name="mi" style:family="text">
      <style:text-properties fo:font-weight="bold" style:font-weight-asian="bold" style:font-weight-complex="bold" fo:color="#0000CF" fo:font-size="9pt" style:font-size-asian="9pt" style:font-size-complex="9pt" fo:language="en" fo:country="US"/>
    </style:style>
    <style:style style:name="T534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T535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536" style:parent-style-name="n" style:family="text">
      <style:text-properties fo:color="#000000" fo:font-size="9pt" style:font-size-asian="9pt" style:font-size-complex="9pt" fo:language="en" fo:country="US"/>
    </style:style>
    <style:style style:name="T537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T538" style:parent-style-name="n" style:family="text">
      <style:text-properties fo:color="#000000" fo:font-size="9pt" style:font-size-asian="9pt" style:font-size-complex="9pt" fo:language="en" fo:country="US"/>
    </style:style>
    <style:style style:name="T539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T540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541" style:parent-style-name="o" style:family="text">
      <style:text-properties fo:font-weight="bold" style:font-weight-asian="bold" style:font-weight-complex="bold" fo:color="#CE5C00" fo:font-size="9pt" style:font-size-asian="9pt" style:font-size-complex="9pt" fo:language="en" fo:country="US"/>
    </style:style>
    <style:style style:name="T542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543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T544" style:parent-style-name="kt" style:family="text">
      <style:text-properties fo:font-weight="bold" style:font-weight-asian="bold" style:font-weight-complex="bold" fo:color="#204A87" fo:font-size="9pt" style:font-size-asian="9pt" style:font-size-complex="9pt" fo:language="en" fo:country="US"/>
    </style:style>
    <style:style style:name="T545" style:parent-style-name="o" style:family="text">
      <style:text-properties fo:font-weight="bold" style:font-weight-asian="bold" style:font-weight-complex="bold" fo:color="#CE5C00" fo:font-size="9pt" style:font-size-asian="9pt" style:font-size-complex="9pt" fo:language="en" fo:country="US"/>
    </style:style>
    <style:style style:name="T546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T547" style:parent-style-name="mi" style:family="text">
      <style:text-properties fo:font-weight="bold" style:font-weight-asian="bold" style:font-weight-complex="bold" fo:color="#0000CF" fo:font-size="9pt" style:font-size-asian="9pt" style:font-size-complex="9pt" fo:language="en" fo:country="US"/>
    </style:style>
    <style:style style:name="T548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T549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550" style:parent-style-name="n" style:family="text">
      <style:text-properties fo:color="#000000" fo:font-size="9pt" style:font-size-asian="9pt" style:font-size-complex="9pt" fo:language="en" fo:country="US"/>
    </style:style>
    <style:style style:name="T551" style:parent-style-name="o" style:family="text">
      <style:text-properties fo:font-weight="bold" style:font-weight-asian="bold" style:font-weight-complex="bold" fo:color="#CE5C00" fo:font-size="9pt" style:font-size-asian="9pt" style:font-size-complex="9pt" fo:language="en" fo:country="US"/>
    </style:style>
    <style:style style:name="T552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P553" style:parent-style-name="HTML-wstępniesformatowany" style:family="paragraph">
      <style:paragraph-properties style:vertical-align="baseline" fo:line-height="115%"/>
    </style:style>
    <style:style style:name="T554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555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556" style:parent-style-name="n" style:family="text">
      <style:text-properties fo:color="#000000" fo:font-size="9pt" style:font-size-asian="9pt" style:font-size-complex="9pt" fo:language="en" fo:country="US"/>
    </style:style>
    <style:style style:name="T557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T558" style:parent-style-name="s" style:family="text">
      <style:text-properties fo:color="#4E9A06" fo:font-size="9pt" style:font-size-asian="9pt" style:font-size-complex="9pt" fo:language="en" fo:country="US"/>
    </style:style>
    <style:style style:name="T559" style:parent-style-name="se" style:family="text">
      <style:text-properties fo:color="#4E9A06" fo:font-size="9pt" style:font-size-asian="9pt" style:font-size-complex="9pt" fo:language="en" fo:country="US"/>
    </style:style>
    <style:style style:name="T560" style:parent-style-name="s" style:family="text">
      <style:text-properties fo:color="#4E9A06" fo:font-size="9pt" style:font-size-asian="9pt" style:font-size-complex="9pt" fo:language="en" fo:country="US"/>
    </style:style>
    <style:style style:name="T561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T562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563" style:parent-style-name="n" style:family="text">
      <style:text-properties fo:color="#000000" fo:font-size="9pt" style:font-size-asian="9pt" style:font-size-complex="9pt" fo:language="en" fo:country="US"/>
    </style:style>
    <style:style style:name="T564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T565" style:parent-style-name="n" style:family="text">
      <style:text-properties fo:color="#000000" fo:font-size="9pt" style:font-size-asian="9pt" style:font-size-complex="9pt" fo:language="en" fo:country="US"/>
    </style:style>
    <style:style style:name="T566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T567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P568" style:parent-style-name="HTML-wstępniesformatowany" style:family="paragraph">
      <style:paragraph-properties style:vertical-align="baseline" fo:line-height="115%"/>
      <style:text-properties fo:color="#000000" fo:font-size="9pt" style:font-size-asian="9pt" style:font-size-complex="9pt" fo:language="en" fo:country="US"/>
    </style:style>
    <style:style style:name="P569" style:parent-style-name="HTML-wstępniesformatowany" style:family="paragraph">
      <style:paragraph-properties style:vertical-align="baseline" fo:line-height="115%"/>
    </style:style>
    <style:style style:name="T570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571" style:parent-style-name="k" style:family="text">
      <style:text-properties fo:font-weight="bold" style:font-weight-asian="bold" style:font-weight-complex="bold" fo:color="#204A87" fo:font-size="9pt" style:font-size-asian="9pt" style:font-size-complex="9pt"/>
    </style:style>
    <style:style style:name="T572" style:parent-style-name="Domyślnaczcionkaakapitu" style:family="text">
      <style:text-properties fo:color="#000000" fo:font-size="9pt" style:font-size-asian="9pt" style:font-size-complex="9pt"/>
    </style:style>
    <style:style style:name="T573" style:parent-style-name="mi" style:family="text">
      <style:text-properties fo:font-weight="bold" style:font-weight-asian="bold" style:font-weight-complex="bold" fo:color="#0000CF" fo:font-size="9pt" style:font-size-asian="9pt" style:font-size-complex="9pt"/>
    </style:style>
    <style:style style:name="T574" style:parent-style-name="p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P575" style:parent-style-name="HTML-wstępniesformatowany" style:family="paragraph">
      <style:paragraph-properties style:vertical-align="baseline" fo:line-height="115%"/>
    </style:style>
    <style:style style:name="T576" style:parent-style-name="p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TableColumn578" style:family="table-column">
      <style:table-column-properties style:column-width="7.418in"/>
    </style:style>
    <style:style style:name="Table577" style:family="table">
      <style:table-properties style:width="7.418in" fo:margin-left="0in" table:align="center"/>
    </style:style>
    <style:style style:name="TableRow579" style:family="table-row">
      <style:table-row-properties style:min-row-height="2.8527in"/>
    </style:style>
    <style:style style:name="TableCell5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81" style:parent-style-name="Standard" style:family="paragraph">
      <style:text-properties fo:font-size="11pt" style:font-size-asian="11pt" fo:language="pl" fo:country="PL"/>
    </style:style>
    <style:style style:name="P582" style:parent-style-name="Standard" style:family="paragraph">
      <style:text-properties fo:font-size="11pt" style:font-size-asian="11pt" fo:language="pl" fo:country="PL"/>
    </style:style>
    <style:style style:name="P583" style:parent-style-name="Standard" style:family="paragraph">
      <style:text-properties fo:font-size="11pt" style:font-size-asian="11pt" fo:language="pl" fo:country="PL"/>
    </style:style>
    <style:style style:name="P584" style:parent-style-name="Standard" style:family="paragraph">
      <style:text-properties fo:font-size="11pt" style:font-size-asian="11pt" fo:language="pl" fo:country="PL"/>
    </style:style>
    <style:style style:name="P585" style:parent-style-name="Standard" style:family="paragraph">
      <style:text-properties fo:font-size="11pt" style:font-size-asian="11pt"/>
    </style:style>
    <style:style style:name="P586" style:parent-style-name="Standard" style:family="paragraph">
      <style:text-properties fo:font-size="11pt" style:font-size-asian="11pt"/>
    </style:style>
    <style:style style:name="P587" style:parent-style-name="Standard" style:family="paragraph">
      <style:text-properties fo:font-size="11pt" style:font-size-asian="11pt"/>
    </style:style>
    <style:style style:name="P588" style:parent-style-name="Standard" style:family="paragraph">
      <style:text-properties fo:font-size="11pt" style:font-size-asian="11pt"/>
    </style:style>
    <style:style style:name="P589" style:parent-style-name="Standard" style:family="paragraph">
      <style:text-properties fo:font-size="11pt" style:font-size-asian="11pt"/>
    </style:style>
    <style:style style:name="P590" style:parent-style-name="Standard" style:family="paragraph">
      <style:text-properties fo:font-size="11pt" style:font-size-asian="11pt"/>
    </style:style>
    <style:style style:name="P591" style:parent-style-name="Standard" style:family="paragraph">
      <style:text-properties fo:font-size="11pt" style:font-size-asian="11pt"/>
    </style:style>
    <style:style style:name="P592" style:parent-style-name="Standard" style:family="paragraph">
      <style:text-properties fo:font-size="11pt" style:font-size-asian="11pt"/>
    </style:style>
    <style:style style:name="P593" style:parent-style-name="Standard" style:family="paragraph">
      <style:text-properties fo:font-size="11pt" style:font-size-asian="11pt"/>
    </style:style>
    <style:style style:name="P594" style:parent-style-name="Standard" style:family="paragraph">
      <style:text-properties fo:font-size="11pt" style:font-size-asian="11pt"/>
    </style:style>
    <style:style style:name="P595" style:parent-style-name="Standard" style:family="paragraph">
      <style:text-properties fo:font-size="11pt" style:font-size-asian="11pt"/>
    </style:style>
    <style:style style:name="P596" style:parent-style-name="Standard" style:family="paragraph">
      <style:text-properties fo:font-size="11pt" style:font-size-asian="11pt"/>
    </style:style>
    <style:style style:name="P597" style:parent-style-name="Standard" style:family="paragraph">
      <style:text-properties fo:font-size="11pt" style:font-size-asian="11pt"/>
    </style:style>
    <style:style style:name="P598" style:parent-style-name="Standard" style:family="paragraph">
      <style:text-properties fo:font-size="11pt" style:font-size-asian="11pt"/>
    </style:style>
    <style:style style:name="P599" style:parent-style-name="Standard" style:family="paragraph">
      <style:text-properties fo:font-size="11pt" style:font-size-asian="11pt"/>
    </style:style>
    <style:style style:name="P600" style:parent-style-name="Standard" style:family="paragraph">
      <style:text-properties fo:font-size="11pt" style:font-size-asian="11pt"/>
    </style:style>
    <style:style style:name="P601" style:parent-style-name="Standard" style:family="paragraph">
      <style:text-properties fo:font-size="11pt" style:font-size-asian="11pt"/>
    </style:style>
    <style:style style:name="P602" style:parent-style-name="Standard" style:family="paragraph">
      <style:text-properties fo:font-size="11pt" style:font-size-asian="11pt"/>
    </style:style>
    <style:style style:name="P603" style:parent-style-name="Standard" style:family="paragraph">
      <style:text-properties fo:font-size="11pt" style:font-size-asian="11pt"/>
    </style:style>
    <style:style style:name="P604" style:parent-style-name="Standard" style:family="paragraph">
      <style:text-properties fo:font-size="11pt" style:font-size-asian="11pt"/>
    </style:style>
    <style:style style:name="P605" style:parent-style-name="Standard" style:family="paragraph">
      <style:text-properties fo:font-size="11pt" style:font-size-asian="11pt"/>
    </style:style>
    <style:style style:name="P606" style:parent-style-name="Standard" style:family="paragraph">
      <style:text-properties fo:font-size="11pt" style:font-size-asian="11pt"/>
    </style:style>
    <style:style style:name="P607" style:parent-style-name="Standard" style:family="paragraph">
      <style:text-properties fo:font-size="11pt" style:font-size-asian="11pt"/>
    </style:style>
    <style:style style:name="P608" style:parent-style-name="Standard" style:family="paragraph">
      <style:text-properties fo:font-size="11pt" style:font-size-asian="11pt"/>
    </style:style>
    <style:style style:name="P609" style:parent-style-name="Standard" style:family="paragraph">
      <style:text-properties fo:font-size="11pt" style:font-size-asian="11pt"/>
    </style:style>
    <style:style style:name="P610" style:parent-style-name="Standard" style:family="paragraph">
      <style:text-properties fo:font-size="11pt" style:font-size-asian="11pt"/>
    </style:style>
    <style:style style:name="P611" style:parent-style-name="Standard" style:family="paragraph">
      <style:text-properties fo:font-size="11pt" style:font-size-asian="11pt"/>
    </style:style>
    <style:style style:name="P612" style:parent-style-name="Standard" style:family="paragraph">
      <style:text-properties fo:font-size="11pt" style:font-size-asian="11pt"/>
    </style:style>
    <style:style style:name="P613" style:parent-style-name="Standard" style:family="paragraph">
      <style:text-properties fo:font-size="11pt" style:font-size-asian="11pt"/>
    </style:style>
    <style:style style:name="P614" style:parent-style-name="Standard" style:family="paragraph">
      <style:text-properties fo:font-size="11pt" style:font-size-asian="11pt"/>
    </style:style>
    <style:style style:name="P615" style:parent-style-name="Standard" style:family="paragraph">
      <style:text-properties fo:font-size="11pt" style:font-size-asian="11pt"/>
    </style:style>
    <style:style style:name="P616" style:parent-style-name="Standard" style:family="paragraph">
      <style:text-properties fo:font-size="11pt" style:font-size-asian="11pt"/>
    </style:style>
    <style:style style:name="P617" style:parent-style-name="Standard" style:family="paragraph">
      <style:text-properties fo:font-size="11pt" style:font-size-asian="11pt"/>
    </style:style>
    <style:style style:name="P618" style:parent-style-name="Standard" style:family="paragraph">
      <style:text-properties fo:font-size="11pt" style:font-size-asian="11pt"/>
    </style:style>
    <style:style style:name="P619" style:parent-style-name="Standard" style:family="paragraph">
      <style:text-properties fo:font-size="11pt" style:font-size-asian="11pt" fo:language="pl" fo:country="PL"/>
    </style:style>
    <style:style style:name="P620" style:parent-style-name="Standard" style:family="paragraph">
      <style:text-properties fo:font-size="11pt" style:font-size-asian="11pt" fo:language="pl" fo:country="PL"/>
    </style:style>
    <style:style style:name="TableRow621" style:family="table-row">
      <style:table-row-properties style:min-row-height="0.0486in"/>
    </style:style>
    <style:style style:name="TableCell6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23" style:parent-style-name="Standard" style:family="paragraph">
      <style:text-properties fo:font-size="11pt" style:font-size-asian="11pt" fo:language="pl" fo:country="PL"/>
    </style:style>
    <style:style style:name="P624" style:parent-style-name="Standard" style:family="paragraph">
      <style:text-properties fo:font-size="11pt" style:font-size-asian="11pt" fo:language="pl" fo:country="PL"/>
    </style:style>
    <style:style style:name="P625" style:parent-style-name="Standard" style:family="paragraph">
      <style:paragraph-properties fo:text-align="justify"/>
      <style:text-properties fo:font-weight="bold" style:font-weight-asian="bold" style:text-underline-type="single" style:text-underline-style="solid" style:text-underline-width="auto" style:text-underline-mode="continuous" fo:language="pl" fo:country="PL"/>
    </style:style>
    <style:style style:name="P626" style:parent-style-name="Standard" style:family="paragraph">
      <style:paragraph-properties fo:text-align="justify"/>
      <style:text-properties fo:font-weight="bold" style:font-weight-asian="bold" fo:font-size="11pt" style:font-size-asian="11pt" fo:language="pl" fo:country="PL"/>
    </style:style>
    <style:style style:name="P627" style:parent-style-name="Standard" style:family="paragraph">
      <style:paragraph-properties fo:text-align="justify"/>
      <style:text-properties fo:font-weight="bold" style:font-weight-asian="bold" fo:font-size="11pt" style:font-size-asian="11pt" fo:language="pl" fo:country="PL"/>
    </style:style>
    <style:style style:name="P628" style:parent-style-name="Standard" style:family="paragraph">
      <style:paragraph-properties fo:text-align="justify"/>
      <style:text-properties fo:font-weight="bold" style:font-weight-asian="bold" fo:font-size="11pt" style:font-size-asian="11pt" fo:language="pl" fo:country="PL"/>
    </style:style>
    <style:style style:name="TableColumn630" style:family="table-column">
      <style:table-column-properties style:column-width="7.3652in"/>
    </style:style>
    <style:style style:name="Table629" style:family="table">
      <style:table-properties style:width="7.3652in" fo:margin-left="0in" table:align="left"/>
    </style:style>
    <style:style style:name="TableRow631" style:family="table-row">
      <style:table-row-properties/>
    </style:style>
    <style:style style:name="TableCell632" style:family="table-cell">
      <style:table-cell-properties fo:border="0.0069in solid #000000" fo:padding-top="0in" fo:padding-left="0.075in" fo:padding-bottom="0in" fo:padding-right="0.075in"/>
    </style:style>
    <style:style style:name="P633" style:parent-style-name="Normalny" style:family="paragraph">
      <style:paragraph-properties fo:text-align="center"/>
      <style:text-properties fo:font-style="italic" style:font-style-asian="italic"/>
    </style:style>
    <style:style style:name="TableRow634" style:family="table-row">
      <style:table-row-properties/>
    </style:style>
    <style:style style:name="TableCell635" style:family="table-cell">
      <style:table-cell-properties fo:border="0.0069in solid #000000" fo:padding-top="0in" fo:padding-left="0.075in" fo:padding-bottom="0in" fo:padding-right="0.075in"/>
    </style:style>
    <style:style style:name="P636" style:parent-style-name="HTML-wstępniesformatowany" style:family="paragraph">
      <style:paragraph-properties style:vertical-align="baseline" fo:line-height="115%"/>
    </style:style>
    <style:style style:name="T637" style:parent-style-name="cp" style:family="text">
      <style:text-properties fo:font-style="italic" style:font-style-asian="italic" style:font-style-complex="italic" fo:color="#8F5902" fo:font-size="9pt" style:font-size-asian="9pt" style:font-size-complex="9pt" fo:language="en" fo:country="US"/>
    </style:style>
    <style:style style:name="P638" style:parent-style-name="HTML-wstępniesformatowany" style:family="paragraph">
      <style:paragraph-properties style:vertical-align="baseline" fo:line-height="115%"/>
    </style:style>
    <style:style style:name="T639" style:parent-style-name="cp" style:family="text">
      <style:text-properties fo:font-style="italic" style:font-style-asian="italic" style:font-style-complex="italic" fo:color="#8F5902" fo:font-size="9pt" style:font-size-asian="9pt" style:font-size-complex="9pt" fo:language="en" fo:country="US"/>
    </style:style>
    <style:style style:name="P640" style:parent-style-name="HTML-wstępniesformatowany" style:family="paragraph">
      <style:paragraph-properties style:vertical-align="baseline" fo:line-height="115%"/>
    </style:style>
    <style:style style:name="T641" style:parent-style-name="cp" style:family="text">
      <style:text-properties fo:font-style="italic" style:font-style-asian="italic" style:font-style-complex="italic" fo:color="#8F5902" fo:font-size="9pt" style:font-size-asian="9pt" style:font-size-complex="9pt" fo:language="en" fo:country="US"/>
    </style:style>
    <style:style style:name="P642" style:parent-style-name="HTML-wstępniesformatowany" style:family="paragraph">
      <style:paragraph-properties style:vertical-align="baseline" fo:line-height="115%"/>
    </style:style>
    <style:style style:name="T643" style:parent-style-name="cp" style:family="text">
      <style:text-properties fo:font-style="italic" style:font-style-asian="italic" style:font-style-complex="italic" fo:color="#8F5902" fo:font-size="9pt" style:font-size-asian="9pt" style:font-size-complex="9pt" fo:language="en" fo:country="US"/>
    </style:style>
    <style:style style:name="P644" style:parent-style-name="HTML-wstępniesformatowany" style:family="paragraph">
      <style:paragraph-properties style:vertical-align="baseline" fo:line-height="115%"/>
      <style:text-properties fo:color="#000000" fo:font-size="9pt" style:font-size-asian="9pt" style:font-size-complex="9pt" fo:language="en" fo:country="US"/>
    </style:style>
    <style:style style:name="P645" style:parent-style-name="HTML-wstępniesformatowany" style:family="paragraph">
      <style:paragraph-properties style:vertical-align="baseline" fo:line-height="115%"/>
      <style:text-properties fo:color="#000000" fo:font-size="9pt" style:font-size-asian="9pt" style:font-size-complex="9pt" fo:language="en" fo:country="US"/>
    </style:style>
    <style:style style:name="P646" style:parent-style-name="HTML-wstępniesformatowany" style:family="paragraph">
      <style:paragraph-properties style:vertical-align="baseline" fo:line-height="115%"/>
    </style:style>
    <style:style style:name="T647" style:parent-style-name="kt" style:family="text">
      <style:text-properties fo:font-weight="bold" style:font-weight-asian="bold" style:font-weight-complex="bold" fo:color="#204A87" fo:font-size="9pt" style:font-size-asian="9pt" style:font-size-complex="9pt" fo:language="en" fo:country="US"/>
    </style:style>
    <style:style style:name="T648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649" style:parent-style-name="n" style:family="text">
      <style:text-properties fo:color="#000000" fo:font-size="9pt" style:font-size-asian="9pt" style:font-size-complex="9pt" fo:language="en" fo:country="US"/>
    </style:style>
    <style:style style:name="T650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P651" style:parent-style-name="HTML-wstępniesformatowany" style:family="paragraph">
      <style:paragraph-properties style:vertical-align="baseline" fo:line-height="115%"/>
    </style:style>
    <style:style style:name="T652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653" style:parent-style-name="n" style:family="text">
      <style:text-properties fo:color="#000000" fo:font-size="9pt" style:font-size-asian="9pt" style:font-size-complex="9pt"/>
    </style:style>
    <style:style style:name="T654" style:parent-style-name="p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T655" style:parent-style-name="s" style:family="text">
      <style:text-properties fo:color="#4E9A06" fo:font-size="9pt" style:font-size-asian="9pt" style:font-size-complex="9pt"/>
    </style:style>
    <style:style style:name="T656" style:parent-style-name="se" style:family="text">
      <style:text-properties fo:color="#4E9A06" fo:font-size="9pt" style:font-size-asian="9pt" style:font-size-complex="9pt"/>
    </style:style>
    <style:style style:name="T657" style:parent-style-name="s" style:family="text">
      <style:text-properties fo:color="#4E9A06" fo:font-size="9pt" style:font-size-asian="9pt" style:font-size-complex="9pt"/>
    </style:style>
    <style:style style:name="T658" style:parent-style-name="se" style:family="text">
      <style:text-properties fo:color="#4E9A06" fo:font-size="9pt" style:font-size-asian="9pt" style:font-size-complex="9pt"/>
    </style:style>
    <style:style style:name="T659" style:parent-style-name="s" style:family="text">
      <style:text-properties fo:color="#4E9A06" fo:font-size="9pt" style:font-size-asian="9pt" style:font-size-complex="9pt"/>
    </style:style>
    <style:style style:name="T660" style:parent-style-name="p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T661" style:parent-style-name="Domyślnaczcionkaakapitu" style:family="text">
      <style:text-properties fo:color="#000000" fo:font-size="9pt" style:font-size-asian="9pt" style:font-size-complex="9pt"/>
    </style:style>
    <style:style style:name="T662" style:parent-style-name="n" style:family="text">
      <style:text-properties fo:color="#000000" fo:font-size="9pt" style:font-size-asian="9pt" style:font-size-complex="9pt"/>
    </style:style>
    <style:style style:name="T663" style:parent-style-name="p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T664" style:parent-style-name="Domyślnaczcionkaakapitu" style:family="text">
      <style:text-properties fo:color="#000000" fo:font-size="9pt" style:font-size-asian="9pt" style:font-size-complex="9pt"/>
    </style:style>
    <style:style style:name="T665" style:parent-style-name="n" style:family="text">
      <style:text-properties fo:color="#000000" fo:font-size="9pt" style:font-size-asian="9pt" style:font-size-complex="9pt"/>
    </style:style>
    <style:style style:name="T666" style:parent-style-name="p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P667" style:parent-style-name="HTML-wstępniesformatowany" style:family="paragraph">
      <style:paragraph-properties style:vertical-align="baseline" fo:line-height="115%"/>
      <style:text-properties fo:color="#000000" fo:font-size="9pt" style:font-size-asian="9pt" style:font-size-complex="9pt"/>
    </style:style>
    <style:style style:name="P668" style:parent-style-name="HTML-wstępniesformatowany" style:family="paragraph">
      <style:paragraph-properties style:vertical-align="baseline" fo:line-height="115%"/>
    </style:style>
    <style:style style:name="T669" style:parent-style-name="Domyślnaczcionkaakapitu" style:family="text">
      <style:text-properties fo:color="#000000" fo:font-size="9pt" style:font-size-asian="9pt" style:font-size-complex="9pt"/>
    </style:style>
    <style:style style:name="T670" style:parent-style-name="k" style:family="text">
      <style:text-properties fo:font-weight="bold" style:font-weight-asian="bold" style:font-weight-complex="bold" fo:color="#204A87" fo:font-size="9pt" style:font-size-asian="9pt" style:font-size-complex="9pt" fo:language="en" fo:country="US"/>
    </style:style>
    <style:style style:name="T671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672" style:parent-style-name="mi" style:family="text">
      <style:text-properties fo:font-weight="bold" style:font-weight-asian="bold" style:font-weight-complex="bold" fo:color="#0000CF" fo:font-size="9pt" style:font-size-asian="9pt" style:font-size-complex="9pt" fo:language="en" fo:country="US"/>
    </style:style>
    <style:style style:name="T673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P674" style:parent-style-name="HTML-wstępniesformatowany" style:family="paragraph">
      <style:paragraph-properties style:vertical-align="baseline" fo:line-height="115%"/>
    </style:style>
    <style:style style:name="T675" style:parent-style-name="p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P676" style:parent-style-name="Standard" style:family="paragraph">
      <style:text-properties fo:font-size="11pt" style:font-size-asian="11pt" fo:language="pl" fo:country="PL"/>
    </style:style>
    <style:style style:name="TableColumn678" style:family="table-column">
      <style:table-column-properties style:column-width="7.3652in"/>
    </style:style>
    <style:style style:name="Table677" style:family="table">
      <style:table-properties style:width="7.3652in" fo:margin-left="0in" table:align="left"/>
    </style:style>
    <style:style style:name="TableRow679" style:family="table-row">
      <style:table-row-properties/>
    </style:style>
    <style:style style:name="TableCell680" style:family="table-cell">
      <style:table-cell-properties fo:border="0.0069in solid #000000" fo:padding-top="0in" fo:padding-left="0.075in" fo:padding-bottom="0in" fo:padding-right="0.075in"/>
    </style:style>
    <style:style style:name="P681" style:parent-style-name="Normalny" style:family="paragraph">
      <style:paragraph-properties fo:text-align="center"/>
      <style:text-properties fo:font-style="italic" style:font-style-asian="italic"/>
    </style:style>
    <style:style style:name="TableRow682" style:family="table-row">
      <style:table-row-properties/>
    </style:style>
    <style:style style:name="TableCell683" style:family="table-cell">
      <style:table-cell-properties fo:border="0.0069in solid #000000" fo:padding-top="0in" fo:padding-left="0.075in" fo:padding-bottom="0in" fo:padding-right="0.075in"/>
    </style:style>
    <style:style style:name="P684" style:parent-style-name="HTML-wstępniesformatowany" style:family="paragraph">
      <style:paragraph-properties style:vertical-align="baseline" fo:line-height="115%"/>
    </style:style>
    <style:style style:name="T685" style:parent-style-name="cp" style:family="text">
      <style:text-properties fo:font-style="italic" style:font-style-asian="italic" style:font-style-complex="italic" fo:color="#8F5902" fo:font-size="9pt" style:font-size-asian="9pt" style:font-size-complex="9pt" fo:language="en" fo:country="US"/>
    </style:style>
    <style:style style:name="P686" style:parent-style-name="HTML-wstępniesformatowany" style:family="paragraph">
      <style:paragraph-properties style:vertical-align="baseline" fo:line-height="115%"/>
    </style:style>
    <style:style style:name="T687" style:parent-style-name="cp" style:family="text">
      <style:text-properties fo:font-style="italic" style:font-style-asian="italic" style:font-style-complex="italic" fo:color="#8F5902" fo:font-size="9pt" style:font-size-asian="9pt" style:font-size-complex="9pt" fo:language="en" fo:country="US"/>
    </style:style>
    <style:style style:name="P688" style:parent-style-name="HTML-wstępniesformatowany" style:family="paragraph">
      <style:paragraph-properties style:vertical-align="baseline" fo:line-height="115%"/>
    </style:style>
    <style:style style:name="T689" style:parent-style-name="cp" style:family="text">
      <style:text-properties fo:font-style="italic" style:font-style-asian="italic" style:font-style-complex="italic" fo:color="#8F5902" fo:font-size="9pt" style:font-size-asian="9pt" style:font-size-complex="9pt" fo:language="en" fo:country="US"/>
    </style:style>
    <style:style style:name="P690" style:parent-style-name="HTML-wstępniesformatowany" style:family="paragraph">
      <style:paragraph-properties style:vertical-align="baseline" fo:line-height="115%"/>
      <style:text-properties fo:color="#000000" fo:font-size="9pt" style:font-size-asian="9pt" style:font-size-complex="9pt" fo:language="en" fo:country="US"/>
    </style:style>
    <style:style style:name="P691" style:parent-style-name="HTML-wstępniesformatowany" style:family="paragraph">
      <style:paragraph-properties style:vertical-align="baseline" fo:line-height="115%"/>
    </style:style>
    <style:style style:name="T692" style:parent-style-name="kt" style:family="text">
      <style:text-properties fo:font-weight="bold" style:font-weight-asian="bold" style:font-weight-complex="bold" fo:color="#204A87" fo:font-size="9pt" style:font-size-asian="9pt" style:font-size-complex="9pt" fo:language="en" fo:country="US"/>
    </style:style>
    <style:style style:name="T693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694" style:parent-style-name="n" style:family="text">
      <style:text-properties fo:color="#000000" fo:font-size="9pt" style:font-size-asian="9pt" style:font-size-complex="9pt" fo:language="en" fo:country="US"/>
    </style:style>
    <style:style style:name="T695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P696" style:parent-style-name="HTML-wstępniesformatowany" style:family="paragraph">
      <style:paragraph-properties style:vertical-align="baseline" fo:line-height="115%"/>
    </style:style>
    <style:style style:name="T697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698" style:parent-style-name="n" style:family="text">
      <style:text-properties fo:color="#000000" fo:font-size="9pt" style:font-size-asian="9pt" style:font-size-complex="9pt" fo:language="en" fo:country="US"/>
    </style:style>
    <style:style style:name="T699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T700" style:parent-style-name="s" style:family="text">
      <style:text-properties fo:color="#4E9A06" fo:font-size="9pt" style:font-size-asian="9pt" style:font-size-complex="9pt" fo:language="en" fo:country="US"/>
    </style:style>
    <style:style style:name="T701" style:parent-style-name="se" style:family="text">
      <style:text-properties fo:color="#4E9A06" fo:font-size="9pt" style:font-size-asian="9pt" style:font-size-complex="9pt" fo:language="en" fo:country="US"/>
    </style:style>
    <style:style style:name="T702" style:parent-style-name="s" style:family="text">
      <style:text-properties fo:color="#4E9A06" fo:font-size="9pt" style:font-size-asian="9pt" style:font-size-complex="9pt" fo:language="en" fo:country="US"/>
    </style:style>
    <style:style style:name="T703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T704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705" style:parent-style-name="n" style:family="text">
      <style:text-properties fo:color="#000000" fo:font-size="9pt" style:font-size-asian="9pt" style:font-size-complex="9pt" fo:language="en" fo:country="US"/>
    </style:style>
    <style:style style:name="T706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P707" style:parent-style-name="HTML-wstępniesformatowany" style:family="paragraph">
      <style:paragraph-properties style:vertical-align="baseline" fo:line-height="115%"/>
      <style:text-properties fo:color="#000000" fo:font-size="9pt" style:font-size-asian="9pt" style:font-size-complex="9pt" fo:language="en" fo:country="US"/>
    </style:style>
    <style:style style:name="P708" style:parent-style-name="HTML-wstępniesformatowany" style:family="paragraph">
      <style:paragraph-properties style:vertical-align="baseline" fo:line-height="115%"/>
    </style:style>
    <style:style style:name="T709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710" style:parent-style-name="k" style:family="text">
      <style:text-properties fo:font-weight="bold" style:font-weight-asian="bold" style:font-weight-complex="bold" fo:color="#204A87" fo:font-size="9pt" style:font-size-asian="9pt" style:font-size-complex="9pt"/>
    </style:style>
    <style:style style:name="T711" style:parent-style-name="Domyślnaczcionkaakapitu" style:family="text">
      <style:text-properties fo:color="#000000" fo:font-size="9pt" style:font-size-asian="9pt" style:font-size-complex="9pt"/>
    </style:style>
    <style:style style:name="T712" style:parent-style-name="mi" style:family="text">
      <style:text-properties fo:font-weight="bold" style:font-weight-asian="bold" style:font-weight-complex="bold" fo:color="#0000CF" fo:font-size="9pt" style:font-size-asian="9pt" style:font-size-complex="9pt"/>
    </style:style>
    <style:style style:name="T713" style:parent-style-name="p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P714" style:parent-style-name="HTML-wstępniesformatowany" style:family="paragraph">
      <style:paragraph-properties style:vertical-align="baseline" fo:line-height="115%"/>
    </style:style>
    <style:style style:name="T715" style:parent-style-name="p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P716" style:parent-style-name="Standard" style:family="paragraph">
      <style:text-properties fo:font-size="11pt" style:font-size-asian="11pt" fo:language="pl" fo:country="PL"/>
    </style:style>
    <style:style style:name="TableColumn718" style:family="table-column">
      <style:table-column-properties style:column-width="7.3652in"/>
    </style:style>
    <style:style style:name="Table717" style:family="table">
      <style:table-properties style:width="7.3652in" fo:margin-left="0in" table:align="center"/>
    </style:style>
    <style:style style:name="TableRow719" style:family="table-row">
      <style:table-row-properties style:min-row-height="2.3604in"/>
    </style:style>
    <style:style style:name="TableCell7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1" style:parent-style-name="Standard" style:family="paragraph">
      <style:text-properties fo:font-size="11pt" style:font-size-asian="11pt" fo:language="pl" fo:country="PL"/>
    </style:style>
    <style:style style:name="P722" style:parent-style-name="Standard" style:family="paragraph">
      <style:text-properties fo:font-size="11pt" style:font-size-asian="11pt" fo:language="pl" fo:country="PL"/>
    </style:style>
    <style:style style:name="P723" style:parent-style-name="Standard" style:family="paragraph">
      <style:text-properties fo:font-size="11pt" style:font-size-asian="11pt" fo:language="pl" fo:country="PL"/>
    </style:style>
    <style:style style:name="P724" style:parent-style-name="Standard" style:family="paragraph">
      <style:text-properties fo:font-size="11pt" style:font-size-asian="11pt" fo:language="pl" fo:country="PL"/>
    </style:style>
    <style:style style:name="P725" style:parent-style-name="Standard" style:family="paragraph">
      <style:text-properties fo:font-size="11pt" style:font-size-asian="11pt" fo:language="pl" fo:country="PL"/>
    </style:style>
    <style:style style:name="P726" style:parent-style-name="Standard" style:family="paragraph">
      <style:text-properties fo:font-size="11pt" style:font-size-asian="11pt" fo:language="pl" fo:country="PL"/>
    </style:style>
    <style:style style:name="P727" style:parent-style-name="Standard" style:family="paragraph">
      <style:text-properties fo:font-size="11pt" style:font-size-asian="11pt" fo:language="pl" fo:country="PL"/>
    </style:style>
    <style:style style:name="P728" style:parent-style-name="Standard" style:family="paragraph">
      <style:text-properties fo:font-size="11pt" style:font-size-asian="11pt" fo:language="pl" fo:country="PL"/>
    </style:style>
    <style:style style:name="P729" style:parent-style-name="Standard" style:family="paragraph">
      <style:text-properties fo:font-size="11pt" style:font-size-asian="11pt" fo:language="pl" fo:country="PL"/>
    </style:style>
    <style:style style:name="P730" style:parent-style-name="Standard" style:family="paragraph">
      <style:text-properties fo:font-size="11pt" style:font-size-asian="11pt" fo:language="pl" fo:country="PL"/>
    </style:style>
    <style:style style:name="P731" style:parent-style-name="Standard" style:family="paragraph">
      <style:text-properties fo:font-size="11pt" style:font-size-asian="11pt" fo:language="pl" fo:country="PL"/>
    </style:style>
    <style:style style:name="P732" style:parent-style-name="Standard" style:family="paragraph">
      <style:text-properties fo:font-size="11pt" style:font-size-asian="11pt" fo:language="pl" fo:country="PL"/>
    </style:style>
    <style:style style:name="P733" style:parent-style-name="Standard" style:family="paragraph">
      <style:text-properties fo:font-size="11pt" style:font-size-asian="11pt" fo:language="pl" fo:country="PL"/>
    </style:style>
    <style:style style:name="P734" style:parent-style-name="Standard" style:family="paragraph">
      <style:text-properties fo:font-size="11pt" style:font-size-asian="11pt" fo:language="pl" fo:country="PL"/>
    </style:style>
    <style:style style:name="P735" style:parent-style-name="Standard" style:family="paragraph">
      <style:paragraph-properties fo:text-align="justify"/>
      <style:text-properties fo:font-weight="bold" style:font-weight-asian="bold" style:text-underline-type="single" style:text-underline-style="solid" style:text-underline-width="auto" style:text-underline-mode="continuous" fo:language="pl" fo:country="PL"/>
    </style:style>
    <style:style style:name="P736" style:parent-style-name="Standard" style:family="paragraph">
      <style:paragraph-properties fo:text-align="justify"/>
      <style:text-properties fo:font-weight="bold" style:font-weight-asian="bold" fo:font-size="11pt" style:font-size-asian="11pt" fo:language="pl" fo:country="PL"/>
    </style:style>
    <style:style style:name="P737" style:parent-style-name="Standard" style:family="paragraph">
      <style:paragraph-properties fo:text-align="justify"/>
      <style:text-properties fo:font-weight="bold" style:font-weight-asian="bold" fo:font-size="11pt" style:font-size-asian="11pt" fo:language="pl" fo:country="PL"/>
    </style:style>
    <style:style style:name="P738" style:parent-style-name="Standard" style:family="paragraph">
      <style:text-properties fo:font-size="11pt" style:font-size-asian="11pt" fo:language="pl" fo:country="PL"/>
    </style:style>
    <style:style style:name="TableColumn740" style:family="table-column">
      <style:table-column-properties style:column-width="7.3652in"/>
    </style:style>
    <style:style style:name="Table739" style:family="table">
      <style:table-properties style:width="7.3652in" fo:margin-left="0in" table:align="left"/>
    </style:style>
    <style:style style:name="TableRow741" style:family="table-row">
      <style:table-row-properties/>
    </style:style>
    <style:style style:name="TableCell742" style:family="table-cell">
      <style:table-cell-properties fo:border="0.0069in solid #000000" fo:padding-top="0in" fo:padding-left="0.075in" fo:padding-bottom="0in" fo:padding-right="0.075in"/>
    </style:style>
    <style:style style:name="P743" style:parent-style-name="Normalny" style:family="paragraph">
      <style:paragraph-properties fo:text-align="center"/>
      <style:text-properties fo:font-style="italic" style:font-style-asian="italic"/>
    </style:style>
    <style:style style:name="TableRow744" style:family="table-row">
      <style:table-row-properties/>
    </style:style>
    <style:style style:name="TableCell745" style:family="table-cell">
      <style:table-cell-properties fo:border="0.0069in solid #000000" fo:padding-top="0in" fo:padding-left="0.075in" fo:padding-bottom="0in" fo:padding-right="0.075in"/>
    </style:style>
    <style:style style:name="P746" style:parent-style-name="HTML-wstępniesformatowany" style:family="paragraph">
      <style:paragraph-properties style:vertical-align="baseline" fo:line-height="115%"/>
    </style:style>
    <style:style style:name="T747" style:parent-style-name="cp" style:family="text">
      <style:text-properties fo:font-style="italic" style:font-style-asian="italic" style:font-style-complex="italic" fo:color="#8F5902" fo:font-size="9pt" style:font-size-asian="9pt" style:font-size-complex="9pt" fo:language="en" fo:country="US"/>
    </style:style>
    <style:style style:name="P748" style:parent-style-name="HTML-wstępniesformatowany" style:family="paragraph">
      <style:paragraph-properties style:vertical-align="baseline" fo:line-height="115%"/>
    </style:style>
    <style:style style:name="T749" style:parent-style-name="cp" style:family="text">
      <style:text-properties fo:font-style="italic" style:font-style-asian="italic" style:font-style-complex="italic" fo:color="#8F5902" fo:font-size="9pt" style:font-size-asian="9pt" style:font-size-complex="9pt" fo:language="en" fo:country="US"/>
    </style:style>
    <style:style style:name="P750" style:parent-style-name="HTML-wstępniesformatowany" style:family="paragraph">
      <style:paragraph-properties style:vertical-align="baseline" fo:line-height="115%"/>
    </style:style>
    <style:style style:name="T751" style:parent-style-name="cp" style:family="text">
      <style:text-properties fo:font-style="italic" style:font-style-asian="italic" style:font-style-complex="italic" fo:color="#8F5902" fo:font-size="9pt" style:font-size-asian="9pt" style:font-size-complex="9pt" fo:language="en" fo:country="US"/>
    </style:style>
    <style:style style:name="P752" style:parent-style-name="HTML-wstępniesformatowany" style:family="paragraph">
      <style:paragraph-properties style:vertical-align="baseline" fo:line-height="115%"/>
    </style:style>
    <style:style style:name="T753" style:parent-style-name="cp" style:family="text">
      <style:text-properties fo:font-style="italic" style:font-style-asian="italic" style:font-style-complex="italic" fo:color="#8F5902" fo:font-size="9pt" style:font-size-asian="9pt" style:font-size-complex="9pt" fo:language="en" fo:country="US"/>
    </style:style>
    <style:style style:name="P754" style:parent-style-name="HTML-wstępniesformatowany" style:family="paragraph">
      <style:paragraph-properties style:vertical-align="baseline" fo:line-height="115%"/>
      <style:text-properties fo:color="#000000" fo:font-size="9pt" style:font-size-asian="9pt" style:font-size-complex="9pt" fo:language="en" fo:country="US"/>
    </style:style>
    <style:style style:name="P755" style:parent-style-name="HTML-wstępniesformatowany" style:family="paragraph">
      <style:paragraph-properties style:vertical-align="baseline" fo:line-height="115%"/>
    </style:style>
    <style:style style:name="T756" style:parent-style-name="kt" style:family="text">
      <style:text-properties fo:font-weight="bold" style:font-weight-asian="bold" style:font-weight-complex="bold" fo:color="#204A87" fo:font-size="9pt" style:font-size-asian="9pt" style:font-size-complex="9pt" fo:language="en" fo:country="US"/>
    </style:style>
    <style:style style:name="T757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758" style:parent-style-name="n" style:family="text">
      <style:text-properties fo:color="#000000" fo:font-size="9pt" style:font-size-asian="9pt" style:font-size-complex="9pt" fo:language="en" fo:country="US"/>
    </style:style>
    <style:style style:name="T759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P760" style:parent-style-name="HTML-wstępniesformatowany" style:family="paragraph">
      <style:paragraph-properties style:vertical-align="baseline" fo:line-height="115%"/>
    </style:style>
    <style:style style:name="T761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762" style:parent-style-name="n" style:family="text">
      <style:text-properties fo:color="#000000" fo:font-size="9pt" style:font-size-asian="9pt" style:font-size-complex="9pt" fo:language="en" fo:country="US"/>
    </style:style>
    <style:style style:name="T763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T764" style:parent-style-name="s" style:family="text">
      <style:text-properties fo:color="#4E9A06" fo:font-size="9pt" style:font-size-asian="9pt" style:font-size-complex="9pt" fo:language="en" fo:country="US"/>
    </style:style>
    <style:style style:name="T765" style:parent-style-name="se" style:family="text">
      <style:text-properties fo:color="#4E9A06" fo:font-size="9pt" style:font-size-asian="9pt" style:font-size-complex="9pt" fo:language="en" fo:country="US"/>
    </style:style>
    <style:style style:name="T766" style:parent-style-name="s" style:family="text">
      <style:text-properties fo:color="#4E9A06" fo:font-size="9pt" style:font-size-asian="9pt" style:font-size-complex="9pt" fo:language="en" fo:country="US"/>
    </style:style>
    <style:style style:name="T767" style:parent-style-name="se" style:family="text">
      <style:text-properties fo:color="#4E9A06" fo:font-size="9pt" style:font-size-asian="9pt" style:font-size-complex="9pt" fo:language="en" fo:country="US"/>
    </style:style>
    <style:style style:name="T768" style:parent-style-name="s" style:family="text">
      <style:text-properties fo:color="#4E9A06" fo:font-size="9pt" style:font-size-asian="9pt" style:font-size-complex="9pt" fo:language="en" fo:country="US"/>
    </style:style>
    <style:style style:name="T769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T770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771" style:parent-style-name="n" style:family="text">
      <style:text-properties fo:color="#000000" fo:font-size="9pt" style:font-size-asian="9pt" style:font-size-complex="9pt" fo:language="en" fo:country="US"/>
    </style:style>
    <style:style style:name="T772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T773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774" style:parent-style-name="n" style:family="text">
      <style:text-properties fo:color="#000000" fo:font-size="9pt" style:font-size-asian="9pt" style:font-size-complex="9pt" fo:language="en" fo:country="US"/>
    </style:style>
    <style:style style:name="T775" style:parent-style-name="p" style:family="text">
      <style:text-properties fo:font-weight="bold" style:font-weight-asian="bold" style:font-weight-complex="bold" fo:color="#000000" fo:font-size="9pt" style:font-size-asian="9pt" style:font-size-complex="9pt" fo:language="en" fo:country="US"/>
    </style:style>
    <style:style style:name="P776" style:parent-style-name="HTML-wstępniesformatowany" style:family="paragraph">
      <style:paragraph-properties style:vertical-align="baseline" fo:line-height="115%"/>
      <style:text-properties fo:color="#000000" fo:font-size="9pt" style:font-size-asian="9pt" style:font-size-complex="9pt" fo:language="en" fo:country="US"/>
    </style:style>
    <style:style style:name="P777" style:parent-style-name="HTML-wstępniesformatowany" style:family="paragraph">
      <style:paragraph-properties style:vertical-align="baseline" fo:line-height="115%"/>
    </style:style>
    <style:style style:name="T778" style:parent-style-name="Domyślnaczcionkaakapitu" style:family="text">
      <style:text-properties fo:color="#000000" fo:font-size="9pt" style:font-size-asian="9pt" style:font-size-complex="9pt" fo:language="en" fo:country="US"/>
    </style:style>
    <style:style style:name="T779" style:parent-style-name="k" style:family="text">
      <style:text-properties fo:font-weight="bold" style:font-weight-asian="bold" style:font-weight-complex="bold" fo:color="#204A87" fo:font-size="9pt" style:font-size-asian="9pt" style:font-size-complex="9pt"/>
    </style:style>
    <style:style style:name="T780" style:parent-style-name="Domyślnaczcionkaakapitu" style:family="text">
      <style:text-properties fo:color="#000000" fo:font-size="9pt" style:font-size-asian="9pt" style:font-size-complex="9pt"/>
    </style:style>
    <style:style style:name="T781" style:parent-style-name="mi" style:family="text">
      <style:text-properties fo:font-weight="bold" style:font-weight-asian="bold" style:font-weight-complex="bold" fo:color="#0000CF" fo:font-size="9pt" style:font-size-asian="9pt" style:font-size-complex="9pt"/>
    </style:style>
    <style:style style:name="T782" style:parent-style-name="p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P783" style:parent-style-name="HTML-wstępniesformatowany" style:family="paragraph">
      <style:paragraph-properties style:vertical-align="baseline" fo:line-height="115%"/>
    </style:style>
    <style:style style:name="T784" style:parent-style-name="p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P785" style:parent-style-name="Standard" style:family="paragraph">
      <style:text-properties fo:font-size="11pt" style:font-size-asian="11pt" fo:language="pl" fo:country="PL"/>
    </style:style>
    <style:style style:name="TableColumn787" style:family="table-column">
      <style:table-column-properties style:column-width="7.3652in"/>
    </style:style>
    <style:style style:name="Table786" style:family="table">
      <style:table-properties style:width="7.3652in" fo:margin-left="0in" table:align="left"/>
    </style:style>
    <style:style style:name="TableRow788" style:family="table-row">
      <style:table-row-properties/>
    </style:style>
    <style:style style:name="TableCell789" style:family="table-cell">
      <style:table-cell-properties fo:border="0.0069in solid #000000" fo:padding-top="0in" fo:padding-left="0.075in" fo:padding-bottom="0in" fo:padding-right="0.075in"/>
    </style:style>
    <style:style style:name="P790" style:parent-style-name="Normalny" style:family="paragraph">
      <style:paragraph-properties fo:text-align="center"/>
      <style:text-properties fo:font-style="italic" style:font-style-asian="italic"/>
    </style:style>
    <style:style style:name="TableRow791" style:family="table-row">
      <style:table-row-properties/>
    </style:style>
    <style:style style:name="TableCell792" style:family="table-cell">
      <style:table-cell-properties fo:border="0.0069in solid #000000" fo:padding-top="0in" fo:padding-left="0.075in" fo:padding-bottom="0in" fo:padding-right="0.075in"/>
    </style:style>
    <style:style style:name="P793" style:parent-style-name="HTML-wstępniesformatowany" style:family="paragraph">
      <style:paragraph-properties style:vertical-align="baseline" fo:line-height="115%"/>
    </style:style>
    <style:style style:name="T794" style:parent-style-name="cp" style:family="text">
      <style:text-properties fo:font-style="italic" style:font-style-asian="italic" style:font-style-complex="italic" fo:color="#8F5902" fo:font-size="9pt" style:font-size-asian="9pt" style:font-size-complex="9pt" fo:language="en" fo:country="US"/>
    </style:style>
    <style:style style:name="P795" style:parent-style-name="HTML-wstępniesformatowany" style:family="paragraph">
      <style:paragraph-properties style:vertical-align="baseline" fo:line-height="115%"/>
    </style:style>
    <style:style style:name="T796" style:parent-style-name="cp" style:family="text">
      <style:text-properties fo:font-style="italic" style:font-style-asian="italic" style:font-style-complex="italic" fo:color="#8F5902" fo:font-size="9pt" style:font-size-asian="9pt" style:font-size-complex="9pt" fo:language="en" fo:country="US"/>
    </style:style>
    <style:style style:name="P797" style:parent-style-name="HTML-wstępniesformatowany" style:family="paragraph">
      <style:paragraph-properties style:vertical-align="baseline" fo:line-height="115%"/>
    </style:style>
    <style:style style:name="T798" style:parent-style-name="cp" style:family="text">
      <style:text-properties fo:font-style="italic" style:font-style-asian="italic" style:font-style-complex="italic" fo:color="#8F5902" fo:font-size="9pt" style:font-size-asian="9pt" style:font-size-complex="9pt" fo:language="en" fo:country="US"/>
    </style:style>
    <style:style style:name="P799" style:parent-style-name="HTML-wstępniesformatowany" style:family="paragraph">
      <style:paragraph-properties style:vertical-align="baseline" fo:line-height="115%"/>
    </style:style>
    <style:style style:name="T800" style:parent-style-name="cp" style:family="text">
      <style:text-properties fo:font-style="italic" style:font-style-asian="italic" style:font-style-complex="italic" fo:color="#8F5902" fo:font-size="9pt" style:font-size-asian="9pt" style:font-size-complex="9pt" fo:language="en" fo:country="US"/>
    </style:style>
    <style:style style:name="P801" style:parent-style-name="HTML-wstępniesformatowany" style:family="paragraph">
      <style:paragraph-properties style:vertical-align="baseline" fo:line-height="115%"/>
      <style:text-properties fo:color="#000000" fo:font-size="9pt" style:font-size-asian="9pt" style:font-size-complex="9pt" fo:language="en" fo:country="US"/>
    </style:style>
    <style:style style:name="P802" style:parent-style-name="HTML-wstępniesformatowany" style:family="paragraph">
      <style:paragraph-properties style:vertical-align="baseline" fo:line-height="115%"/>
    </style:style>
    <style:style style:name="T803" style:parent-style-name="kt" style:family="text">
      <style:text-properties fo:font-weight="bold" style:font-weight-asian="bold" style:font-weight-complex="bold" fo:color="#204A87" fo:font-size="9pt" style:font-size-asian="9pt" style:font-size-complex="9pt"/>
    </style:style>
    <style:style style:name="T804" style:parent-style-name="Domyślnaczcionkaakapitu" style:family="text">
      <style:text-properties fo:color="#000000" fo:font-size="9pt" style:font-size-asian="9pt" style:font-size-complex="9pt"/>
    </style:style>
    <style:style style:name="T805" style:parent-style-name="n" style:family="text">
      <style:text-properties fo:color="#000000" fo:font-size="9pt" style:font-size-asian="9pt" style:font-size-complex="9pt"/>
    </style:style>
    <style:style style:name="T806" style:parent-style-name="p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P807" style:parent-style-name="HTML-wstępniesformatowany" style:family="paragraph">
      <style:paragraph-properties style:vertical-align="baseline" fo:line-height="115%"/>
    </style:style>
    <style:style style:name="T808" style:parent-style-name="Domyślnaczcionkaakapitu" style:family="text">
      <style:text-properties fo:color="#000000" fo:font-size="9pt" style:font-size-asian="9pt" style:font-size-complex="9pt"/>
    </style:style>
    <style:style style:name="T809" style:parent-style-name="n" style:family="text">
      <style:text-properties fo:color="#000000" fo:font-size="9pt" style:font-size-asian="9pt" style:font-size-complex="9pt"/>
    </style:style>
    <style:style style:name="T810" style:parent-style-name="p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T811" style:parent-style-name="s" style:family="text">
      <style:text-properties fo:color="#4E9A06" fo:font-size="9pt" style:font-size-asian="9pt" style:font-size-complex="9pt"/>
    </style:style>
    <style:style style:name="T812" style:parent-style-name="se" style:family="text">
      <style:text-properties fo:color="#4E9A06" fo:font-size="9pt" style:font-size-asian="9pt" style:font-size-complex="9pt"/>
    </style:style>
    <style:style style:name="T813" style:parent-style-name="s" style:family="text">
      <style:text-properties fo:color="#4E9A06" fo:font-size="9pt" style:font-size-asian="9pt" style:font-size-complex="9pt"/>
    </style:style>
    <style:style style:name="T814" style:parent-style-name="se" style:family="text">
      <style:text-properties fo:color="#4E9A06" fo:font-size="9pt" style:font-size-asian="9pt" style:font-size-complex="9pt"/>
    </style:style>
    <style:style style:name="T815" style:parent-style-name="s" style:family="text">
      <style:text-properties fo:color="#4E9A06" fo:font-size="9pt" style:font-size-asian="9pt" style:font-size-complex="9pt"/>
    </style:style>
    <style:style style:name="T816" style:parent-style-name="p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T817" style:parent-style-name="Domyślnaczcionkaakapitu" style:family="text">
      <style:text-properties fo:color="#000000" fo:font-size="9pt" style:font-size-asian="9pt" style:font-size-complex="9pt"/>
    </style:style>
    <style:style style:name="T818" style:parent-style-name="n" style:family="text">
      <style:text-properties fo:color="#000000" fo:font-size="9pt" style:font-size-asian="9pt" style:font-size-complex="9pt"/>
    </style:style>
    <style:style style:name="T819" style:parent-style-name="p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T820" style:parent-style-name="Domyślnaczcionkaakapitu" style:family="text">
      <style:text-properties fo:color="#000000" fo:font-size="9pt" style:font-size-asian="9pt" style:font-size-complex="9pt"/>
    </style:style>
    <style:style style:name="T821" style:parent-style-name="n" style:family="text">
      <style:text-properties fo:color="#000000" fo:font-size="9pt" style:font-size-asian="9pt" style:font-size-complex="9pt"/>
    </style:style>
    <style:style style:name="T822" style:parent-style-name="p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P823" style:parent-style-name="HTML-wstępniesformatowany" style:family="paragraph">
      <style:paragraph-properties style:vertical-align="baseline" fo:line-height="115%"/>
      <style:text-properties fo:color="#000000" fo:font-size="9pt" style:font-size-asian="9pt" style:font-size-complex="9pt"/>
    </style:style>
    <style:style style:name="P824" style:parent-style-name="HTML-wstępniesformatowany" style:family="paragraph">
      <style:paragraph-properties style:vertical-align="baseline" fo:line-height="115%"/>
    </style:style>
    <style:style style:name="T825" style:parent-style-name="Domyślnaczcionkaakapitu" style:family="text">
      <style:text-properties fo:color="#000000" fo:font-size="9pt" style:font-size-asian="9pt" style:font-size-complex="9pt"/>
    </style:style>
    <style:style style:name="T826" style:parent-style-name="k" style:family="text">
      <style:text-properties fo:font-weight="bold" style:font-weight-asian="bold" style:font-weight-complex="bold" fo:color="#204A87" fo:font-size="9pt" style:font-size-asian="9pt" style:font-size-complex="9pt"/>
    </style:style>
    <style:style style:name="T827" style:parent-style-name="Domyślnaczcionkaakapitu" style:family="text">
      <style:text-properties fo:color="#000000" fo:font-size="9pt" style:font-size-asian="9pt" style:font-size-complex="9pt"/>
    </style:style>
    <style:style style:name="T828" style:parent-style-name="mi" style:family="text">
      <style:text-properties fo:font-weight="bold" style:font-weight-asian="bold" style:font-weight-complex="bold" fo:color="#0000CF" fo:font-size="9pt" style:font-size-asian="9pt" style:font-size-complex="9pt"/>
    </style:style>
    <style:style style:name="T829" style:parent-style-name="p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P830" style:parent-style-name="HTML-wstępniesformatowany" style:family="paragraph">
      <style:paragraph-properties style:vertical-align="baseline" fo:line-height="115%"/>
    </style:style>
    <style:style style:name="T831" style:parent-style-name="p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P832" style:parent-style-name="Standard" style:family="paragraph">
      <style:text-properties fo:font-size="11pt" style:font-size-asian="11pt" fo:language="pl" fo:country="PL"/>
    </style:style>
    <style:style style:name="TableColumn834" style:family="table-column">
      <style:table-column-properties style:column-width="7.3652in"/>
    </style:style>
    <style:style style:name="Table833" style:family="table">
      <style:table-properties style:width="7.3652in" fo:margin-left="0in" table:align="center"/>
    </style:style>
    <style:style style:name="TableRow835" style:family="table-row">
      <style:table-row-properties style:min-row-height="2.6243in"/>
    </style:style>
    <style:style style:name="TableCell8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7" style:parent-style-name="Standard" style:family="paragraph">
      <style:text-properties fo:font-size="11pt" style:font-size-asian="11pt" fo:language="pl" fo:country="PL"/>
    </style:style>
    <style:style style:name="P838" style:parent-style-name="Standard" style:family="paragraph">
      <style:text-properties fo:font-size="11pt" style:font-size-asian="11pt" fo:language="pl" fo:country="PL"/>
    </style:style>
    <style:style style:name="P839" style:parent-style-name="Standard" style:family="paragraph">
      <style:text-properties fo:font-size="11pt" style:font-size-asian="11pt" fo:language="pl" fo:country="PL"/>
    </style:style>
    <style:style style:name="P840" style:parent-style-name="Standard" style:family="paragraph">
      <style:text-properties fo:font-size="11pt" style:font-size-asian="11pt" fo:language="pl" fo:country="PL"/>
    </style:style>
    <style:style style:name="P841" style:parent-style-name="Standard" style:family="paragraph">
      <style:text-properties fo:font-size="11pt" style:font-size-asian="11pt" fo:language="pl" fo:country="PL"/>
    </style:style>
    <style:style style:name="P842" style:parent-style-name="Standard" style:family="paragraph">
      <style:text-properties fo:font-size="11pt" style:font-size-asian="11pt" fo:language="pl" fo:country="PL"/>
    </style:style>
    <style:style style:name="P843" style:parent-style-name="Standard" style:family="paragraph">
      <style:text-properties fo:font-size="11pt" style:font-size-asian="11pt" fo:language="pl" fo:country="PL"/>
    </style:style>
    <style:style style:name="P844" style:parent-style-name="Standard" style:family="paragraph">
      <style:text-properties fo:font-size="11pt" style:font-size-asian="11pt" fo:language="pl" fo:country="PL"/>
    </style:style>
    <style:style style:name="P845" style:parent-style-name="Standard" style:family="paragraph">
      <style:text-properties fo:font-size="11pt" style:font-size-asian="11pt" fo:language="pl" fo:country="PL"/>
    </style:style>
    <style:style style:name="P846" style:parent-style-name="Standard" style:family="paragraph">
      <style:text-properties fo:font-size="11pt" style:font-size-asian="11pt" fo:language="pl" fo:country="PL"/>
    </style:style>
    <style:style style:name="P847" style:parent-style-name="Standard" style:family="paragraph">
      <style:text-properties fo:font-size="11pt" style:font-size-asian="11pt" fo:language="pl" fo:country="PL"/>
    </style:style>
    <style:style style:name="P848" style:parent-style-name="Standard" style:family="paragraph">
      <style:text-properties fo:font-size="11pt" style:font-size-asian="11pt" fo:language="pl" fo:country="PL"/>
    </style:style>
    <style:style style:name="P849" style:parent-style-name="Standard" style:family="paragraph">
      <style:text-properties fo:font-size="11pt" style:font-size-asian="11pt" fo:language="pl" fo:country="PL"/>
    </style:style>
    <style:style style:name="P850" style:parent-style-name="Standard" style:family="paragraph">
      <style:text-properties fo:font-size="11pt" style:font-size-asian="11pt" fo:language="pl" fo:country="PL"/>
    </style:style>
    <style:style style:name="T851" style:parent-style-name="Domyślnaczcionkaakapitu" style:family="text">
      <style:text-properties fo:font-size="11pt" style:font-size-asian="11pt"/>
    </style:style>
    <style:style style:name="P852" style:parent-style-name="Standard" style:family="paragraph">
      <style:text-properties fo:font-size="11pt" style:font-size-asian="11pt"/>
    </style:style>
    <style:style style:name="P853" style:parent-style-name="Standard" style:family="paragraph">
      <style:paragraph-properties fo:text-align="center"/>
      <style:text-properties fo:font-weight="bold" style:font-weight-asian="bold" fo:font-size="13pt" style:font-size-asian="13pt"/>
    </style:style>
    <style:style style:name="P854" style:parent-style-name="Standard" style:family="paragraph">
      <style:paragraph-properties fo:text-align="center"/>
      <style:text-properties fo:font-weight="bold" style:font-weight-asian="bold" fo:font-size="13pt" style:font-size-asian="13pt"/>
    </style:style>
    <style:style style:name="P855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856" style:parent-style-name="Standard" style:family="paragraph">
      <style:text-properties fo:font-size="11pt" style:font-size-asian="11pt" fo:language="pl" fo:country="PL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Politechnika Świętokrzyska w Kielcach</text:p>
            <text:p text:style-name="P6">Wydział Elektrotechniki, Automatyki i Informatyki</text:p>
          </table:table-cell>
        </table:table-row>
      </table:table>
      <text:p text:style-name="P7"/>
      <table:table table:style-name="Table8">
        <table:table-columns>
          <table:table-column table:style-name="TableColumn9"/>
        </table:table-columns>
        <table:table-row table:style-name="TableRow10">
          <table:table-cell table:style-name="TableCell11">
            <text:p text:style-name="P12">Laboratorium: Programowanie Współbieżne</text:p>
          </table:table-cell>
        </table:table-row>
      </table:table>
      <text:p text:style-name="P13"/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Podstawy systemu Linux</text:p>
          </table:table-cell>
          <table:table-cell table:style-name="TableCell20">
            <text:p text:style-name="P21"><text:span text:style-name="T22">Autor:<text:s/></text:span><text:span text:style-name="T23">Kamil Piec</text:span></text:p>
            <text:p text:style-name="P24"><text:span text:style-name="T25">Grupa:<text:s/></text:span><text:span text:style-name="T26">3ID15A</text:span></text:p>
          </table:table-cell>
        </table:table-row>
      </table:table>
      <text:p text:style-name="P27"/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<text:span text:style-name="T34">Numer laboratorium:<text:s/></text:span><text:span text:style-name="T35">1</text:span></text:p>
          </table:table-cell>
          <table:table-cell table:style-name="TableCell36">
            <text:p text:style-name="P37"><text:span text:style-name="T38">Data wykonania:<text:s/></text:span><text:span text:style-name="T39">12.10.2015</text:span></text:p>
          </table:table-cell>
        </table:table-row>
      </table:table>
      <text:p text:style-name="P40"/>
      <text:p text:style-name="P41">PODSTAWOWE KOMENDY SYSTEMU LINUX</text:p>
      <text:p text:style-name="P42"/>
      <text:p text:style-name="P43">cd<text:tab/><text:tab/>Zmiana katalogu</text:p>
      <text:p text:style-name="P44">cp<text:tab/><text:tab/>Kopiowanie plików i katalogów</text:p>
      <text:p text:style-name="P45">install<text:s/><text:tab/><text:tab/>Kopiuj plik i ustaw atrybuty</text:p>
      <text:p text:style-name="P46">mv<text:tab/><text:tab/>Przenieś (zmień nazwę) plik lub katalog</text:p>
      <text:p text:style-name="P47">rm<text:tab/><text:tab/>Usuń plik lub katalog</text:p>
      <text:p text:style-name="P48">ls<text:tab/><text:tab/>Wyświetl zawartość folderu</text:p>
      <text:p text:style-name="P49">cat<text:tab/><text:tab/>Połącz pliki i wyświetl zawartość na standardowe wyjście</text:p>
      <text:p text:style-name="P50">nl<text:tab/><text:tab/>Wyświetl zawartość pliku wraz z ponumerowanymi wierszami</text:p>
      <text:p text:style-name="P51">head<text:tab/><text:tab/>Wyświetl początkową część pliku</text:p>
      <text:p text:style-name="P52">tail<text:tab/><text:tab/>Wyświetl końcową część pliku</text:p>
      <text:p text:style-name="P53">split<text:tab/><text:tab/>Rozdziel plik na kawałki</text:p>
      <text:p text:style-name="P54">csplit<text:tab/><text:tab/>Rozdziel plik na kawałki</text:p>
      <text:p text:style-name="P55">grep<text:s/><text:tab/><text:tab/>Wyświetlanie tekstu pasującego do wzorca</text:p>
      <text:p text:style-name="P56">wc<text:tab/><text:tab/>Wyświetl nową linię, słowo i ilość bajtów dla każdego pliku</text:p>
      <text:p text:style-name="P57">link<text:s/><text:tab/><text:tab/>Utwórz twarde dowiązanie (skrót)</text:p>
      <text:p text:style-name="P58">ln<text:s/><text:tab/><text:tab/>Utwórz dowiązanie (skrót)</text:p>
      <text:p text:style-name="P59">mkdir<text:tab/><text:tab/>Utwórz katalog</text:p>
      <text:p text:style-name="P60">mkfifo<text:s/><text:tab/><text:tab/>Utwórz FIFO</text:p>
      <text:p text:style-name="P61">mknod<text:s/><text:tab/><text:tab/>Utwórz blok lub znak specjalny plików</text:p>
      <text:p text:style-name="P62">readlink<text:s/><text:tab/>Wyświetl na co wskazuje dowiązanie</text:p>
      <text:p text:style-name="P63">rmdir<text:tab/><text:tab/>Usuń pusty katalog</text:p>
      <text:p text:style-name="P64">unlink<text:s/><text:tab/><text:tab/>Usuń dowiązanie</text:p>
      <text:p text:style-name="P65">chown<text:s/><text:tab/><text:tab/>Zmień właściciela i grupę pliku</text:p>
      <text:p text:style-name="P66">chgrp<text:s/><text:tab/><text:tab/>Zmień grupę pliku</text:p>
      <text:p text:style-name="P67">chmod<text:tab/><text:tab/>Zmień prawa dostępu do pliku</text:p>
      <text:p text:style-name="P68">touch<text:s/><text:tab/><text:tab/>Zmień datę ostatniej modyfikacji, lub utwórz nowy plik</text:p>
      <text:p text:style-name="P69">umask<text:tab/><text:tab/>Maskowanie uprawnień</text:p>
      <text:p text:style-name="P70">dirname<text:s/><text:tab/>Wyświetl nazwę katalogu</text:p>
      <text:p text:style-name="P71">basename<text:tab/>Wyświetl nazwę pliku</text:p>
      <text:p text:style-name="P72">df<text:tab/><text:tab/>Wyświetl informacje o dostępnej przestrzeni dyskowej</text:p>
      <text:p text:style-name="P73">du<text:tab/><text:tab/>Ustal ile miejsca na dysku zajmuje plik</text:p>
      <text:p text:style-name="P74">stat<text:tab/><text:tab/>Wyświetl status pliku lub systemu plików</text:p>
      <text:p text:style-name="P75">truncate<text:s/><text:tab/>Zmniejsz lub zwiększ rozmiar pliku</text:p>
      <text:p text:style-name="P76">cron<text:s/><text:tab/><text:tab/>Regularne uruchamianie programów</text:p>
      <text:p text:style-name="P77">env<text:s/><text:tab/><text:tab/>Uruchomienie programu ze zmienionym środowiskiem</text:p>
      <text:p text:style-name="P78">timeout<text:s/><text:tab/>Uruchomienie programu z limitem czasowym</text:p>
      <text:p text:style-name="P79">kill<text:s/><text:tab/><text:tab/>Wysłanie sygnału (zakończenia) do procesu</text:p>
      <text:p text:style-name="P80">killall<text:s/><text:tab/><text:tab/>Zakończenie wszystkich procesów o podanej nazwie</text:p>
      <text:p text:style-name="P81">ps<text:s/><text:tab/><text:tab/>Wyświetlanie informacji o wszystkich procesach</text:p>
      <text:p text:style-name="P82">top<text:s/><text:tab/><text:tab/>Wyświetlanie informacji o najważniejszych procesach</text:p>
      <text:p text:style-name="P83">watch<text:tab/><text:tab/>Monitorowanie wyniku polecenia</text:p>
      <text:p text:style-name="P84">reboot<text:s/><text:tab/><text:tab/>Restart systemu</text:p>
      <text:p text:style-name="P85">passwd<text:tab/><text:tab/>Zmiana hasła</text:p>
      <text:p text:style-name="P86">su<text:tab/><text:tab/>Logowanie na konto innego użytkownika</text:p>
      <text:p text:style-name="P87">sudo<text:s/><text:tab/><text:tab/>Uruchomienie programu z uprawnieniami administratora</text:p>
      <text:p text:style-name="P88">who<text:tab/><text:tab/>Wyświetlanie informacji o zalogowanych użytkownikach</text:p>
      <text:soft-page-break/>
      <text:p text:style-name="P89">w<text:tab/><text:tab/>Wyświetlanie informacji o zalogowanych użytkownikach (więcej szczegółów)</text:p>
      <text:p text:style-name="P90">whoami<text:tab/><text:tab/>Wyświetlanie informacji (bieżacy uid) o użytkowniku z którego prawami działamy</text:p>
      <text:p text:style-name="P91">groups<text:tab/><text:tab/>Wyświetlanie grup do których należy użytkownik</text:p>
      <text:p text:style-name="P92">users<text:tab/><text:tab/>Wyświetlalnie nazwy użytkowników aktualnie zalogowanych</text:p>
      <text:p text:style-name="P93">useradd<text:tab/><text:tab/>Dodawanie konta użytkownika</text:p>
      <text:p text:style-name="P94">userdel<text:s/><text:tab/><text:tab/>Usuwanie konta użytkownika</text:p>
      <text:p text:style-name="P95">uname<text:tab/><text:tab/>Wyświetlanie informacji systemowych</text:p>
      <text:p text:style-name="P96">hostname<text:tab/>Wyświetlanie lub ustawienie nazwy hosta</text:p>
      <text:p text:style-name="P97">hostid<text:tab/><text:tab/>Wyświetlanie numerycznego indentyfikatora hosta</text:p>
      <text:p text:style-name="P98">uptime<text:tab/><text:tab/>Wyświetlanie informacji o tym jak długo system jest włączony</text:p>
      <text:p text:style-name="P99">pwd<text:tab/><text:tab/>Wyświetlanie bieżącego katalogu</text:p>
      <text:p text:style-name="P100">dpkg<text:s/><text:tab/><text:tab/>Instalowanie oprogramowania za pomocą menadżera pakietów</text:p>
      <text:p text:style-name="P101">apt-get<text:s/><text:tab/><text:tab/>Zarządzanie pakietami</text:p>
      <text:p text:style-name="P102">echo<text:tab/><text:tab/>Wyświetlanie tekstu ze standardowego wejścia na standardowe wyjście</text:p>
      <text:p text:style-name="P103">printf<text:s/><text:tab/><text:tab/>Sformatuj i wyświetl tekst</text:p>
      <text:p text:style-name="P104">read<text:s/><text:tab/><text:tab/>Pobieranie tekstu ze standardowego wejścia</text:p>
      <text:p text:style-name="P105">clear<text:tab/><text:tab/>Czyszczenie okna termianala</text:p>
      <text:p text:style-name="P106">man<text:tab/><text:tab/>Wyświetlanie pomocy za pośrednictwem elektronicznego podręcznika</text:p>
      <text:p text:style-name="P107"/>
      <text:p text:style-name="P108">PODSTAWOWE KOMENDY EDYTORA VIM</text:p>
      <text:p text:style-name="P109"/>
      <text:p text:style-name="P110">Skróty/komendy<text:tab/>Opis</text:p>
      <text:p text:style-name="P111">h<text:tab/>przesunięcie w lewo</text:p>
      <text:p text:style-name="P112">l<text:tab/>przesunięcie w prawo</text:p>
      <text:p text:style-name="P113">j<text:tab/>przesunięcie w dół</text:p>
      <text:p text:style-name="P114">k<text:tab/>przesunięcie w górę</text:p>
      <text:p text:style-name="P115"><text:span text:style-name="T116">i</text:span><text:span text:style-name="T117"><text:tab/>przejście w tryb </text:span><text:span text:style-name="T118">insert</text:span></text:p>
      <text:p text:style-name="P119">Ctrl+d<text:tab/>przesunięcie ekranu o połowę jego wysokości w dół</text:p>
      <text:p text:style-name="P120"><text:span text:style-name="T121">Ctrl+u</text:span><text:span text:style-name="T122"><text:tab/>przesunięcie ekranu o połowę jego wysokości w g</text:span><text:span text:style-name="T123">ó</text:span><text:span text:style-name="T124">rę</text:span></text:p>
      <text:p text:style-name="P125"><text:span text:style-name="T126">Ctrl+f</text:span><text:span text:style-name="T127"><text:tab/>przesunięcie ekranu o całą jego w</text:span><text:span text:style-name="T128">y</text:span><text:span text:style-name="T129">sokość w dół</text:span></text:p>
      <text:p text:style-name="P130"><text:span text:style-name="T131">Ctrl+b</text:span><text:span text:style-name="T132"><text:tab/>przesunięcie ekranu o całą jego w</text:span><text:span text:style-name="T133">y</text:span><text:span text:style-name="T134">sokość w górę</text:span></text:p>
      <text:p text:style-name="P135">gg<text:tab/>przejście do pierwszej linii w pliku</text:p>
      <text:p text:style-name="P136">G<text:tab/>przejście do ostatniej linii w pliku</text:p>
      <text:p text:style-name="P137"><text:span text:style-name="T138">H</text:span><text:span text:style-name="T139"><text:tab/>przejście do pier</text:span><text:span text:style-name="T140">w</text:span><text:span text:style-name="T141">szej </text:span><text:span text:style-name="T142">widocznej</text:span><text:span text:style-name="T143"> na ekranie linii (skrót od High)</text:span></text:p>
      <text:p text:style-name="P144"><text:span text:style-name="T145">M</text:span><text:span text:style-name="T146"><text:tab/>przejście do środk</text:span><text:span text:style-name="T147">o</text:span><text:span text:style-name="T148">wej </text:span><text:span text:style-name="T149">widocznej</text:span><text:span text:style-name="T150"> na ekranie linii (skrót od Medium)</text:span></text:p>
      <text:p text:style-name="P151"><text:span text:style-name="T152">L</text:span><text:span text:style-name="T153"><text:tab/>przejście do osta</text:span><text:span text:style-name="T154">t</text:span><text:span text:style-name="T155">niej </text:span><text:span text:style-name="T156">widocznej</text:span><text:span text:style-name="T157"> na ekranie linii (skrót od Low)</text:span></text:p>
      <text:p text:style-name="P158"><text:span text:style-name="T159">Esc</text:span><text:span text:style-name="T160"><text:tab/>wyjście z tr</text:span><text:span text:style-name="T161">y</text:span><text:span text:style-name="T162">bu </text:span><text:span text:style-name="T163">insert</text:span><text:span text:style-name="T164"> lub </text:span><text:span text:style-name="T165">replace</text:span><text:span text:style-name="T166"> do </text:span><text:span text:style-name="T167">normal</text:span></text:p>
      <text:p text:style-name="P168"><text:span text:style-name="T169">a</text:span><text:span text:style-name="T170"><text:tab/>przejście do trybu </text:span><text:span text:style-name="T171">insert</text:span><text:span text:style-name="T172"> wraz z przesuni</text:span><text:span text:style-name="T173">ę</text:span><text:span text:style-name="T174">ciem w prawo</text:span></text:p>
      <text:p text:style-name="P175"><text:span text:style-name="T176">o</text:span><text:span text:style-name="T177"><text:tab/>dodanie nowej linii poniżej bieżącej i przejście do tr</text:span><text:span text:style-name="T178">y</text:span><text:span text:style-name="T179">bu </text:span><text:span text:style-name="T180">insert</text:span><text:span text:style-name="T181"> na początku nowej linii</text:span></text:p>
      <text:p text:style-name="P182"><text:span text:style-name="T183">I</text:span><text:span text:style-name="T184"><text:tab/>przejście do trybu </text:span><text:span text:style-name="T185">insert</text:span><text:span text:style-name="T186"> wraz z przesunięciem do pierwszego znaku druk</text:span><text:span text:style-name="T187">o</text:span><text:span text:style-name="T188">walnego w linii</text:span></text:p>
      <text:p text:style-name="P189"><text:span text:style-name="T190">A</text:span><text:span text:style-name="T191"><text:tab/>przejście do trybu </text:span><text:span text:style-name="T192">insert</text:span><text:span text:style-name="T193"> wraz z przesuni</text:span><text:span text:style-name="T194">ę</text:span><text:span text:style-name="T195">ciem na koniec linii</text:span></text:p>
      <text:p text:style-name="P196"><text:span text:style-name="T197">O</text:span><text:span text:style-name="T198"><text:tab/>dodanie nowej linii powyżej bieżącej i przejście do tr</text:span><text:span text:style-name="T199">y</text:span><text:span text:style-name="T200">bu </text:span><text:span text:style-name="T201">insert</text:span><text:span text:style-name="T202"> w nowej linii</text:span></text:p>
      <text:p text:style-name="P203"><text:span text:style-name="T204">:</text:span><text:span text:style-name="T205"><text:tab/>przejście w tryb </text:span><text:span text:style-name="T206">command-line</text:span></text:p>
      <text:p text:style-name="P207">&lt;NR&gt;<text:tab/>przejście do linii o podanym numerze</text:p>
      <text:p text:style-name="P208">q<text:tab/>wyjście z edycji pliku</text:p>
      <text:p text:style-name="P209">w<text:tab/>zapisanie pliku</text:p>
      <text:p text:style-name="P210"><text:span text:style-name="T211">w &lt;NAZWA_PLIKU&gt;</text:span><text:span text:style-name="T212"><text:tab/>zapisanie pliku pod nazwą &lt;N</text:span><text:span text:style-name="T213">A</text:span><text:span text:style-name="T214">ZWA_PLIKU&gt;</text:span></text:p>
      <text:p text:style-name="P215">wq<text:tab/>zapisanie pliku i wyjście z edycji</text:p>
      <text:p text:style-name="P216">e<text:tab/>ponowne otwarcie bieżącego pliku</text:p>
      <text:p text:style-name="P217"><text:span text:style-name="T218">e &lt;N</text:span><text:span text:style-name="T219">A</text:span><text:span text:style-name="T220">ZWA_PLIKU&gt;</text:span><text:span text:style-name="T221"><text:tab/>otwarcie w bieżącym oknie pliku &lt;NAZWA_PLIKU&gt; do edycji</text:span></text:p>
      <text:p text:style-name="P222"><text:span text:style-name="T223">q!</text:span><text:span text:style-name="T224"><text:tab/>wyjście z edycji pliku, nawet jeśli zmiany nie zostały zap</text:span><text:span text:style-name="T225">i</text:span><text:span text:style-name="T226">sane</text:span></text:p>
      <text:p text:style-name="P227"><text:span text:style-name="T228">qa</text:span><text:span text:style-name="T229"><text:tab/>wyjście z edycji wszystkich otwartych plików (qu</text:span><text:span text:style-name="T230">i</text:span><text:span text:style-name="T231">tall)</text:span></text:p>
      <text:p text:style-name="P232"><text:span text:style-name="T233">!&lt;SYSCMD&gt;</text:span><text:span text:style-name="T234"><text:tab/>uruchomienie dowolnej k</text:span><text:span text:style-name="T235">o</text:span><text:span text:style-name="T236">mendy powłoki systemu.</text:span></text:p>
      <text:p text:style-name="P237"><text:span text:style-name="T238">.</text:span><text:span text:style-name="T239"><text:tab/>powtórzenie ostatnio wyk</text:span><text:span text:style-name="T240">o</text:span><text:span text:style-name="T241">nanej akcji</text:span></text:p>
      <text:p text:style-name="P242"><text:span text:style-name="T243">u</text:span><text:span text:style-name="T244"><text:tab/>wycofanie ostatniej akcji (u</text:span><text:span text:style-name="T245">n</text:span><text:span text:style-name="T246">do)</text:span></text:p>
      <text:p text:style-name="P247"><text:span text:style-name="T248">Ctrl+r</text:span><text:span text:style-name="T249"><text:tab/>ponowne wykonanie wycof</text:span><text:span text:style-name="T250">a</text:span><text:span text:style-name="T251">nej akcji</text:span></text:p>
      <text:p text:style-name="P252"/>
      <text:p text:style-name="P253"/>
      <text:soft-page-break/>
      <text:p text:style-name="P254">Zad<text:s/>3.</text:p>
      <text:list text:style-name="LFO1" text:continue-numbering="true">
        <text:list-item>
          <text:p text:style-name="P255"><text:span text:style-name="T256">Wpisać do pliku konfiguracyjnego .bashrc następującą linię:</text:span><text:span text:style-name="T257"><text:line-break/></text:span><text:span text:style-name="T258">export BLABLA="ala ma kota"</text:span></text:p>
        </text:list-item>
        <text:list-item>
          <text:p text:style-name="P259">Otworzyć nowy terminal.</text:p>
        </text:list-item>
        <text:list-item>
          <text:p text:style-name="P260"><text:span text:style-name="T261">Sprawdzić zawartość zmiennej BLABLA za pomocą:</text:span><text:span text:style-name="T262"><text:line-break/></text:span><text:span text:style-name="T263">echo $BLABLA</text:span></text:p>
        </text:list-item>
      </text:list>
      <text:p text:style-name="P264"/>
      <table:table table:style-name="Table265">
        <table:table-columns>
          <table:table-column table:style-name="TableColumn266"/>
        </table:table-columns>
        <table:table-row table:style-name="TableRow267">
          <table:table-cell table:style-name="TableCell268">
            <text:p text:style-name="P269">80017@st13-lab312:~$ cp /etc/skel/.bashrc .bashrc</text:p>
            <text:p text:style-name="P270">80017@st13-lab312:~$ cp /etc/skel/.profile .profile</text:p>
            <text:p text:style-name="P271">80017@st13-lab312:~$ vim .bashrc</text:p>
            <text:p text:style-name="P272"/>
            <text:p text:style-name="Standard"><text:span text:style-name="T273">Wpisanie<text:s/></text:span><text:span text:style-name="T274">export BLABLA="ala ma kota" do .bashrc</text:span></text:p>
            <text:p text:style-name="P275"/>
            <text:p text:style-name="P276">80017@st13-lab312:~$ echo $BLABLA</text:p>
            <text:p text:style-name="P277">ala ma kota</text:p>
            <text:p text:style-name="P278"/>
            <text:p text:style-name="Standard"><text:span text:style-name="T279">Zmienna BLABLA zawiera wcześniej zapisany w pliku .bashrc ciąg<text:s/></text:span><text:span text:style-name="T280">"ala ma kota"</text:span></text:p>
          </table:table-cell>
        </table:table-row>
      </table:table>
      <text:p text:style-name="P281"/>
      <text:p text:style-name="P282">Zad<text:s/>4.</text:p>
      <text:p text:style-name="P283"><text:span text:style-name="T284">Stworzyć w katalogu domowym katalog A oraz B. W katalogu A katalog AA oraz BB. W katalogu AA katalog AAA oraz BBB. W katalogu B katalog CC. Teraz wykonać </text:span><text:span text:style-name="T285">cd</text:span><text:span text:style-name="T286"> (bez parametrów, znajdziemy się w katalogu domowym) i jednym poleceniem przejść do katalogu BBB. Sprawdzić gdzie jesteśmy </text:span><text:span text:style-name="T287">pwd</text:span><text:span text:style-name="T288">. Następnie jednym poleceniem przejść do katalogu CC. Usunąć katalog CC. Usunąć katalog A. Usunąć katalog B.</text:span></text:p>
      <text:p text:style-name="P289"/>
      <table:table table:style-name="Table290">
        <table:table-columns>
          <table:table-column table:style-name="TableColumn291"/>
        </table:table-columns>
        <table:table-row table:style-name="TableRow292">
          <table:table-cell table:style-name="TableCell293">
            <text:p text:style-name="P294">80017@st13-lab312:~$ mkdir A</text:p>
            <text:p text:style-name="P295">80017@st13-lab312:~$ mkdir B</text:p>
            <text:p text:style-name="P296">80017@st13-lab312:~$ cd A</text:p>
            <text:p text:style-name="P297">80017@st13-lab312:~/A$ mkdir AA</text:p>
            <text:p text:style-name="P298">80017@st13-lab312:~/A$ mkdir BB</text:p>
            <text:p text:style-name="P299">80017@st13-lab312:~/A$ cd AA</text:p>
            <text:p text:style-name="P300">80017@st13-lab312:~/A/AA$ mkdir AAA</text:p>
            <text:p text:style-name="P301">80017@st13-lab312:~/A/AA$ mkdir BBB</text:p>
            <text:p text:style-name="P302">80017@st13-lab312:~/A/AA$ cd ../../B</text:p>
            <text:p text:style-name="P303">80017@st13-lab312:~/B$ mkdir CC</text:p>
            <text:p text:style-name="P304">80017@st13-lab312:~/B$ cd</text:p>
            <text:p text:style-name="P305">80017@st13-lab312:~$ cd A/AA/BBB</text:p>
            <text:p text:style-name="P306">80017@st13-lab312:~/A/AA/BBB$ pwd</text:p>
            <text:p text:style-name="P307">/home/80017/A/AA/BBB</text:p>
            <text:p text:style-name="P308">80017@st13-lab312:~/A/AA/BBB$ cd ../../../B/CC</text:p>
            <text:p text:style-name="P309">80017@st13-lab312:~/B/CC$ cd ../</text:p>
            <text:p text:style-name="P310">80017@st13-lab312:~/B$ rmdir CC</text:p>
            <text:p text:style-name="P311">80017@st13-lab312:~/B$ cd ../</text:p>
            <text:p text:style-name="P312">80017@st13-lab312:~$ rm -rf A</text:p>
            <text:p text:style-name="P313">80017@st13-lab312:~$ rm -rf B</text:p>
          </table:table-cell>
        </table:table-row>
      </table:table>
      <text:p text:style-name="P314"/>
      <text:p text:style-name="P315">Zad<text:s/>6.</text:p>
      <text:p text:style-name="P316">Uruchomić polecenie ls &gt; plik.txt co będzie zawartością pliku plik.txt? Można posłużyć się poleceniem more lub cat. Jaka jest wielkość pliku?<text:s/></text:p>
      <text:p text:style-name="P317">Teraz wykonać to samo ale z przekierowaniem &gt;&gt;. Jaka jest wielkość pliku? Powtórzyć operacje z pojedyńczym przekierowaniem i jeszcze raz sprawdzić wielkość pliku.</text:p>
      <text:p text:style-name="P318"/>
      <table:table table:style-name="Table319">
        <table:table-columns>
          <table:table-column table:style-name="TableColumn320"/>
        </table:table-columns>
        <table:table-row table:style-name="TableRow321">
          <table:table-cell table:style-name="TableCell322">
            <text:soft-page-break/>
            <text:p text:style-name="P323">Zawartość pliku po wykonaniu ls &gt; plik.txt to wynik komendy ls:</text:p>
            <text:p text:style-name="P324"/>
            <text:p text:style-name="P325">Dokumenty</text:p>
            <text:p text:style-name="P326">Muzyka</text:p>
            <text:p text:style-name="P327">Obrazy</text:p>
            <text:p text:style-name="P328">Pobrane</text:p>
            <text:p text:style-name="P329">Publiczny</text:p>
            <text:p text:style-name="P330">Pulpit</text:p>
            <text:p text:style-name="P331">Szablony</text:p>
            <text:p text:style-name="P332">Wideo</text:p>
            <text:p text:style-name="P333">plik.txt</text:p>
            <text:p text:style-name="P334">zad11</text:p>
            <text:p text:style-name="P335">zad11.c</text:p>
            <text:p text:style-name="P336"/>
            <text:p text:style-name="P337">Rozmiar pliku: 87B</text:p>
            <text:p text:style-name="P338">Po wykonaniu tej samej operacji z podwójnym przekierowaniem rozmiar to 174B (dwa razy większy – dopisano drugi raz wynik ls)</text:p>
            <text:p text:style-name="P339">Po wykonaniu jeszcze raz z pojedynczym przekierowaniem rozmiar to 87B (usunięto starą zawartość I zapisano wynik polecenia ls)</text:p>
          </table:table-cell>
        </table:table-row>
      </table:table>
      <text:p text:style-name="P340"/>
      <text:p text:style-name="P341"/>
      <text:p text:style-name="P342">Zad<text:s/>10.</text:p>
      <text:p text:style-name="P343">Napisać prosty program typu "hello world" i go skompilować. Kompilacja odbywa się za pomocą kompilatora gcc.<text:s/></text:p>
      <text:p text:style-name="P344">gcc plik.c -o program</text:p>
      <text:p text:style-name="P345"/>
      <table:table table:style-name="Table346">
        <table:table-columns>
          <table:table-column table:style-name="TableColumn347"/>
        </table:table-columns>
        <table:table-row table:style-name="TableRow348">
          <table:table-cell table:style-name="TableCell349">
            <text:p text:style-name="P350">zad10.c</text:p>
          </table:table-cell>
        </table:table-row>
        <table:table-row table:style-name="TableRow351">
          <table:table-cell table:style-name="TableCell352">
            <text:p text:style-name="P353"><text:span text:style-name="T354">#include &lt;stdio.h&gt;</text:span></text:p>
            <text:p text:style-name="P355"><text:span text:style-name="T356">#include &lt;stdlib.h&gt;</text:span></text:p>
            <text:p text:style-name="P357"/>
            <text:p text:style-name="P358"><text:span text:style-name="T359">int</text:span><text:span text:style-name="T360"><text:s/></text:span><text:span text:style-name="T361">main</text:span><text:span text:style-name="T362">(){</text:span></text:p>
            <text:p text:style-name="P363"><text:span text:style-name="T364"><text:tab/></text:span><text:span text:style-name="T365">printf</text:span><text:span text:style-name="T366">(</text:span><text:span text:style-name="T367">"Hello world!\n"</text:span><text:span text:style-name="T368">);</text:span></text:p>
            <text:p text:style-name="P369"><text:span text:style-name="T370"><text:tab/></text:span><text:span text:style-name="T371">return</text:span><text:span text:style-name="T372"><text:s/></text:span><text:span text:style-name="T373">0</text:span><text:span text:style-name="T374">;</text:span></text:p>
            <text:p text:style-name="P375"><text:span text:style-name="T376">}</text:span></text:p>
          </table:table-cell>
        </table:table-row>
      </table:table>
      <text:p text:style-name="P377"/>
      <table:table table:style-name="Table378">
        <table:table-columns>
          <table:table-column table:style-name="TableColumn379"/>
        </table:table-columns>
        <table:table-row table:style-name="TableRow380">
          <table:table-cell table:style-name="TableCell381">
            <text:p text:style-name="P382">80017@st13-lab312:~$ vim zad10.c</text:p>
            <text:p text:style-name="P383">80017@st13-lab312:~$ gcc zad10.c -o zad10 -Wall</text:p>
            <text:p text:style-name="P384">80017@st13-lab312:~$ ./zad10 <text:s/></text:p>
            <text:p text:style-name="P385">Hello world!</text:p>
          </table:table-cell>
        </table:table-row>
      </table:table>
      <text:p text:style-name="P386"/>
      <text:p text:style-name="P387">Zad<text:s/>11.</text:p>
      <text:p text:style-name="P388">Napisać program wyświetlający parametry wejściowe. Każdy parametr powinien być wyświetlony w osobnym wierszu i w odwrotnej kolejności podawania.</text:p>
      <text:p text:style-name="P389"/>
      <table:table table:style-name="Table390">
        <table:table-columns>
          <table:table-column table:style-name="TableColumn391"/>
        </table:table-columns>
        <table:table-row table:style-name="TableRow392">
          <table:table-cell table:style-name="TableCell393">
            <text:p text:style-name="P394">zad11.c</text:p>
          </table:table-cell>
        </table:table-row>
        <table:table-row table:style-name="TableRow395">
          <table:table-cell table:style-name="TableCell396">
            <text:p text:style-name="P397"><text:span text:style-name="T398">#include &lt;stdio.h&gt;</text:span></text:p>
            <text:p text:style-name="P399"><text:span text:style-name="T400">#include &lt;stdlib.h&gt;</text:span></text:p>
            <text:p text:style-name="P401"/>
            <text:p text:style-name="P402"><text:span text:style-name="T403">int</text:span><text:span text:style-name="T404"><text:s/></text:span><text:span text:style-name="T405">main</text:span><text:span text:style-name="T406">(</text:span><text:span text:style-name="T407">int</text:span><text:span text:style-name="T408"><text:s/></text:span><text:span text:style-name="T409">argc</text:span><text:span text:style-name="T410">,</text:span><text:span text:style-name="T411"><text:s/></text:span><text:span text:style-name="T412">char</text:span><text:span text:style-name="T413"><text:s/></text:span><text:span text:style-name="T414">*</text:span><text:span text:style-name="T415">argv</text:span><text:span text:style-name="T416">[]){</text:span></text:p>
            <text:p text:style-name="P417"><text:span text:style-name="T418"><text:tab/></text:span><text:span text:style-name="T419">int</text:span><text:span text:style-name="T420"><text:s/></text:span><text:span text:style-name="T421">i</text:span><text:span text:style-name="T422">;</text:span></text:p>
            <text:p text:style-name="P423"><text:span text:style-name="T424"><text:tab/></text:span><text:span text:style-name="T425">for</text:span><text:span text:style-name="T426">(</text:span><text:span text:style-name="T427">i</text:span><text:span text:style-name="T428"><text:s/></text:span><text:span text:style-name="T429">=</text:span><text:span text:style-name="T430"><text:s/></text:span><text:span text:style-name="T431">argc</text:span><text:span text:style-name="T432"><text:s/></text:span><text:span text:style-name="T433">-</text:span><text:span text:style-name="T434"><text:s/></text:span><text:span text:style-name="T435">1</text:span><text:span text:style-name="T436">;</text:span><text:span text:style-name="T437"><text:s/></text:span><text:span text:style-name="T438">i</text:span><text:span text:style-name="T439"><text:s/></text:span><text:span text:style-name="T440">&gt;=</text:span><text:span text:style-name="T441"><text:s/></text:span><text:span text:style-name="T442">0</text:span><text:span text:style-name="T443">;</text:span><text:span text:style-name="T444"><text:s/></text:span><text:span text:style-name="T445">i</text:span><text:span text:style-name="T446">--</text:span><text:span text:style-name="T447">)</text:span></text:p>
            <text:p text:style-name="P448"><text:span text:style-name="T449"><text:tab/></text:span><text:span text:style-name="T450"><text:tab/></text:span><text:span text:style-name="T451">printf</text:span><text:span text:style-name="T452">(</text:span><text:span text:style-name="T453">"%s</text:span><text:span text:style-name="T454">\n</text:span><text:span text:style-name="T455">"</text:span><text:span text:style-name="T456">,</text:span><text:span text:style-name="T457"><text:s/></text:span><text:span text:style-name="T458">argv</text:span><text:span text:style-name="T459">[</text:span><text:span text:style-name="T460">i</text:span><text:span text:style-name="T461">]);</text:span></text:p>
            <text:p text:style-name="P462"><text:span text:style-name="T463"><text:tab/></text:span><text:span text:style-name="T464">return</text:span><text:span text:style-name="T465"><text:s/></text:span><text:span text:style-name="T466">0</text:span><text:span text:style-name="T467">;</text:span></text:p>
            <text:p text:style-name="P468"><text:span text:style-name="T469">}</text:span></text:p>
          </table:table-cell>
        </table:table-row>
      </table:table>
      <text:p text:style-name="P470"/>
      <table:table table:style-name="Table471">
        <table:table-columns>
          <table:table-column table:style-name="TableColumn472"/>
        </table:table-columns>
        <table:table-row table:style-name="TableRow473">
          <table:table-cell table:style-name="TableCell474">
            <text:soft-page-break/>
            <text:p text:style-name="P475">80017@st13-lab312:~$ vim zad11.c</text:p>
            <text:p text:style-name="P476">80017@st13-lab312:~$ gcc zad11.c -o zad11 -Wall</text:p>
            <text:p text:style-name="P477">80017@st13-lab312:~$ ./zad11 ala ma kota</text:p>
            <text:p text:style-name="P478">kota</text:p>
            <text:p text:style-name="P479">ma</text:p>
            <text:p text:style-name="P480">ala</text:p>
            <text:p text:style-name="P481">./zad11</text:p>
          </table:table-cell>
        </table:table-row>
      </table:table>
      <text:p text:style-name="P482"/>
      <text:p text:style-name="P483">Zad<text:s/>12.</text:p>
      <text:p text:style-name="P484">Należy przepisać program z przykładu i uruchomić</text:p>
      <text:p text:style-name="P485"/>
      <table:table table:style-name="Table486">
        <table:table-columns>
          <table:table-column table:style-name="TableColumn487"/>
        </table:table-columns>
        <table:table-row table:style-name="TableRow488">
          <table:table-cell table:style-name="TableCell489">
            <text:p text:style-name="P490">zad12.c</text:p>
          </table:table-cell>
        </table:table-row>
        <table:table-row table:style-name="TableRow491">
          <table:table-cell table:style-name="TableCell492">
            <text:p text:style-name="P493"><text:span text:style-name="T494">#include &lt;stdio.h&gt;</text:span></text:p>
            <text:p text:style-name="P495"><text:span text:style-name="T496">#include &lt;stdlib.h&gt;</text:span></text:p>
            <text:p text:style-name="P497"/>
            <text:p text:style-name="P498"><text:span text:style-name="T499">int</text:span><text:span text:style-name="T500"><text:s/></text:span><text:span text:style-name="T501">main</text:span><text:span text:style-name="T502">(</text:span><text:span text:style-name="T503">int</text:span><text:span text:style-name="T504"><text:s/></text:span><text:span text:style-name="T505">argc</text:span><text:span text:style-name="T506">,</text:span><text:span text:style-name="T507"><text:s/></text:span><text:span text:style-name="T508">char</text:span><text:span text:style-name="T509"><text:s/></text:span><text:span text:style-name="T510">*</text:span><text:span text:style-name="T511">argv</text:span><text:span text:style-name="T512">[],</text:span><text:span text:style-name="T513"><text:s/></text:span><text:span text:style-name="T514">char</text:span><text:span text:style-name="T515"><text:s/></text:span><text:span text:style-name="T516">*</text:span><text:span text:style-name="T517">envp</text:span><text:span text:style-name="T518">[]){</text:span></text:p>
            <text:p text:style-name="P519"><text:span text:style-name="T520"><text:tab/></text:span><text:span text:style-name="T521">int</text:span><text:span text:style-name="T522"><text:s/></text:span><text:span text:style-name="T523">ii</text:span><text:span text:style-name="T524">;</text:span></text:p>
            <text:p text:style-name="P525"><text:span text:style-name="T526"><text:tab/></text:span><text:span text:style-name="T527">for</text:span><text:span text:style-name="T528">(</text:span><text:span text:style-name="T529">ii</text:span><text:span text:style-name="T530"><text:s/></text:span><text:span text:style-name="T531">=</text:span><text:span text:style-name="T532"><text:s/></text:span><text:span text:style-name="T533">0</text:span><text:span text:style-name="T534">;</text:span><text:span text:style-name="T535"><text:s/></text:span><text:span text:style-name="T536">envp</text:span><text:span text:style-name="T537">[</text:span><text:span text:style-name="T538">ii</text:span><text:span text:style-name="T539">]</text:span><text:span text:style-name="T540"><text:s/></text:span><text:span text:style-name="T541">!=</text:span><text:span text:style-name="T542"><text:s/></text:span><text:span text:style-name="T543">(</text:span><text:span text:style-name="T544">char</text:span><text:span text:style-name="T545">*</text:span><text:span text:style-name="T546">)</text:span><text:span text:style-name="T547">0</text:span><text:span text:style-name="T548">;</text:span><text:span text:style-name="T549"><text:s/></text:span><text:span text:style-name="T550">ii</text:span><text:span text:style-name="T551">++</text:span><text:span text:style-name="T552">)</text:span></text:p>
            <text:p text:style-name="P553"><text:span text:style-name="T554"><text:tab/></text:span><text:span text:style-name="T555"><text:tab/></text:span><text:span text:style-name="T556">printf</text:span><text:span text:style-name="T557">(</text:span><text:span text:style-name="T558">"%s</text:span><text:span text:style-name="T559">\n</text:span><text:span text:style-name="T560">"</text:span><text:span text:style-name="T561">,</text:span><text:span text:style-name="T562"><text:s/></text:span><text:span text:style-name="T563">envp</text:span><text:span text:style-name="T564">[</text:span><text:span text:style-name="T565">ii</text:span><text:span text:style-name="T566">]);</text:span><text:span text:style-name="T567"><text:tab/></text:span></text:p>
            <text:p text:style-name="P568"/>
            <text:p text:style-name="P569"><text:span text:style-name="T570"><text:tab/></text:span><text:span text:style-name="T571">return</text:span><text:span text:style-name="T572"><text:s/></text:span><text:span text:style-name="T573">0</text:span><text:span text:style-name="T574">;</text:span></text:p>
            <text:p text:style-name="P575"><text:span text:style-name="T576">}</text:span></text:p>
          </table:table-cell>
        </table:table-row>
      </table:table>
      <text:p text:style-name="Normalny"/>
      <table:table table:style-name="Table577">
        <table:table-columns>
          <table:table-column table:style-name="TableColumn578"/>
        </table:table-columns>
        <table:table-row table:style-name="TableRow579">
          <table:table-cell table:style-name="TableCell580">
            <text:p text:style-name="P581">80017@st13-lab312:~$ vim zad12.c</text:p>
            <text:p text:style-name="P582">80017@st13-lab312:~$ gcc zad12.c -o zad12 -Wall</text:p>
            <text:p text:style-name="P583">80017@st13-lab312:~$ ./zad12</text:p>
            <text:p text:style-name="P584">BLABLA=ala ma kota</text:p>
            <text:p text:style-name="P585">SSH_AGENT_PID=1879</text:p>
            <text:p text:style-name="P586">GPG_AGENT_INFO=/tmp/keyring-nPBEcd/gpg:0:1</text:p>
            <text:p text:style-name="P587">SHELL=/bin/bash</text:p>
            <text:p text:style-name="P588">TERM=xterm</text:p>
            <text:p text:style-name="P589">XDG_SESSION_COOKIE=85b7a87e963d59f707d5bf5400000009-1444655890.414544-1707643136</text:p>
            <text:p text:style-name="P590">WINDOWID=52436390</text:p>
            <text:p text:style-name="P591">GNOME_KEYRING_CONTROL=/tmp/keyring-nPBEcd</text:p>
            <text:p text:style-name="P592">USER=80017</text:p>
            <text:p text:style-name="P593">LS_COLORS=rs=0:di=01;34:ln=01;36:mh=00:pi=40;33:so=01;35:do=01;35:bd=40;33;01:cd=40;33;01:or=40;31;01:su=37;41:sg=30;43:ca=30;41:tw=30;42:ow=34;42:st=37;44:ex=01;32:*.tar=01;31:*.tgz=01;31:*.arj=01;31:*.taz=01;31:*.lzh=01;31:*.lzma=01;31:*.tlz=01;31:*.txz=01;31:*.zip=01;31:*.z=01;31:*.Z=01;31:*.dz=01;31:*.gz=01;31:*.lz=01;31:*.xz=01;31:*.bz2=01;31:*.bz=01;31:*.tbz=01;31:*.tbz2=01;31:*.tz=01;31:*.deb=01;31:*.rpm=01;31:*.jar=01;31:*.war=01;31:*.ear=01;31:*.sar=01;31:*.rar=01;31:*.ace=01;31:*.zoo=01;31:*.cpio=01;31:*.7z=01;31:*.rz=01;31:*.jpg=01;35:*.jpeg=01;35:*.gif=01;35:*.bmp=01;35:*.pbm=01;35:*.pgm=01;35:*.ppm=01;35:*.tga=01;35:*.xbm=01;35:*.xpm=01;35:*.tif=01;35:*.tiff=01;35:*.png=01;35:*.svg=01;35:*.svgz=01;35:*.mng=01;35:*.pcx=01;35:*.mov=01;35:*.mpg=01;35:*.mpeg=01;35:*.m2v=01;35:*.mkv=01;35:*.webm=01;35:*.ogm=01;35:*.mp4=01;35:*.m4v=01;35:*.mp4v=01;35:*.vob=01;35:*.qt=01;35:*.nuv=01;35:*.wmv=01;35:*.asf=01;35:*.rm=01;35:*.rmvb=01;35:*.flc=01;35:*.avi=01;35:*.fli=01;35:*.flv=01;35:*.gl=01;35:*.dl=01;35:*.xcf=01;35:*.xwd=01;35:*.yuv=01;35:*.cgm=01;35:*.emf=01;35:*.axv=01;35:*.anx=01;35:*.ogv=01;35:*.ogx=01;35:*.aac=00;36:*.au=00;36:*.flac=00;36:*.mid=00;36:*.midi=00;36:*.mka=00;36:*.mp3=00;36:*.mpc=00;36:*.ogg=00;36:*.ra=00;36:*.wav=00;36:*.axa=00;36:*.oga=00;36:*.spx=00;36:*.xspf=00;36:</text:p>
            <text:p text:style-name="P594">XDG_SESSION_PATH=/org/freedesktop/DisplayManager/Session0</text:p>
            <text:p text:style-name="P595">XDG_SEAT_PATH=/org/freedesktop/DisplayManager/Seat0</text:p>
            <text:p text:style-name="P596">SSH_AUTH_SOCK=/tmp/keyring-nPBEcd/ssh</text:p>
            <text:p text:style-name="P597">DEFAULTS_PATH=/usr/share/gconf/ubuntu.default.path</text:p>
            <text:p text:style-name="P598">SESSION_MANAGER=local/st13-lab312:@/tmp/.ICE-unix/1843,unix/st13-lab312:/tmp/.ICE-unix/1843</text:p>
            <text:p text:style-name="P599">XDG_CONFIG_DIRS=/etc/xdg/xdg-ubuntu:/etc/xdg</text:p>
            <text:p text:style-name="P600">PATH=/usr/lib/lightdm/lightdm:/usr/local/bin:/usr/bin:/bin</text:p>
            <text:p text:style-name="P601">DESKTOP_SESSION=ubuntu</text:p>
            <text:p text:style-name="P602">PWD=/home/80017</text:p>
            <text:p text:style-name="P603">MANDATORY_PATH=/usr/share/gconf/ubuntu.mandatory.path</text:p>
            <text:p text:style-name="P604">COMPIZ_CONFIG_PROFILE=ubuntu</text:p>
            <text:p text:style-name="P605">UBUNTU_MENUPROXY=libappmenu.so</text:p>
            <text:soft-page-break/>
            <text:p text:style-name="P606">GDMSESSION=ubuntu</text:p>
            <text:p text:style-name="P607">SHLVL=1</text:p>
            <text:p text:style-name="P608">HOME=/home/80017</text:p>
            <text:p text:style-name="P609">GNOME_DESKTOP_SESSION_ID=this-is-deprecated</text:p>
            <text:p text:style-name="P610">LOGNAME=80017</text:p>
            <text:p text:style-name="P611">XDG_DATA_DIRS=/usr/share/ubuntu:/usr/share/gnome:/usr/local/share/:/usr/share/</text:p>
            <text:p text:style-name="P612">DBUS_SESSION_BUS_ADDRESS=unix:abstract=/tmp/dbus-mN4bF9Ocqo,guid=113826bfa55b278b850fc9da00000024</text:p>
            <text:p text:style-name="P613">LESSOPEN=| /usr/bin/lesspipe %s</text:p>
            <text:p text:style-name="P614">DISPLAY=:0</text:p>
            <text:p text:style-name="P615">XDG_CURRENT_DESKTOP=Unity</text:p>
            <text:p text:style-name="P616">LESSCLOSE=/usr/bin/lesspipe %s %s</text:p>
            <text:p text:style-name="P617">XAUTHORITY=/home/80017/.Xauthority</text:p>
            <text:p text:style-name="P618">COLORTERM=gnome-terminal</text:p>
            <text:p text:style-name="P619">_=./zad12</text:p>
            <text:p text:style-name="P620">OLDPWD=/home/80017/B</text:p>
          </table:table-cell>
        </table:table-row>
        <table:table-row table:style-name="TableRow621">
          <table:table-cell table:style-name="TableCell622">
            <text:p text:style-name="P623"/>
          </table:table-cell>
        </table:table-row>
      </table:table>
      <text:p text:style-name="P624"/>
      <text:p text:style-name="P625">Zad<text:s/>13.</text:p>
      <text:p text:style-name="P626">Napisać programik wypisujący identyfikator procesu oraz identyfikator procesu macierzystego.</text:p>
      <text:p text:style-name="P627">Sprawdzić do czego służy funkcja getpgrp() i setpgrp().</text:p>
      <text:p text:style-name="P628"/>
      <table:table table:style-name="Table629">
        <table:table-columns>
          <table:table-column table:style-name="TableColumn630"/>
        </table:table-columns>
        <table:table-row table:style-name="TableRow631">
          <table:table-cell table:style-name="TableCell632">
            <text:p text:style-name="P633">zad13.c</text:p>
          </table:table-cell>
        </table:table-row>
        <table:table-row table:style-name="TableRow634">
          <table:table-cell table:style-name="TableCell635">
            <text:p text:style-name="P636"><text:span text:style-name="T637">#include &lt;stdio.h&gt;</text:span></text:p>
            <text:p text:style-name="P638"><text:span text:style-name="T639">#include &lt;stdlib.h&gt;</text:span></text:p>
            <text:p text:style-name="P640"><text:span text:style-name="T641">#include &lt;sys/types.h&gt;</text:span></text:p>
            <text:p text:style-name="P642"><text:span text:style-name="T643">#include &lt;unistd.h&gt;</text:span></text:p>
            <text:p text:style-name="P644"/>
            <text:p text:style-name="P645"/>
            <text:p text:style-name="P646"><text:span text:style-name="T647">int</text:span><text:span text:style-name="T648"><text:s/></text:span><text:span text:style-name="T649">main</text:span><text:span text:style-name="T650">(){</text:span></text:p>
            <text:p text:style-name="P651"><text:span text:style-name="T652"><text:tab/></text:span><text:span text:style-name="T653">printf</text:span><text:span text:style-name="T654">(</text:span><text:span text:style-name="T655">"pid procesu: %d</text:span><text:span text:style-name="T656">\n</text:span><text:span text:style-name="T657">pid procesu macierzystego:%d</text:span><text:span text:style-name="T658">\n</text:span><text:span text:style-name="T659">"</text:span><text:span text:style-name="T660">,</text:span><text:span text:style-name="T661"><text:s/></text:span><text:span text:style-name="T662">getpid</text:span><text:span text:style-name="T663">(),</text:span><text:span text:style-name="T664"><text:s/></text:span><text:span text:style-name="T665">getppid</text:span><text:span text:style-name="T666">());</text:span></text:p>
            <text:p text:style-name="P667"/>
            <text:p text:style-name="P668"><text:span text:style-name="T669"><text:tab/></text:span><text:span text:style-name="T670">return</text:span><text:span text:style-name="T671"><text:s/></text:span><text:span text:style-name="T672">0</text:span><text:span text:style-name="T673">;</text:span></text:p>
            <text:p text:style-name="P674"><text:span text:style-name="T675">}</text:span></text:p>
          </table:table-cell>
        </table:table-row>
      </table:table>
      <text:p text:style-name="P676"/>
      <table:table table:style-name="Table677">
        <table:table-columns>
          <table:table-column table:style-name="TableColumn678"/>
        </table:table-columns>
        <table:table-row table:style-name="TableRow679">
          <table:table-cell table:style-name="TableCell680">
            <text:p text:style-name="P681">zad13_2.c</text:p>
          </table:table-cell>
        </table:table-row>
        <table:table-row table:style-name="TableRow682">
          <table:table-cell table:style-name="TableCell683">
            <text:p text:style-name="P684"><text:span text:style-name="T685">#include &lt;stdio.h&gt;</text:span></text:p>
            <text:p text:style-name="P686"><text:span text:style-name="T687">#include &lt;stdlib.h&gt;</text:span></text:p>
            <text:p text:style-name="P688"><text:span text:style-name="T689">#include &lt;unistd.h&gt;</text:span></text:p>
            <text:p text:style-name="P690"/>
            <text:p text:style-name="P691"><text:span text:style-name="T692">int</text:span><text:span text:style-name="T693"><text:s/></text:span><text:span text:style-name="T694">main</text:span><text:span text:style-name="T695">(){</text:span></text:p>
            <text:p text:style-name="P696"><text:span text:style-name="T697"><text:tab/></text:span><text:span text:style-name="T698">printf</text:span><text:span text:style-name="T699">(</text:span><text:span text:style-name="T700">"getpgrp: %d</text:span><text:span text:style-name="T701">\n</text:span><text:span text:style-name="T702">"</text:span><text:span text:style-name="T703">,</text:span><text:span text:style-name="T704"><text:s/></text:span><text:span text:style-name="T705">getpgrp</text:span><text:span text:style-name="T706">());</text:span></text:p>
            <text:p text:style-name="P707"/>
            <text:p text:style-name="P708"><text:span text:style-name="T709"><text:tab/></text:span><text:span text:style-name="T710">return</text:span><text:span text:style-name="T711"><text:s/></text:span><text:span text:style-name="T712">0</text:span><text:span text:style-name="T713">;</text:span></text:p>
            <text:p text:style-name="P714"><text:span text:style-name="T715">}</text:span></text:p>
          </table:table-cell>
        </table:table-row>
      </table:table>
      <text:p text:style-name="P716"/>
      <table:table table:style-name="Table717">
        <table:table-columns>
          <table:table-column table:style-name="TableColumn718"/>
        </table:table-columns>
        <table:table-row table:style-name="TableRow719">
          <table:table-cell table:style-name="TableCell720">
            <text:p text:style-name="P721">80017@st13-lab312:~$ vim zad13.c</text:p>
            <text:p text:style-name="P722">80017@st13-lab312:~$ gcc zad13.c -o zad13 -Wall</text:p>
            <text:p text:style-name="P723">80017@st13-lab312:~$ ./zad13</text:p>
            <text:p text:style-name="P724">pid procesu: 3001</text:p>
            <text:p text:style-name="P725">pid procesu macierzystego:2613</text:p>
            <text:p text:style-name="P726"/>
            <text:p text:style-name="P727">Funkcja getpgrp() złuży do pobierania numeru grupy procesów, przykład:</text:p>
            <text:p text:style-name="P728"/>
            <text:p text:style-name="P729">80017@st13-lab312:~$ vim zad13_2.c</text:p>
            <text:p text:style-name="P730">80017@st13-lab312:~$ gcc zad13_2.c -o zad13_2 -Wall</text:p>
            <text:p text:style-name="P731">80017@st13-lab312:~$ ./zad13_2</text:p>
            <text:p text:style-name="P732">getpgrp: 3059</text:p>
            <text:p text:style-name="P733"/>
            <text:p text:style-name="P734">Funkcja setgrp() złuży do zmiany numeru grupy procesów</text:p>
          </table:table-cell>
        </table:table-row>
      </table:table>
      <text:p text:style-name="P735">Zad<text:s/>14.</text:p>
      <text:soft-page-break/>
      <text:p text:style-name="P736">Napisać program (lub dopisać do poprzedniego) wyświetlający identyfikatory użytkownika i grupy.<text:s/></text:p>
      <text:p text:style-name="P737">Sprawdzić do czego są funkcje geteuid() i getegid()</text:p>
      <text:p text:style-name="P738"/>
      <table:table table:style-name="Table739">
        <table:table-columns>
          <table:table-column table:style-name="TableColumn740"/>
        </table:table-columns>
        <table:table-row table:style-name="TableRow741">
          <table:table-cell table:style-name="TableCell742">
            <text:p text:style-name="P743">zad14.c</text:p>
          </table:table-cell>
        </table:table-row>
        <table:table-row table:style-name="TableRow744">
          <table:table-cell table:style-name="TableCell745">
            <text:p text:style-name="P746"><text:span text:style-name="T747">#include &lt;stdlib.h&gt;</text:span></text:p>
            <text:p text:style-name="P748"><text:span text:style-name="T749">#include &lt;stdio.h&gt;</text:span></text:p>
            <text:p text:style-name="P750"><text:span text:style-name="T751">#include &lt;unistd.h&gt;</text:span></text:p>
            <text:p text:style-name="P752"><text:span text:style-name="T753">#include &lt;sys/types.h&gt;</text:span></text:p>
            <text:p text:style-name="P754"/>
            <text:p text:style-name="P755"><text:span text:style-name="T756">int</text:span><text:span text:style-name="T757"><text:s/></text:span><text:span text:style-name="T758">main</text:span><text:span text:style-name="T759">(){</text:span></text:p>
            <text:p text:style-name="P760"><text:span text:style-name="T761"><text:tab/></text:span><text:span text:style-name="T762">printf</text:span><text:span text:style-name="T763">(</text:span><text:span text:style-name="T764">"id uzytkownika: %d</text:span><text:span text:style-name="T765">\n</text:span><text:span text:style-name="T766">id grupy: %d</text:span><text:span text:style-name="T767">\n</text:span><text:span text:style-name="T768">"</text:span><text:span text:style-name="T769">,</text:span><text:span text:style-name="T770"><text:s/></text:span><text:span text:style-name="T771">getuid</text:span><text:span text:style-name="T772">(),</text:span><text:span text:style-name="T773"><text:s/></text:span><text:span text:style-name="T774">getgid</text:span><text:span text:style-name="T775">());</text:span></text:p>
            <text:p text:style-name="P776"/>
            <text:p text:style-name="P777"><text:span text:style-name="T778"><text:tab/></text:span><text:span text:style-name="T779">return</text:span><text:span text:style-name="T780"><text:s/></text:span><text:span text:style-name="T781">0</text:span><text:span text:style-name="T782">;</text:span></text:p>
            <text:p text:style-name="P783"><text:span text:style-name="T784">}</text:span></text:p>
          </table:table-cell>
        </table:table-row>
      </table:table>
      <text:p text:style-name="P785"/>
      <table:table table:style-name="Table786">
        <table:table-columns>
          <table:table-column table:style-name="TableColumn787"/>
        </table:table-columns>
        <table:table-row table:style-name="TableRow788">
          <table:table-cell table:style-name="TableCell789">
            <text:p text:style-name="P790">zad14_2.c</text:p>
          </table:table-cell>
        </table:table-row>
        <table:table-row table:style-name="TableRow791">
          <table:table-cell table:style-name="TableCell792">
            <text:p text:style-name="P793"><text:span text:style-name="T794">#include &lt;stdlib.h&gt;</text:span></text:p>
            <text:p text:style-name="P795"><text:span text:style-name="T796">#include &lt;stdio.h&gt;</text:span></text:p>
            <text:p text:style-name="P797"><text:span text:style-name="T798">#include &lt;unistd.h&gt;</text:span></text:p>
            <text:p text:style-name="P799"><text:span text:style-name="T800">#include &lt;sys/types.h&gt;</text:span></text:p>
            <text:p text:style-name="P801"/>
            <text:p text:style-name="P802"><text:span text:style-name="T803">int</text:span><text:span text:style-name="T804"><text:s/></text:span><text:span text:style-name="T805">main</text:span><text:span text:style-name="T806">(){</text:span></text:p>
            <text:p text:style-name="P807"><text:span text:style-name="T808"><text:tab/></text:span><text:span text:style-name="T809">printf</text:span><text:span text:style-name="T810">(</text:span><text:span text:style-name="T811">"efektywny id uzytkownika: %d</text:span><text:span text:style-name="T812">\n</text:span><text:span text:style-name="T813">efektywny id grupy: %d</text:span><text:span text:style-name="T814">\n</text:span><text:span text:style-name="T815">"</text:span><text:span text:style-name="T816">,</text:span><text:span text:style-name="T817"><text:s/></text:span><text:span text:style-name="T818">geteuid</text:span><text:span text:style-name="T819">(),</text:span><text:span text:style-name="T820"><text:s/></text:span><text:span text:style-name="T821">getegid</text:span><text:span text:style-name="T822">());</text:span></text:p>
            <text:p text:style-name="P823"/>
            <text:p text:style-name="P824"><text:span text:style-name="T825"><text:tab/></text:span><text:span text:style-name="T826">return</text:span><text:span text:style-name="T827"><text:s/></text:span><text:span text:style-name="T828">0</text:span><text:span text:style-name="T829">;</text:span></text:p>
            <text:p text:style-name="P830"><text:span text:style-name="T831">}</text:span></text:p>
          </table:table-cell>
        </table:table-row>
      </table:table>
      <text:p text:style-name="P832"/>
      <table:table table:style-name="Table833">
        <table:table-columns>
          <table:table-column table:style-name="TableColumn834"/>
        </table:table-columns>
        <table:table-row table:style-name="TableRow835">
          <table:table-cell table:style-name="TableCell836">
            <text:p text:style-name="P837">80017@st13-lab312:~$ vim zad14.c</text:p>
            <text:p text:style-name="P838">80017@st13-lab312:~$ gcc zad14.c -o zad14 -Wall</text:p>
            <text:p text:style-name="P839">80017@st13-lab312:~$ ./zad14</text:p>
            <text:p text:style-name="P840">id uzytkownika: 57674115</text:p>
            <text:p text:style-name="P841">id grupy: 57672193</text:p>
            <text:p text:style-name="P842"/>
            <text:p text:style-name="P843">Funkcja geteuid() zwraca efektywny identyfikator użytkownika</text:p>
            <text:p text:style-name="P844">Funkcja getegid() zwraca efektywny identyfikator grupy</text:p>
            <text:p text:style-name="P845">Przykład:</text:p>
            <text:p text:style-name="P846"/>
            <text:p text:style-name="P847">80017@st13-lab312:~$ vim zad14_2.c</text:p>
            <text:p text:style-name="P848">80017@st13-lab312:~$ gcc zad14_2.c -o zad14_2 -Wall</text:p>
            <text:p text:style-name="P849">80017@st13-lab312:~$ ./zad14_2 <text:s/></text:p>
            <text:p text:style-name="P850">efektywny id uzytkownika: 57674115</text:p>
            <text:p text:style-name="Standard"><text:span text:style-name="T851">efektywny id grupy: 57672193</text:span></text:p>
          </table:table-cell>
        </table:table-row>
      </table:table>
      <text:p text:style-name="P852"/>
      <text:p text:style-name="P853">WNIOSKI</text:p>
      <text:p text:style-name="P854"/>
      <text:p text:style-name="P855">Laboratorium pozwoliło na przypomnienie sobie podstawowych komend system Linux a także przypomnienie sobie jego obsługi. Można było również nauczyć się obsługi edytora vim a także sposobu kompilacji programów w języku C bezpośrednio z poziomu konsoli. Udało się zrealizować wszystkie zadania poza zadaniem 15 z powodu błędów napisanego programu.</text:p>
      <text:p text:style-name="P8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Uwydatnienie" style:display-name="Uwydatnienie" style:family="text">
      <style:text-properties fo:font-style="italic" style:font-style-asian="italic" style:font-style-complex="italic"/>
    </style:style>
    <style:style style:name="TableContents" style:display-name="Table Contents" style:family="paragraph" style:parent-style-name="Standard">
      <style:paragraph-properties text:number-lines="false" style:vertical-align="auto"/>
      <style:text-properties style:font-name="Times New Roman" style:font-name-asian="SimSun" style:font-name-complex="Mangal" fo:language="pl" fo:country="PL" fo:hyphenate="false"/>
    </style:style>
    <style:style style:name="HTML-wstępniesformatowany" style:display-name="HTML - wstępnie sformatowany" style:family="paragraph" style:parent-style-name="Normalny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pl" fo:country="PL" style:language-asian="pl" style:country-asian="PL" style:language-complex="ar" style:country-complex="SA" fo:hyphenate="true"/>
    </style:style>
    <style:style style:name="HTML-wstępniesformatowanyZnak" style:display-name="HTML - wstępnie sformatowany Znak" style:family="text" style:parent-style-name="Domyślnaczcionkaakapitu">
      <style:text-properties style:font-name="Courier New" style:font-name-asian="Times New Roman" style:font-name-complex="Courier New" style:letter-kerning="false" fo:font-size="10pt" style:font-size-asian="10pt" style:font-size-complex="10pt" fo:language="pl" fo:country="PL" style:language-asian="pl" style:country-asian="PL" style:language-complex="ar" style:country-complex="SA"/>
    </style:style>
    <style:style style:name="cp" style:display-name="cp" style:family="text" style:parent-style-name="Domyślnaczcionkaakapitu"/>
    <style:style style:name="kt" style:display-name="kt" style:family="text" style:parent-style-name="Domyślnaczcionkaakapitu"/>
    <style:style style:name="n" style:display-name="n" style:family="text" style:parent-style-name="Domyślnaczcionkaakapitu"/>
    <style:style style:name="p" style:display-name="p" style:family="text" style:parent-style-name="Domyślnaczcionkaakapitu"/>
    <style:style style:name="s" style:display-name="s" style:family="text" style:parent-style-name="Domyślnaczcionkaakapitu"/>
    <style:style style:name="se" style:display-name="se" style:family="text" style:parent-style-name="Domyślnaczcionkaakapitu"/>
    <style:style style:name="k" style:display-name="k" style:family="text" style:parent-style-name="Domyślnaczcionkaakapitu"/>
    <style:style style:name="mi" style:display-name="mi" style:family="text" style:parent-style-name="Domyślnaczcionkaakapitu"/>
    <style:style style:name="o" style:display-name="o" style:family="text" style:parent-style-name="Domyślnaczcionkaakapitu"/>
    <style:style style:name="apple-converted-space" style:display-name="apple-converted-space" style:family="text" style:parent-style-name="Domyślnaczcionkaakapitu"/>
    <style:style style:name="Pogrubienie" style:display-name="Pogrubienie" style:family="text" style:parent-style-name="Domyślnaczcionkaakapitu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fo:font-size="10pt" style:font-size-asian="10pt"/>
    </style:style>
    <style:style style:name="WW_CharLFO1LVL2" style:family="text">
      <style:text-properties style:font-name="Wingdings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">
        <style:list-level-properties text:space-before="0.75in" text:min-label-width="0.25in"/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amil Piec</meta:initial-creator>
    <dc:creator>Kamil</dc:creator>
    <meta:creation-date>2015-10-12T15:23:00Z</meta:creation-date>
    <dc:date>2015-10-13T18:13:00Z</dc:date>
    <meta:template xlink:href="Normal.dotm" xlink:type="simple"/>
    <meta:editing-cycles>1</meta:editing-cycles>
    <meta:editing-duration>PT6540S</meta:editing-duration>
    <meta:document-statistic meta:page-count="7" meta:paragraph-count="26" meta:word-count="1886" meta:character-count="13177" meta:row-count="94" meta:non-whitespace-character-count="11317"/>
  </office:meta>
</office:document-meta>
</file>